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E60000012AD25BCCB12CA8B5C2.png" manifest:media-type="image/png"/>
  <manifest:file-entry manifest:full-path="Pictures/100000010000052700000082035FDFE2D912A64E.png" manifest:media-type="image/png"/>
  <manifest:file-entry manifest:full-path="Pictures/10000001000003050000032AE58D8503D286146D.png" manifest:media-type="image/png"/>
  <manifest:file-entry manifest:full-path="Pictures/100000010000029500000196A919B2D406257284.png" manifest:media-type="image/png"/>
  <manifest:file-entry manifest:full-path="Pictures/10000001000005BD000000B05081C6F6FAFB9C67.png" manifest:media-type="image/png"/>
  <manifest:file-entry manifest:full-path="Pictures/10000001000002C700000282598162596918581A.png" manifest:media-type="image/png"/>
  <manifest:file-entry manifest:full-path="Pictures/100000010000047F0000012D89199A92E8B092F0.png" manifest:media-type="image/png"/>
  <manifest:file-entry manifest:full-path="Pictures/10000001000004FA000001B7A1511CABC0E611E0.png" manifest:media-type="image/png"/>
  <manifest:file-entry manifest:full-path="Pictures/100000010000044B0000017FE67AB3D19DFEC1A1.png" manifest:media-type="image/png"/>
  <manifest:file-entry manifest:full-path="Pictures/10000001000002C50000005B5386CAB80368AFD5.png" manifest:media-type="image/png"/>
  <manifest:file-entry manifest:full-path="Pictures/100000010000033D00000079FC92F3F9E3C80066.png" manifest:media-type="image/png"/>
  <manifest:file-entry manifest:full-path="Pictures/1000000100000558000002927ACC4724E758C608.png" manifest:media-type="image/png"/>
  <manifest:file-entry manifest:full-path="Pictures/100000010000056F000003554CB635A2439F748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1" svg:font-family="Calibri" style:font-adornments="Normale" style:font-family-generic="swiss" style:font-pitch="variable"/>
    <style:font-face style:name="Courier New" svg:font-family="'Courier New'" style:font-family-generic="modern" style:font-pitch="fixed"/>
    <style:font-face style:name="JetBrains Mono" svg:font-family="'JetBrains Mono'" style:font-adornments="Normal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88pt" officeooo:rsid="0017d35d" officeooo:paragraph-rsid="0017d35d" style:font-size-asian="77pt" style:font-size-complex="88pt"/>
    </style:style>
    <style:style style:name="P2" style:family="paragraph" style:parent-style-name="Text_20_body">
      <style:text-properties style:font-name="Calibri" fo:font-size="11pt" officeooo:rsid="0017d35d" officeooo:paragraph-rsid="0017d35d" style:font-size-asian="9.60000038146973pt" style:font-size-complex="11pt"/>
    </style:style>
    <style:style style:name="P3" style:family="paragraph" style:parent-style-name="Text_20_body">
      <style:text-properties style:font-name="Calibri" fo:font-size="11pt" officeooo:rsid="001abfaa" officeooo:paragraph-rsid="001abfaa" style:font-size-asian="9.60000038146973pt" style:font-size-complex="11pt"/>
    </style:style>
    <style:style style:name="P4" style:family="paragraph" style:parent-style-name="Text_20_body">
      <style:text-properties style:font-name="Calibri" fo:font-size="11pt" officeooo:rsid="006b3ada" officeooo:paragraph-rsid="006b3ada" style:font-size-asian="9.60000038146973pt" style:font-size-complex="11pt"/>
    </style:style>
    <style:style style:name="P5" style:family="paragraph" style:parent-style-name="Text_20_body">
      <style:text-properties style:font-name="Calibri" fo:font-size="11pt" officeooo:rsid="007200db" officeooo:paragraph-rsid="007200db" style:font-size-asian="9.60000038146973pt" style:font-size-complex="11pt"/>
    </style:style>
    <style:style style:name="P6" style:family="paragraph" style:parent-style-name="Text_20_body">
      <style:text-properties style:font-name="Calibri" fo:font-size="11pt" officeooo:rsid="00745ef3" officeooo:paragraph-rsid="00745ef3" style:font-size-asian="9.60000038146973pt" style:font-size-complex="11pt"/>
    </style:style>
    <style:style style:name="P7" style:family="paragraph" style:parent-style-name="Standard">
      <loext:graphic-properties draw:fill="solid" draw:fill-color="#ffffff"/>
      <style:paragraph-properties fo:background-color="#ffffff" fo:padding="0cm" fo:border="none" style:shadow="none"/>
      <style:text-properties style:font-name="Calibri" fo:font-size="11pt" officeooo:rsid="00739e05" officeooo:paragraph-rsid="00739e05" fo:background-color="#ffff00" style:font-size-asian="9.60000038146973pt" style:font-size-complex="11pt"/>
    </style:style>
    <style:style style:name="P8" style:family="paragraph" style:parent-style-name="Text_20_body">
      <style:text-properties style:font-name="Calibri" fo:font-size="11pt" style:font-size-asian="11pt" style:font-size-complex="11pt"/>
    </style:style>
    <style:style style:name="P9" style:family="paragraph" style:parent-style-name="Standard">
      <style:paragraph-properties fo:text-align="center" style:justify-single-word="false"/>
    </style:style>
    <style:style style:name="P10" style:family="paragraph" style:parent-style-name="Standard">
      <style:paragraph-properties fo:text-align="start" style:justify-single-word="false"/>
      <style:text-properties fo:color="#000000" loext:opacity="100%" style:font-name="Calibri" fo:font-size="11pt" officeooo:paragraph-rsid="001dd837" style:font-size-asian="11pt" style:font-size-complex="11pt"/>
    </style:style>
    <style:style style:name="P11" style:family="paragraph" style:parent-style-name="Standard">
      <style:paragraph-properties fo:text-align="start" style:justify-single-word="false"/>
      <style:text-properties fo:color="#000000" loext:opacity="100%" style:font-name="Calibri" fo:font-size="11pt" style:font-size-asian="11pt" style:font-size-complex="11pt"/>
    </style:style>
    <style:style style:name="P12" style:family="paragraph" style:parent-style-name="Text_20_body">
      <style:text-properties fo:color="#000000" loext:opacity="100%" style:font-name="Calibri" fo:font-size="11pt" style:font-size-asian="11pt" style:font-size-complex="11pt"/>
    </style:style>
    <style:style style:name="P13" style:family="paragraph" style:parent-style-name="Text_20_body">
      <style:text-properties fo:color="#000000" loext:opacity="100%" style:font-name="Calibri" fo:font-size="11pt" officeooo:rsid="002f7d2f" style:font-size-asian="11pt" style:font-size-complex="11pt"/>
    </style:style>
    <style:style style:name="P14" style:family="paragraph" style:parent-style-name="Standard">
      <style:text-properties fo:color="#000000" loext:opacity="100%" style:font-name="Calibri" fo:font-size="11pt" fo:font-style="normal" fo:font-weight="normal" officeooo:rsid="00739e05" officeooo:paragraph-rsid="00739e05" style:font-size-asian="11pt" style:font-style-asian="normal" style:font-weight-asian="normal" style:font-size-complex="11pt"/>
    </style:style>
    <style:style style:name="P15" style:family="paragraph" style:parent-style-name="Text_20_body">
      <style:text-properties fo:color="#000000" loext:opacity="100%" style:font-name="Calibri" fo:font-size="11pt" fo:font-style="normal" fo:font-weight="normal" officeooo:rsid="006afd0a" officeooo:paragraph-rsid="006afd0a" style:font-size-asian="11pt" style:font-style-asian="normal" style:font-weight-asian="normal" style:font-size-complex="11pt"/>
    </style:style>
    <style:style style:name="P16" style:family="paragraph" style:parent-style-name="Text_20_body">
      <style:text-properties fo:color="#000000" loext:opacity="100%" style:font-name="Calibri" fo:font-size="11pt" fo:font-style="normal" fo:font-weight="normal" officeooo:rsid="00739e05" officeooo:paragraph-rsid="00739e05" fo:background-color="#ffff00" style:font-size-asian="11pt" style:font-style-asian="normal" style:font-weight-asian="normal" style:font-size-complex="11pt"/>
    </style:style>
    <style:style style:name="P17" style:family="paragraph" style:parent-style-name="Text_20_body">
      <style:text-properties fo:color="#000000" loext:opacity="100%" style:font-name="Calibri" officeooo:rsid="002f7d2f" officeooo:paragraph-rsid="002f7d2f"/>
    </style:style>
    <style:style style:name="P18" style:family="paragraph" style:parent-style-name="Text_20_body">
      <style:text-properties fo:color="#000000" loext:opacity="100%"/>
    </style:style>
    <style:style style:name="P19" style:family="paragraph" style:parent-style-name="Text_20_body">
      <style:text-properties officeooo:rsid="001abfaa" officeooo:paragraph-rsid="001abfaa"/>
    </style:style>
    <style:style style:name="P20" style:family="paragraph" style:parent-style-name="Text_20_body">
      <style:text-properties officeooo:rsid="001ca011" officeooo:paragraph-rsid="001ca011"/>
    </style:style>
    <style:style style:name="P21" style:family="paragraph" style:parent-style-name="Text_20_body">
      <style:text-properties officeooo:rsid="001f65f6" officeooo:paragraph-rsid="001f65f6"/>
    </style:style>
    <style:style style:name="P22" style:family="paragraph" style:parent-style-name="Text_20_body">
      <style:text-properties officeooo:rsid="002026a1" officeooo:paragraph-rsid="002026a1"/>
    </style:style>
    <style:style style:name="P23" style:family="paragraph" style:parent-style-name="Text_20_body">
      <style:text-properties officeooo:rsid="00229886" officeooo:paragraph-rsid="00233fd9"/>
    </style:style>
    <style:style style:name="P24" style:family="paragraph" style:parent-style-name="Text_20_body">
      <style:text-properties officeooo:rsid="00271703" officeooo:paragraph-rsid="00271703"/>
    </style:style>
    <style:style style:name="P25" style:family="paragraph" style:parent-style-name="Text_20_body">
      <style:text-properties officeooo:rsid="002927b8" officeooo:paragraph-rsid="002927b8"/>
    </style:style>
    <style:style style:name="P26" style:family="paragraph" style:parent-style-name="Text_20_body">
      <style:text-properties style:font-name="Calibri1" fo:font-size="11pt" officeooo:rsid="002026a1" officeooo:paragraph-rsid="002026a1"/>
    </style:style>
    <style:style style:name="P27" style:family="paragraph" style:parent-style-name="Text_20_body">
      <style:text-properties style:font-name="Calibri1" fo:font-size="11pt" officeooo:rsid="002827f7"/>
    </style:style>
    <style:style style:name="P28" style:family="paragraph" style:parent-style-name="Text_20_body">
      <style:text-properties style:font-name="Calibri1" fo:font-size="11pt" officeooo:rsid="003d6b73" officeooo:paragraph-rsid="003d6b73"/>
    </style:style>
    <style:style style:name="P29" style:family="paragraph" style:parent-style-name="Text_20_body">
      <style:text-properties style:font-name="Calibri1" fo:font-size="11pt" officeooo:rsid="00a0cac7" officeooo:paragraph-rsid="00a0cac7"/>
    </style:style>
    <style:style style:name="P30" style:family="paragraph" style:parent-style-name="Text_20_body">
      <style:text-properties officeooo:paragraph-rsid="002827f7"/>
    </style:style>
    <style:style style:name="P31" style:family="paragraph" style:parent-style-name="Text_20_body">
      <style:text-properties officeooo:rsid="002bd0bd" officeooo:paragraph-rsid="002bd0bd"/>
    </style:style>
    <style:style style:name="P32" style:family="paragraph" style:parent-style-name="Text_20_body">
      <style:text-properties officeooo:rsid="002d6b03" officeooo:paragraph-rsid="002d6b03"/>
    </style:style>
    <style:style style:name="P33" style:family="paragraph" style:parent-style-name="Text_20_body">
      <style:text-properties officeooo:paragraph-rsid="002d6b03"/>
    </style:style>
    <style:style style:name="P34" style:family="paragraph" style:parent-style-name="Text_20_body">
      <style:text-properties officeooo:rsid="003493b5" officeooo:paragraph-rsid="003493b5"/>
    </style:style>
    <style:style style:name="P35" style:family="paragraph" style:parent-style-name="Standard">
      <style:text-properties officeooo:rsid="0037e2d9" officeooo:paragraph-rsid="0037e2d9"/>
    </style:style>
    <style:style style:name="P36" style:family="paragraph" style:parent-style-name="Text_20_body">
      <style:text-properties officeooo:rsid="0037e2d9" officeooo:paragraph-rsid="0037e2d9"/>
    </style:style>
    <style:style style:name="P37" style:family="paragraph" style:parent-style-name="Standard">
      <style:text-properties officeooo:rsid="0039bcf6" officeooo:paragraph-rsid="0039bcf6"/>
    </style:style>
    <style:style style:name="P38" style:family="paragraph" style:parent-style-name="Text_20_body">
      <style:text-properties officeooo:rsid="0039bcf6" officeooo:paragraph-rsid="0039bcf6"/>
    </style:style>
    <style:style style:name="P39" style:family="paragraph" style:parent-style-name="Text_20_body">
      <style:text-properties officeooo:rsid="003d37d7" officeooo:paragraph-rsid="003d37d7"/>
    </style:style>
    <style:style style:name="P40" style:family="paragraph" style:parent-style-name="Standard">
      <style:text-properties officeooo:rsid="003af6a7" officeooo:paragraph-rsid="003af6a7"/>
    </style:style>
    <style:style style:name="P41" style:family="paragraph" style:parent-style-name="Standard">
      <style:text-properties officeooo:paragraph-rsid="003ed715"/>
    </style:style>
    <style:style style:name="P42" style:family="paragraph" style:parent-style-name="Text_20_body">
      <style:text-properties officeooo:paragraph-rsid="0039bcf6"/>
    </style:style>
    <style:style style:name="P43" style:family="paragraph" style:parent-style-name="Text_20_body">
      <style:text-properties officeooo:rsid="003ba78f" officeooo:paragraph-rsid="003ba78f"/>
    </style:style>
    <style:style style:name="P44" style:family="paragraph" style:parent-style-name="Text_20_body">
      <style:text-properties fo:font-weight="bold" officeooo:rsid="003ba78f" officeooo:paragraph-rsid="003ba78f" style:font-weight-asian="bold" style:font-weight-complex="bold"/>
    </style:style>
    <style:style style:name="P45" style:family="paragraph" style:parent-style-name="Text_20_body">
      <style:text-properties fo:font-weight="normal" officeooo:rsid="003ba78f" officeooo:paragraph-rsid="003ba78f" style:font-weight-asian="normal" style:font-weight-complex="normal"/>
    </style:style>
    <style:style style:name="P46" style:family="paragraph" style:parent-style-name="Text_20_body">
      <style:text-properties officeooo:paragraph-rsid="003e02ea"/>
    </style:style>
    <style:style style:name="P47" style:family="paragraph" style:parent-style-name="Text_20_body">
      <style:text-properties officeooo:rsid="003e46ef" officeooo:paragraph-rsid="003e46ef"/>
    </style:style>
    <style:style style:name="P48" style:family="paragraph" style:parent-style-name="Text_20_body">
      <style:text-properties officeooo:rsid="003ed715" officeooo:paragraph-rsid="003ed715"/>
    </style:style>
    <style:style style:name="P49" style:family="paragraph" style:parent-style-name="Standard">
      <style:text-properties officeooo:rsid="003ed715" officeooo:paragraph-rsid="003ed715"/>
    </style:style>
    <style:style style:name="P50" style:family="paragraph" style:parent-style-name="Text_20_body">
      <style:text-properties officeooo:rsid="00493f78" officeooo:paragraph-rsid="00493f78"/>
    </style:style>
    <style:style style:name="P51" style:family="paragraph" style:parent-style-name="Text_20_body">
      <style:text-properties officeooo:rsid="00536e89" officeooo:paragraph-rsid="00536e89"/>
    </style:style>
    <style:style style:name="P52" style:family="paragraph" style:parent-style-name="Standard">
      <style:text-properties officeooo:rsid="004d027e" officeooo:paragraph-rsid="004d027e"/>
    </style:style>
    <style:style style:name="P53" style:family="paragraph" style:parent-style-name="Text_20_body">
      <style:text-properties officeooo:rsid="004d027e" officeooo:paragraph-rsid="004d027e"/>
    </style:style>
    <style:style style:name="P54" style:family="paragraph" style:parent-style-name="Standard">
      <loext:graphic-properties draw:fill="solid" draw:fill-color="#ffffff"/>
      <style:paragraph-properties fo:background-color="#ffffff" fo:padding="0cm" fo:border="none" style:shadow="none"/>
      <style:text-properties style:font-name="Courier New" fo:font-size="10pt" officeooo:rsid="004d027e" officeooo:paragraph-rsid="004d027e" style:font-size-asian="10pt" style:font-size-complex="10pt"/>
    </style:style>
    <style:style style:name="P55" style:family="paragraph" style:parent-style-name="Standard">
      <loext:graphic-properties draw:fill="solid" draw:fill-color="#ffffff"/>
      <style:paragraph-properties fo:background-color="#ffffff" fo:padding="0cm" fo:border="none" style:shadow="none"/>
      <style:text-properties style:font-name="Courier New" fo:font-size="10pt" officeooo:rsid="004f7997" officeooo:paragraph-rsid="004f7997" style:font-size-asian="10pt" style:font-size-complex="10pt"/>
    </style:style>
    <style:style style:name="P56" style:family="paragraph" style:parent-style-name="Standard">
      <loext:graphic-properties draw:fill="solid" draw:fill-color="#ffffff"/>
      <style:paragraph-properties fo:background-color="#ffffff" fo:padding="0cm" fo:border="none" style:shadow="none"/>
      <style:text-properties style:font-name="Courier New" fo:font-size="10pt" officeooo:rsid="0055c9fe" officeooo:paragraph-rsid="0055c9fe" style:font-size-asian="10pt" style:font-size-complex="10pt"/>
    </style:style>
    <style:style style:name="P57" style:family="paragraph" style:parent-style-name="Standard">
      <style:text-properties style:font-name="Courier New" fo:font-size="10pt" officeooo:rsid="0055c9fe" officeooo:paragraph-rsid="0055c9fe" style:font-size-asian="10pt" style:font-size-complex="10pt"/>
    </style:style>
    <style:style style:name="P58" style:family="paragraph" style:parent-style-name="Standard">
      <loext:graphic-properties draw:fill="solid" draw:fill-color="#ffffff"/>
      <style:paragraph-properties fo:background-color="#ffffff" fo:padding="0cm" fo:border="none" style:shadow="none"/>
      <style:text-properties style:font-name="Courier New" fo:font-size="10pt" officeooo:rsid="0060c196" officeooo:paragraph-rsid="0060c196" style:font-size-asian="10pt" style:font-size-complex="10pt"/>
    </style:style>
    <style:style style:name="P59" style:family="paragraph" style:parent-style-name="Standard">
      <style:text-properties style:font-name="Courier New" fo:font-size="10pt" officeooo:rsid="0060c196" officeooo:paragraph-rsid="0060c196" style:font-size-asian="10pt" style:font-size-complex="10pt"/>
    </style:style>
    <style:style style:name="P60" style:family="paragraph" style:parent-style-name="Standard">
      <loext:graphic-properties draw:fill="solid" draw:fill-color="#ffffff"/>
      <style:paragraph-properties fo:background-color="#ffffff" fo:padding="0cm" fo:border="none" style:shadow="none"/>
      <style:text-properties style:font-name="Courier New" fo:font-size="10pt" officeooo:rsid="0060c196" officeooo:paragraph-rsid="0063d694" style:font-size-asian="10pt" style:font-size-complex="10pt"/>
    </style:style>
    <style:style style:name="P61" style:family="paragraph" style:parent-style-name="Standard">
      <loext:graphic-properties draw:fill="solid" draw:fill-color="#ffffff"/>
      <style:paragraph-properties fo:background-color="#ffffff" fo:padding="0cm" fo:border="none" style:shadow="none"/>
      <style:text-properties style:font-name="Courier New" fo:font-size="10pt" officeooo:rsid="00739e05" officeooo:paragraph-rsid="00739e05" style:font-size-asian="10pt" style:font-size-complex="10pt"/>
    </style:style>
    <style:style style:name="P62" style:family="paragraph" style:parent-style-name="Standard">
      <loext:graphic-properties draw:fill="solid" draw:fill-color="#ffffff"/>
      <style:paragraph-properties fo:background-color="#ffffff" fo:padding="0cm" fo:border="none" style:shadow="none"/>
      <style:text-properties style:font-name="Courier New" fo:font-size="10pt" officeooo:rsid="00b35e5a" officeooo:paragraph-rsid="00b35e5a" style:font-size-asian="10pt" style:font-size-complex="10pt"/>
    </style:style>
    <style:style style:name="P63" style:family="paragraph" style:parent-style-name="Standard">
      <style:text-properties style:font-name="Courier New" fo:font-size="10pt" officeooo:rsid="00b35e5a" officeooo:paragraph-rsid="00b35e5a" style:font-size-asian="10pt" style:font-size-complex="10pt"/>
    </style:style>
    <style:style style:name="P64" style:family="paragraph" style:parent-style-name="Standard">
      <loext:graphic-properties draw:fill="solid" draw:fill-color="#ffffff"/>
      <style:paragraph-properties fo:background-color="#ffffff" fo:padding="0cm" fo:border="none" style:shadow="none"/>
      <style:text-properties style:font-name="Courier New" fo:font-size="10pt" officeooo:rsid="00739e05" officeooo:paragraph-rsid="00739e05" fo:background-color="transparent" style:font-size-asian="10pt" style:font-size-complex="10pt"/>
    </style:style>
    <style:style style:name="P65" style:family="paragraph" style:parent-style-name="Standard">
      <style:text-properties officeooo:rsid="004f7997" officeooo:paragraph-rsid="004f7997"/>
    </style:style>
    <style:style style:name="P66" style:family="paragraph" style:parent-style-name="Text_20_body">
      <style:text-properties officeooo:rsid="004f7997" officeooo:paragraph-rsid="004f7997"/>
    </style:style>
    <style:style style:name="P67" style:family="paragraph" style:parent-style-name="Standard">
      <style:text-properties fo:font-size="7pt" style:font-size-asian="7pt" style:font-size-complex="7pt"/>
    </style:style>
    <style:style style:name="P68" style:family="paragraph" style:parent-style-name="Standard">
      <style:text-properties fo:font-size="8pt" style:font-size-asian="8pt" style:font-size-complex="8pt"/>
    </style:style>
    <style:style style:name="P69" style:family="paragraph" style:parent-style-name="Text_20_body">
      <style:text-properties officeooo:rsid="004a5227" officeooo:paragraph-rsid="004a5227"/>
    </style:style>
    <style:style style:name="P70" style:family="paragraph" style:parent-style-name="Text_20_body">
      <style:text-properties officeooo:rsid="0042cc1d" officeooo:paragraph-rsid="0042cc1d"/>
    </style:style>
    <style:style style:name="P71" style:family="paragraph" style:parent-style-name="Text_20_body">
      <style:text-properties officeooo:rsid="004f3b07" officeooo:paragraph-rsid="004f3b07"/>
    </style:style>
    <style:style style:name="P72" style:family="paragraph" style:parent-style-name="Text_20_body">
      <style:text-properties officeooo:rsid="0053d55f" officeooo:paragraph-rsid="0053d55f"/>
    </style:style>
    <style:style style:name="P73" style:family="paragraph" style:parent-style-name="Text_20_body">
      <style:text-properties officeooo:rsid="0055c9fe" officeooo:paragraph-rsid="0055c9fe"/>
    </style:style>
    <style:style style:name="P74" style:family="paragraph" style:parent-style-name="Text_20_body">
      <style:text-properties officeooo:rsid="0057912c" officeooo:paragraph-rsid="0057912c"/>
    </style:style>
    <style:style style:name="P75" style:family="paragraph" style:parent-style-name="Text_20_body">
      <style:text-properties officeooo:paragraph-rsid="0057912c"/>
    </style:style>
    <style:style style:name="P76" style:family="paragraph" style:parent-style-name="Text_20_body">
      <style:text-properties fo:text-shadow="1pt 1pt"/>
    </style:style>
    <style:style style:name="P77" style:family="paragraph" style:parent-style-name="Text_20_body">
      <style:text-properties fo:text-shadow="1pt 1pt" officeooo:rsid="005bc0e8" officeooo:paragraph-rsid="005bc0e8"/>
    </style:style>
    <style:style style:name="P78" style:family="paragraph" style:parent-style-name="Standard">
      <loext:graphic-properties draw:fill="solid" draw:fill-color="#ffffff"/>
      <style:paragraph-properties fo:background-color="#ffffff" fo:padding="0cm" fo:border="none" style:shadow="none"/>
      <style:text-properties officeooo:rsid="005e781c" officeooo:paragraph-rsid="005e781c"/>
    </style:style>
    <style:style style:name="P79" style:family="paragraph" style:parent-style-name="Text_20_body">
      <style:text-properties officeooo:rsid="005e781c" officeooo:paragraph-rsid="005e781c"/>
    </style:style>
    <style:style style:name="P80" style:family="paragraph" style:parent-style-name="Text_20_body">
      <style:text-properties officeooo:rsid="005fd647" officeooo:paragraph-rsid="005fd647"/>
    </style:style>
    <style:style style:name="P81" style:family="paragraph" style:parent-style-name="Standard">
      <style:text-properties officeooo:rsid="0060c196" officeooo:paragraph-rsid="00634c2a"/>
    </style:style>
    <style:style style:name="P82" style:family="paragraph" style:parent-style-name="Text_20_body">
      <style:text-properties officeooo:rsid="0060c196" officeooo:paragraph-rsid="00634c2a"/>
    </style:style>
    <style:style style:name="P83" style:family="paragraph" style:parent-style-name="Text_20_body">
      <style:text-properties officeooo:rsid="0060c196" officeooo:paragraph-rsid="0060c196"/>
    </style:style>
    <style:style style:name="P84" style:family="paragraph" style:parent-style-name="Text_20_body">
      <style:text-properties officeooo:rsid="005d8787" officeooo:paragraph-rsid="005d8787"/>
    </style:style>
    <style:style style:name="P85" style:family="paragraph" style:parent-style-name="Text_20_body">
      <style:text-properties officeooo:rsid="00634c2a" officeooo:paragraph-rsid="00634c2a"/>
    </style:style>
    <style:style style:name="P86" style:family="paragraph" style:parent-style-name="Text_20_body">
      <style:text-properties officeooo:rsid="0064015e" officeooo:paragraph-rsid="0064015e"/>
    </style:style>
    <style:style style:name="P87" style:family="paragraph" style:parent-style-name="Text_20_body">
      <style:text-properties officeooo:rsid="006566c1" officeooo:paragraph-rsid="006566c1"/>
    </style:style>
    <style:style style:name="P88" style:family="paragraph" style:parent-style-name="Text_20_body">
      <style:text-properties fo:font-size="11pt" officeooo:paragraph-rsid="0066f3fb" style:font-size-asian="11pt" style:font-size-complex="11pt"/>
    </style:style>
    <style:style style:name="P89" style:family="paragraph" style:parent-style-name="Text_20_body">
      <style:text-properties officeooo:rsid="00671bea" officeooo:paragraph-rsid="00671bea"/>
    </style:style>
    <style:style style:name="P90" style:family="paragraph" style:parent-style-name="Text_20_body">
      <style:text-properties officeooo:rsid="006902eb" officeooo:paragraph-rsid="006902eb"/>
    </style:style>
    <style:style style:name="P91" style:family="paragraph" style:parent-style-name="Text_20_body">
      <style:text-properties officeooo:rsid="0075ebcc" officeooo:paragraph-rsid="0075ebcc"/>
    </style:style>
    <style:style style:name="P92"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60c196" officeooo:paragraph-rsid="0063d694" style:font-size-asian="10pt" style:font-style-asian="normal" style:font-weight-asian="normal" style:font-size-complex="10pt"/>
    </style:style>
    <style:style style:name="P93"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671bea" officeooo:paragraph-rsid="00671bea" style:font-size-asian="10pt" style:font-style-asian="normal" style:font-weight-asian="normal" style:font-size-complex="10pt"/>
    </style:style>
    <style:style style:name="P94"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739e05" officeooo:paragraph-rsid="00739e05" style:font-size-asian="10pt" style:font-style-asian="normal" style:font-weight-asian="normal" style:font-size-complex="10pt"/>
    </style:style>
    <style:style style:name="P95"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81d844" officeooo:paragraph-rsid="0081d844" style:font-size-asian="10pt" style:font-style-asian="normal" style:font-weight-asian="normal" style:font-size-complex="10pt"/>
    </style:style>
    <style:style style:name="P96"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8953ec" officeooo:paragraph-rsid="008953ec" fo:background-color="transparent" style:font-size-asian="10pt" style:font-style-asian="normal" style:font-weight-asian="normal" style:font-size-complex="10pt"/>
    </style:style>
    <style:style style:name="P97" style:family="paragraph" style:parent-style-name="Text_20_body">
      <style:text-properties fo:color="#080808" loext:opacity="100%" style:font-name="Calibri" fo:font-size="11pt" fo:font-style="normal" fo:font-weight="normal" officeooo:rsid="006566c1" officeooo:paragraph-rsid="0066f3fb" style:font-size-asian="11pt" style:font-style-asian="normal" style:font-weight-asian="normal" style:font-size-complex="11pt"/>
    </style:style>
    <style:style style:name="P98" style:family="paragraph" style:parent-style-name="Text_20_body">
      <style:text-properties fo:color="#080808" loext:opacity="100%" style:font-name="Calibri" fo:font-size="11pt" fo:font-style="normal" fo:font-weight="normal" officeooo:rsid="00739e05" officeooo:paragraph-rsid="00739e05" style:font-size-asian="9.60000038146973pt" style:font-style-asian="normal" style:font-weight-asian="normal" style:font-size-complex="11pt"/>
    </style:style>
    <style:style style:name="P99" style:family="paragraph" style:parent-style-name="Standard">
      <loext:graphic-properties draw:fill="solid" draw:fill-color="#ffffff"/>
      <style:paragraph-properties fo:background-color="#ffffff" fo:padding="0cm" fo:border="none" style:shadow="none"/>
      <style:text-properties fo:color="#080808" loext:opacity="100%" style:font-name="Calibri" fo:font-size="11pt" fo:font-style="normal" fo:font-weight="normal" officeooo:rsid="0081d844" officeooo:paragraph-rsid="0081d844" style:font-size-asian="9.60000038146973pt" style:font-style-asian="normal" style:font-weight-asian="normal" style:font-size-complex="11pt"/>
    </style:style>
    <style:style style:name="P100" style:family="paragraph" style:parent-style-name="Standard">
      <loext:graphic-properties draw:fill="solid" draw:fill-color="#ffffff"/>
      <style:paragraph-properties fo:background-color="#ffffff" fo:padding="0cm" fo:border="none" style:shadow="none"/>
      <style:text-properties fo:color="#080808" loext:opacity="100%" style:font-name="Calibri" fo:font-size="11pt" fo:font-style="normal" fo:font-weight="normal" officeooo:rsid="008953ec" officeooo:paragraph-rsid="008953ec" fo:background-color="#ffff00" style:font-size-asian="9.60000038146973pt" style:font-style-asian="normal" style:font-weight-asian="normal" style:font-size-complex="11pt"/>
    </style:style>
    <style:style style:name="P101" style:family="paragraph" style:parent-style-name="Standard">
      <loext:graphic-properties draw:fill="solid" draw:fill-color="#ffffff"/>
      <style:paragraph-properties fo:background-color="#ffffff" fo:padding="0cm" fo:border="none" style:shadow="none"/>
      <style:text-properties fo:color="#080808" loext:opacity="100%" style:font-name="Calibri" fo:font-size="11pt" fo:font-style="normal" fo:font-weight="normal" officeooo:rsid="008953ec" officeooo:paragraph-rsid="008953ec" fo:background-color="#ffff00" style:font-size-asian="11pt" style:font-style-asian="normal" style:font-weight-asian="normal" style:font-size-complex="11pt"/>
    </style:style>
    <style:style style:name="P102" style:family="paragraph" style:parent-style-name="Standard">
      <loext:graphic-properties draw:fill="solid" draw:fill-color="#ffffff"/>
      <style:paragraph-properties fo:background-color="#ffffff" fo:padding="0cm" fo:border="none" style:shadow="none"/>
      <style:text-properties fo:color="#080808" loext:opacity="100%" style:font-name="Calibri" fo:font-size="11pt" fo:font-style="normal" fo:font-weight="normal" officeooo:rsid="008953ec" officeooo:paragraph-rsid="008953ec" fo:background-color="transparent" style:font-size-asian="11pt" style:font-style-asian="normal" style:font-weight-asian="normal" style:font-size-complex="11pt"/>
    </style:style>
    <style:style style:name="P103" style:family="paragraph" style:parent-style-name="Text_20_body">
      <style:text-properties officeooo:rsid="007aa73a" officeooo:paragraph-rsid="007aa73a"/>
    </style:style>
    <style:style style:name="P104" style:family="paragraph" style:parent-style-name="Text_20_body">
      <style:text-properties officeooo:rsid="0084496f" officeooo:paragraph-rsid="0084ea43"/>
    </style:style>
    <style:style style:name="P105" style:family="paragraph" style:parent-style-name="Text_20_body">
      <style:text-properties officeooo:rsid="00863f11" officeooo:paragraph-rsid="0086f7e6"/>
    </style:style>
    <style:style style:name="P106" style:family="paragraph" style:parent-style-name="Text_20_body">
      <style:text-properties officeooo:rsid="008854bc" officeooo:paragraph-rsid="008854bc"/>
    </style:style>
    <style:style style:name="P107" style:family="paragraph" style:parent-style-name="Contents_20_1">
      <style:paragraph-properties>
        <style:tab-stops>
          <style:tab-stop style:position="17cm" style:type="right" style:leader-style="dotted" style:leader-text="."/>
        </style:tab-stops>
      </style:paragraph-properties>
    </style:style>
    <style:style style:name="P108" style:family="paragraph" style:parent-style-name="Contents_20_2">
      <style:paragraph-properties>
        <style:tab-stops>
          <style:tab-stop style:position="17cm" style:type="right" style:leader-style="dotted" style:leader-text="."/>
        </style:tab-stops>
      </style:paragraph-properties>
    </style:style>
    <style:style style:name="P109" style:family="paragraph" style:parent-style-name="Contents_20_3">
      <style:paragraph-properties>
        <style:tab-stops>
          <style:tab-stop style:position="17cm" style:type="right" style:leader-style="dotted" style:leader-text="."/>
        </style:tab-stops>
      </style:paragraph-properties>
    </style:style>
    <style:style style:name="P110" style:family="paragraph" style:parent-style-name="Text_20_body">
      <style:text-properties officeooo:rsid="0096d5c6" officeooo:paragraph-rsid="0096d5c6"/>
    </style:style>
    <style:style style:name="P111" style:family="paragraph" style:parent-style-name="Text_20_body">
      <style:text-properties officeooo:rsid="009a138d" officeooo:paragraph-rsid="009a138d"/>
    </style:style>
    <style:style style:name="P112" style:family="paragraph" style:parent-style-name="Text_20_body">
      <style:text-properties officeooo:rsid="0096e9e3" officeooo:paragraph-rsid="0096e9e3"/>
    </style:style>
    <style:style style:name="P113" style:family="paragraph" style:parent-style-name="Text_20_body">
      <style:text-properties officeooo:rsid="0099d6eb" officeooo:paragraph-rsid="0099d6eb"/>
    </style:style>
    <style:style style:name="P114" style:family="paragraph" style:parent-style-name="Text_20_body">
      <style:text-properties officeooo:rsid="0099fcfa" officeooo:paragraph-rsid="0099fcfa"/>
    </style:style>
    <style:style style:name="P115" style:family="paragraph" style:parent-style-name="Text_20_body">
      <style:text-properties officeooo:rsid="009acd4d" officeooo:paragraph-rsid="009acd4d"/>
    </style:style>
    <style:style style:name="P116" style:family="paragraph" style:parent-style-name="Text_20_body">
      <style:text-properties officeooo:rsid="009b8350" officeooo:paragraph-rsid="009b8350"/>
    </style:style>
    <style:style style:name="P117" style:family="paragraph" style:parent-style-name="Text_20_body">
      <style:text-properties officeooo:rsid="009faf14" officeooo:paragraph-rsid="009faf14"/>
    </style:style>
    <style:style style:name="P118" style:family="paragraph" style:parent-style-name="Text_20_body">
      <style:text-properties officeooo:rsid="009faf14" officeooo:paragraph-rsid="00a0cac7"/>
    </style:style>
    <style:style style:name="P119" style:family="paragraph" style:parent-style-name="Text_20_body">
      <style:text-properties officeooo:rsid="00a2ac74" officeooo:paragraph-rsid="00a2ac74"/>
    </style:style>
    <style:style style:name="P120" style:family="paragraph" style:parent-style-name="Text_20_body">
      <style:text-properties officeooo:rsid="00a45138" officeooo:paragraph-rsid="00a45138"/>
    </style:style>
    <style:style style:name="P121" style:family="paragraph" style:parent-style-name="Text_20_body">
      <style:text-properties officeooo:paragraph-rsid="0061d591"/>
    </style:style>
    <style:style style:name="P122" style:family="paragraph" style:parent-style-name="Text_20_body">
      <style:text-properties officeooo:rsid="00a55c1b" officeooo:paragraph-rsid="00a55c1b"/>
    </style:style>
    <style:style style:name="P123" style:family="paragraph" style:parent-style-name="Text_20_body">
      <style:text-properties officeooo:rsid="00a70627" officeooo:paragraph-rsid="00a70627"/>
    </style:style>
    <style:style style:name="P124" style:family="paragraph" style:parent-style-name="Text_20_body">
      <style:text-properties officeooo:rsid="00b35e5a" officeooo:paragraph-rsid="00b35e5a"/>
    </style:style>
    <style:style style:name="P125" style:family="paragraph" style:parent-style-name="Text_20_body">
      <style:text-properties officeooo:rsid="00b4b044" officeooo:paragraph-rsid="00b4b044" fo:background-color="#ffff00"/>
    </style:style>
    <style:style style:name="P126" style:family="paragraph" style:parent-style-name="Contents_20_1">
      <style:paragraph-properties>
        <style:tab-stops>
          <style:tab-stop style:position="17cm" style:type="right" style:leader-style="dotted" style:leader-text="."/>
        </style:tab-stops>
      </style:paragraph-properties>
    </style:style>
    <style:style style:name="P127" style:family="paragraph" style:parent-style-name="Contents_20_2">
      <style:paragraph-properties>
        <style:tab-stops>
          <style:tab-stop style:position="17cm" style:type="right" style:leader-style="dotted" style:leader-text="."/>
        </style:tab-stops>
      </style:paragraph-properties>
    </style:style>
    <style:style style:name="P128" style:family="paragraph" style:parent-style-name="Contents_20_3">
      <style:paragraph-properties>
        <style:tab-stops>
          <style:tab-stop style:position="17cm" style:type="right" style:leader-style="dotted" style:leader-text="."/>
        </style:tab-stops>
      </style:paragraph-properties>
    </style:style>
    <style:style style:name="P129" style:family="paragraph" style:parent-style-name="Heading_20_1">
      <style:text-properties officeooo:rsid="0017d35d" officeooo:paragraph-rsid="0017d35d"/>
    </style:style>
    <style:style style:name="P130" style:family="paragraph" style:parent-style-name="Heading_20_1">
      <style:text-properties officeooo:paragraph-rsid="002af80d"/>
    </style:style>
    <style:style style:name="P131" style:family="paragraph" style:parent-style-name="Heading_20_2">
      <style:text-properties officeooo:rsid="001dd837" officeooo:paragraph-rsid="001dd837"/>
    </style:style>
    <style:style style:name="P132" style:family="paragraph" style:parent-style-name="Heading_20_2">
      <style:text-properties officeooo:paragraph-rsid="00233fd9"/>
    </style:style>
    <style:style style:name="P133" style:family="paragraph" style:parent-style-name="Heading_20_2">
      <style:text-properties officeooo:rsid="00271703" officeooo:paragraph-rsid="00271703"/>
    </style:style>
    <style:style style:name="P134" style:family="paragraph" style:parent-style-name="Heading_20_2">
      <style:text-properties officeooo:rsid="002927b8" officeooo:paragraph-rsid="002927b8"/>
    </style:style>
    <style:style style:name="P135" style:family="paragraph" style:parent-style-name="Heading_20_2">
      <style:text-properties officeooo:rsid="002f7d2f" officeooo:paragraph-rsid="002f7d2f"/>
    </style:style>
    <style:style style:name="P136" style:family="paragraph" style:parent-style-name="Heading_20_2">
      <style:text-properties officeooo:rsid="002fa3ae" officeooo:paragraph-rsid="002fa3ae"/>
    </style:style>
    <style:style style:name="P137" style:family="paragraph" style:parent-style-name="Heading_20_2">
      <style:text-properties officeooo:rsid="0037e2d9" officeooo:paragraph-rsid="0037e2d9"/>
    </style:style>
    <style:style style:name="P138" style:family="paragraph" style:parent-style-name="Heading_20_2">
      <style:text-properties officeooo:rsid="0039bcf6" officeooo:paragraph-rsid="0039bcf6"/>
    </style:style>
    <style:style style:name="P139" style:family="paragraph" style:parent-style-name="Heading_20_2">
      <style:text-properties officeooo:rsid="003d37d7" officeooo:paragraph-rsid="003d37d7"/>
    </style:style>
    <style:style style:name="P140" style:family="paragraph" style:parent-style-name="Heading_20_2">
      <style:text-properties style:font-name="Liberation Sans" fo:font-size="16.1000003814697pt" fo:font-weight="bold" officeooo:rsid="004030d3" officeooo:paragraph-rsid="004030d3" style:font-name-asian="Microsoft YaHei" style:font-size-asian="16.1000003814697pt" style:font-weight-asian="bold" style:font-name-complex="Lucida Sans" style:font-size-complex="16.1000003814697pt" style:font-weight-complex="bold"/>
    </style:style>
    <style:style style:name="P141" style:family="paragraph" style:parent-style-name="Heading_20_2">
      <style:text-properties officeooo:rsid="00428460" officeooo:paragraph-rsid="00428460"/>
    </style:style>
    <style:style style:name="P142" style:family="paragraph" style:parent-style-name="Heading_20_2">
      <style:text-properties officeooo:rsid="00493f78" officeooo:paragraph-rsid="00493f78"/>
    </style:style>
    <style:style style:name="P143" style:family="paragraph" style:parent-style-name="Heading_20_2">
      <style:text-properties officeooo:rsid="00536e89" officeooo:paragraph-rsid="00536e89"/>
    </style:style>
    <style:style style:name="P144" style:family="paragraph" style:parent-style-name="Heading_20_2">
      <style:text-properties officeooo:rsid="005d4f53" officeooo:paragraph-rsid="005d4f53"/>
    </style:style>
    <style:style style:name="P145" style:family="paragraph" style:parent-style-name="Heading_20_2">
      <style:text-properties officeooo:rsid="0063d694" officeooo:paragraph-rsid="0063d694"/>
    </style:style>
    <style:style style:name="P146" style:family="paragraph" style:parent-style-name="Heading_20_2">
      <style:text-properties officeooo:rsid="0075ebcc" officeooo:paragraph-rsid="0075ebcc"/>
    </style:style>
    <style:style style:name="P147" style:family="paragraph" style:parent-style-name="Heading_20_2">
      <style:text-properties officeooo:rsid="0096d5c6" officeooo:paragraph-rsid="0096d5c6"/>
    </style:style>
    <style:style style:name="P148" style:family="paragraph" style:parent-style-name="Heading_20_2">
      <style:text-properties officeooo:rsid="009faf14" officeooo:paragraph-rsid="009faf14"/>
    </style:style>
    <style:style style:name="P149" style:family="paragraph" style:parent-style-name="Heading_20_2">
      <style:text-properties officeooo:rsid="00b35220" officeooo:paragraph-rsid="00b35220"/>
    </style:style>
    <style:style style:name="P150" style:family="paragraph" style:parent-style-name="Heading_20_3">
      <style:text-properties officeooo:rsid="005e781c" officeooo:paragraph-rsid="005e781c"/>
    </style:style>
    <style:style style:name="P151" style:family="paragraph" style:parent-style-name="Heading_20_3">
      <style:text-properties officeooo:rsid="005fd647" officeooo:paragraph-rsid="005fd647"/>
    </style:style>
    <style:style style:name="P152" style:family="paragraph" style:parent-style-name="Heading_20_3">
      <style:text-properties officeooo:rsid="0061d591" officeooo:paragraph-rsid="0061d591"/>
    </style:style>
    <style:style style:name="P153" style:family="paragraph" style:parent-style-name="Heading_20_3">
      <style:text-properties officeooo:rsid="0096d5c6" officeooo:paragraph-rsid="0096d5c6"/>
    </style:style>
    <style:style style:name="P154" style:family="paragraph" style:parent-style-name="Heading_20_3">
      <style:text-properties officeooo:rsid="009a138d" officeooo:paragraph-rsid="009a138d"/>
    </style:style>
    <style:style style:name="P155" style:family="paragraph" style:parent-style-name="Heading_20_3">
      <style:text-properties style:font-name="Liberation Sans" fo:font-size="14.1000003814697pt" fo:font-weight="bold" officeooo:rsid="00a2ac74" officeooo:paragraph-rsid="00a2ac74" style:font-name-asian="Microsoft YaHei" style:font-size-asian="14.1000003814697pt" style:font-weight-asian="bold" style:font-name-complex="Lucida Sans" style:font-size-complex="14.1000003814697pt" style:font-weight-complex="bold"/>
    </style:style>
    <style:style style:name="P156" style:family="paragraph" style:parent-style-name="Standard" style:list-style-name="L4">
      <style:paragraph-properties fo:text-align="start" style:justify-single-word="false"/>
      <style:text-properties fo:color="#000000" loext:opacity="100%" style:font-name="Calibri" fo:font-size="11pt" style:font-size-asian="11pt" style:font-size-complex="11pt"/>
    </style:style>
    <style:style style:name="P157" style:family="paragraph" style:parent-style-name="Standard" style:list-style-name="L5">
      <style:paragraph-properties fo:text-align="start" style:justify-single-word="false"/>
      <style:text-properties fo:color="#000000" loext:opacity="100%" style:font-name="Calibri" fo:font-size="11pt" style:font-size-asian="11pt" style:font-size-complex="11pt"/>
    </style:style>
    <style:style style:name="P158" style:family="paragraph" style:parent-style-name="Standard" style:list-style-name="L6">
      <style:paragraph-properties fo:text-align="start" style:justify-single-word="false"/>
      <style:text-properties fo:color="#000000" loext:opacity="100%" style:font-name="Calibri" fo:font-size="11pt" style:font-size-asian="11pt" style:font-size-complex="11pt"/>
    </style:style>
    <style:style style:name="P159" style:family="paragraph" style:parent-style-name="Standard" style:list-style-name="L8">
      <style:text-properties fo:color="#000000" loext:opacity="100%" style:font-name="Calibri" fo:font-size="11pt" officeooo:rsid="00229886" officeooo:paragraph-rsid="00233fd9" style:font-size-asian="11pt" style:font-size-complex="11pt"/>
    </style:style>
    <style:style style:name="P160"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b35e5a" officeooo:paragraph-rsid="00b35e5a" style:font-size-asian="10pt" style:font-style-asian="normal" style:font-weight-asian="normal" style:font-size-complex="10pt"/>
    </style:style>
    <style:style style:name="P161" style:family="paragraph" style:parent-style-name="Standard">
      <loext:graphic-properties draw:fill="solid" draw:fill-color="#ffffff"/>
      <style:paragraph-properties fo:background-color="#ffffff" fo:padding="0cm" fo:border="none" style:shadow="none"/>
      <style:text-properties fo:color="#080808" loext:opacity="100%" style:font-name="Calibri" fo:font-size="11pt" fo:font-style="normal" fo:font-weight="normal" officeooo:rsid="00b4b044" officeooo:paragraph-rsid="00b4b044" fo:background-color="#ffff00" style:font-size-asian="11pt" style:font-style-asian="normal" style:font-weight-asian="normal" style:font-size-complex="11pt"/>
    </style:style>
    <style:style style:name="P162" style:family="paragraph" style:parent-style-name="Text_20_body" style:list-style-name="L1">
      <style:text-properties style:font-name="Calibri" fo:font-size="11pt" officeooo:rsid="001abfaa" officeooo:paragraph-rsid="001abfaa" style:font-size-asian="9.60000038146973pt" style:font-size-complex="11pt"/>
    </style:style>
    <style:style style:name="P163" style:family="paragraph" style:parent-style-name="Text_20_body" style:list-style-name="L2">
      <style:text-properties officeooo:rsid="001ca011" officeooo:paragraph-rsid="001ca011"/>
    </style:style>
    <style:style style:name="P164" style:family="paragraph" style:parent-style-name="Text_20_body" style:list-style-name="L3">
      <style:text-properties officeooo:rsid="001ca011" officeooo:paragraph-rsid="001ca011"/>
    </style:style>
    <style:style style:name="P165" style:family="paragraph" style:parent-style-name="Text_20_body" style:list-style-name="L3"/>
    <style:style style:name="P166" style:family="paragraph" style:parent-style-name="Text_20_body" style:list-style-name="L7">
      <style:text-properties officeooo:rsid="001f65f6" officeooo:paragraph-rsid="001f65f6"/>
    </style:style>
    <style:style style:name="P167" style:family="paragraph" style:parent-style-name="Text_20_body" style:list-style-name="L8">
      <style:text-properties officeooo:rsid="00229886" officeooo:paragraph-rsid="00233fd9"/>
    </style:style>
    <style:style style:name="P168" style:family="paragraph" style:parent-style-name="Text_20_body" style:list-style-name="L9">
      <style:text-properties fo:color="#000000" loext:opacity="100%" style:font-name="Calibri" fo:font-size="11pt" officeooo:paragraph-rsid="002827f7" style:font-size-asian="11pt" style:font-size-complex="11pt"/>
    </style:style>
    <style:style style:name="P169" style:family="paragraph" style:parent-style-name="Text_20_body" style:list-style-name="L9">
      <style:text-properties fo:color="#000000" loext:opacity="100%" style:font-name="Calibri" fo:font-size="11pt" officeooo:paragraph-rsid="002927b8" style:font-size-asian="11pt" style:font-size-complex="11pt"/>
    </style:style>
    <style:style style:name="P170" style:family="paragraph" style:parent-style-name="Text_20_body" style:list-style-name="L23">
      <style:text-properties fo:color="#000000" loext:opacity="100%" style:font-name="Calibri" fo:font-size="11pt" fo:font-style="normal" fo:font-weight="normal" officeooo:rsid="006aba7d" officeooo:paragraph-rsid="006aba7d" style:font-size-asian="11pt" style:font-style-asian="normal" style:font-weight-asian="normal" style:font-size-complex="11pt"/>
    </style:style>
    <style:style style:name="P171" style:family="paragraph" style:parent-style-name="Text_20_body" style:list-style-name="L10"/>
    <style:style style:name="P172" style:family="paragraph" style:parent-style-name="Text_20_body" style:list-style-name="L11"/>
    <style:style style:name="P173" style:family="paragraph" style:parent-style-name="Text_20_body" style:list-style-name="L12">
      <style:text-properties fo:font-weight="normal" officeooo:rsid="003ba78f" officeooo:paragraph-rsid="003ba78f" style:font-weight-asian="normal" style:font-weight-complex="normal"/>
    </style:style>
    <style:style style:name="P174" style:family="paragraph" style:parent-style-name="Text_20_body" style:list-style-name="L13">
      <style:text-properties fo:font-weight="normal" officeooo:rsid="003ba78f" officeooo:paragraph-rsid="003ba78f" style:font-weight-asian="normal" style:font-weight-complex="normal"/>
    </style:style>
    <style:style style:name="P175" style:family="paragraph" style:parent-style-name="Text_20_body" style:list-style-name="L14">
      <style:text-properties fo:font-weight="normal" officeooo:rsid="003ba78f" officeooo:paragraph-rsid="003ba78f" style:font-weight-asian="normal" style:font-weight-complex="normal"/>
    </style:style>
    <style:style style:name="P176" style:family="paragraph" style:parent-style-name="Text_20_body" style:list-style-name="L15">
      <style:text-properties officeooo:rsid="003d6b73" officeooo:paragraph-rsid="003d6b73"/>
    </style:style>
    <style:style style:name="P177" style:family="paragraph" style:parent-style-name="Text_20_body" style:list-style-name="L15">
      <style:text-properties style:font-name="Calibri1" fo:font-size="11pt" officeooo:rsid="003d6b73" officeooo:paragraph-rsid="003d6b73"/>
    </style:style>
    <style:style style:name="P178" style:family="paragraph" style:parent-style-name="Text_20_body" style:list-style-name="L31">
      <style:text-properties style:font-name="Calibri1" fo:font-size="11pt" officeooo:rsid="00a0cac7" officeooo:paragraph-rsid="00a0cac7"/>
    </style:style>
    <style:style style:name="P179" style:family="paragraph" style:parent-style-name="Text_20_body">
      <style:text-properties style:font-name="Calibri1" fo:font-size="11pt" officeooo:rsid="00a66e0e" officeooo:paragraph-rsid="00a66e0e"/>
    </style:style>
    <style:style style:name="P180" style:family="paragraph" style:parent-style-name="Text_20_body">
      <style:text-properties style:font-name="Calibri1" fo:font-size="11pt" officeooo:rsid="00a70627" officeooo:paragraph-rsid="00a70627"/>
    </style:style>
    <style:style style:name="P181" style:family="paragraph" style:parent-style-name="Text_20_body" style:list-style-name="L16">
      <style:text-properties officeooo:rsid="003ed715" officeooo:paragraph-rsid="003ed715"/>
    </style:style>
    <style:style style:name="P182" style:family="paragraph" style:parent-style-name="Text_20_body" style:list-style-name="L17">
      <style:text-properties officeooo:rsid="00493f78" officeooo:paragraph-rsid="00493f78"/>
    </style:style>
    <style:style style:name="P183" style:family="paragraph" style:parent-style-name="Text_20_body" style:list-style-name="L18">
      <style:text-properties officeooo:rsid="004f3b07" officeooo:paragraph-rsid="004f3b07"/>
    </style:style>
    <style:style style:name="P184" style:family="paragraph" style:parent-style-name="Text_20_body" style:list-style-name="L19">
      <style:text-properties officeooo:rsid="004f3b07" officeooo:paragraph-rsid="004f3b07"/>
    </style:style>
    <style:style style:name="P185" style:family="paragraph" style:parent-style-name="Text_20_body" style:list-style-name="L20">
      <style:text-properties officeooo:rsid="00536e89" officeooo:paragraph-rsid="00536e89"/>
    </style:style>
    <style:style style:name="P186" style:family="paragraph" style:parent-style-name="Text_20_body" style:list-style-name="L20">
      <style:text-properties officeooo:rsid="0053d55f" officeooo:paragraph-rsid="0053d55f"/>
    </style:style>
    <style:style style:name="P187" style:family="paragraph" style:parent-style-name="Text_20_body" style:list-style-name="L21">
      <style:text-properties fo:text-shadow="1pt 1pt"/>
    </style:style>
    <style:style style:name="P188" style:family="paragraph" style:parent-style-name="Text_20_body" style:list-style-name="L21">
      <style:text-properties fo:text-shadow="1pt 1pt" officeooo:rsid="0057f1f4" officeooo:paragraph-rsid="0057f1f4"/>
    </style:style>
    <style:style style:name="P189" style:family="paragraph" style:parent-style-name="Text_20_body" style:list-style-name="L22">
      <style:text-properties officeooo:rsid="005e781c" officeooo:paragraph-rsid="005e781c"/>
    </style:style>
    <style:style style:name="P190" style:family="paragraph" style:parent-style-name="Text_20_body" style:list-style-name="L24">
      <style:text-properties officeooo:rsid="007aa73a" officeooo:paragraph-rsid="007aa73a"/>
    </style:style>
    <style:style style:name="P191" style:family="paragraph" style:parent-style-name="Text_20_body" style:list-style-name="L25">
      <style:text-properties officeooo:rsid="007aa73a" officeooo:paragraph-rsid="007aa73a"/>
    </style:style>
    <style:style style:name="P192" style:family="paragraph" style:parent-style-name="Text_20_body" style:list-style-name="L26">
      <style:text-properties officeooo:rsid="0096d5c6" officeooo:paragraph-rsid="0096d5c6"/>
    </style:style>
    <style:style style:name="P193" style:family="paragraph" style:parent-style-name="Text_20_body" style:list-style-name="L27">
      <style:text-properties officeooo:rsid="0096d5c6" officeooo:paragraph-rsid="0096d5c6"/>
    </style:style>
    <style:style style:name="P194" style:family="paragraph" style:parent-style-name="Text_20_body" style:list-style-name="L28">
      <style:text-properties officeooo:rsid="0096e9e3" officeooo:paragraph-rsid="0096e9e3"/>
    </style:style>
    <style:style style:name="P195" style:family="paragraph" style:parent-style-name="Text_20_body" style:list-style-name="L29">
      <style:text-properties officeooo:rsid="0099d6eb" officeooo:paragraph-rsid="0099d6eb"/>
    </style:style>
    <style:style style:name="P196" style:family="paragraph" style:parent-style-name="Text_20_body" style:list-style-name="L29">
      <style:text-properties officeooo:rsid="0099fcfa" officeooo:paragraph-rsid="0099fcfa"/>
    </style:style>
    <style:style style:name="P197" style:family="paragraph" style:parent-style-name="Text_20_body" style:list-style-name="L30">
      <style:text-properties officeooo:rsid="009acd4d" officeooo:paragraph-rsid="009acd4d"/>
    </style:style>
    <style:style style:name="P198" style:family="paragraph" style:parent-style-name="Text_20_body" style:list-style-name="L30">
      <style:text-properties officeooo:rsid="009b8350" officeooo:paragraph-rsid="009b8350"/>
    </style:style>
    <style:style style:name="P199" style:family="paragraph" style:parent-style-name="Text_20_body" style:list-style-name="L31">
      <style:text-properties officeooo:rsid="00a0cac7" officeooo:paragraph-rsid="00a0cac7"/>
    </style:style>
    <style:style style:name="P200" style:family="paragraph" style:parent-style-name="Text_20_body" style:list-style-name="L32">
      <style:text-properties officeooo:rsid="00a2ac74" officeooo:paragraph-rsid="00a2ac74"/>
    </style:style>
    <style:style style:name="P201" style:family="paragraph" style:parent-style-name="Text_20_body" style:list-style-name="L33">
      <style:text-properties officeooo:rsid="00b35e5a" officeooo:paragraph-rsid="00b35e5a"/>
    </style:style>
    <style:style style:name="T1" style:family="text">
      <style:text-properties officeooo:rsid="001abfaa"/>
    </style:style>
    <style:style style:name="T2" style:family="text">
      <style:text-properties style:font-name="Calibri" fo:font-size="11pt" style:font-size-asian="9.60000038146973pt" style:font-size-complex="11pt"/>
    </style:style>
    <style:style style:name="T3" style:family="text">
      <style:text-properties style:font-name="Calibri" fo:font-size="11pt" officeooo:rsid="001944e6" style:font-size-asian="9.60000038146973pt" style:font-size-complex="11pt"/>
    </style:style>
    <style:style style:name="T4" style:family="text">
      <style:text-properties style:font-name="Calibri" fo:font-size="11pt" officeooo:rsid="001a1f73" style:font-size-asian="9.60000038146973pt" style:font-size-complex="11pt"/>
    </style:style>
    <style:style style:name="T5" style:family="text">
      <style:text-properties style:font-name="Calibri" fo:font-size="11pt" style:font-size-asian="11pt" style:font-size-complex="11pt"/>
    </style:style>
    <style:style style:name="T6" style:family="text">
      <style:text-properties style:font-name="Calibri" fo:font-size="11pt" fo:background-color="#ffff00" loext:char-shading-value="0" style:font-size-asian="9.60000038146973pt" style:font-size-complex="11pt"/>
    </style:style>
    <style:style style:name="T7" style:family="text">
      <style:text-properties style:font-name="Calibri" fo:font-size="10pt" style:font-size-asian="10pt" style:font-size-complex="10pt"/>
    </style:style>
    <style:style style:name="T8" style:family="text">
      <style:text-properties officeooo:rsid="001ca011"/>
    </style:style>
    <style:style style:name="T9" style:family="text">
      <style:text-properties officeooo:rsid="001d01c0"/>
    </style:style>
    <style:style style:name="T10" style:family="text">
      <style:text-properties fo:font-variant="normal" fo:text-transform="none" fo:color="#000000" loext:opacity="100%" style:font-name="Calibri" fo:font-size="11pt" fo:letter-spacing="normal" fo:font-style="normal" fo:font-weight="normal" style:font-size-asian="11pt" style:font-size-complex="11pt"/>
    </style:style>
    <style:style style:name="T11" style:family="text">
      <style:text-properties fo:font-variant="normal" fo:text-transform="none" fo:color="#000000" loext:opacity="100%" style:font-name="Calibri" fo:font-size="11pt" fo:letter-spacing="normal" fo:font-style="normal" fo:font-weight="normal" officeooo:rsid="001d01c0" style:font-size-asian="11pt" style:font-size-complex="11pt"/>
    </style:style>
    <style:style style:name="T12" style:family="text">
      <style:text-properties fo:font-variant="normal" fo:text-transform="none" fo:color="#202122" loext:opacity="100%" fo:letter-spacing="normal" fo:font-style="normal" fo:font-weight="normal"/>
    </style:style>
    <style:style style:name="T13" style:family="text">
      <style:text-properties fo:font-variant="normal" fo:text-transform="none" fo:color="#202122" loext:opacity="100%" fo:letter-spacing="normal" fo:font-style="normal" fo:font-weight="normal" officeooo:rsid="0075ebcc"/>
    </style:style>
    <style:style style:name="T14" style:family="text">
      <style:text-properties officeooo:rsid="001dd837"/>
    </style:style>
    <style:style style:name="T15" style:family="text">
      <style:text-properties officeooo:rsid="001f65f6"/>
    </style:style>
    <style:style style:name="T16" style:family="text">
      <style:text-properties style:font-name="Calibri1" fo:font-size="11pt"/>
    </style:style>
    <style:style style:name="T17" style:family="text">
      <style:text-properties style:font-name="Calibri1" fo:font-size="11pt" officeooo:rsid="002827f7"/>
    </style:style>
    <style:style style:name="T18" style:family="text">
      <style:text-properties style:font-name="Calibri1" fo:font-size="11pt" officeooo:rsid="0039bcf6"/>
    </style:style>
    <style:style style:name="T19" style:family="text">
      <style:text-properties style:font-name="Calibri1" fo:font-size="11pt" officeooo:rsid="0057912c"/>
    </style:style>
    <style:style style:name="T20" style:family="text">
      <style:text-properties style:font-name="Calibri1" fo:font-size="11pt" officeooo:rsid="00634c2a"/>
    </style:style>
    <style:style style:name="T21" style:family="text">
      <style:text-properties style:font-name="Calibri1" fo:font-size="11pt" officeooo:rsid="006566c1"/>
    </style:style>
    <style:style style:name="T22" style:family="text">
      <style:text-properties style:font-name="Calibri1" fo:font-size="11pt" officeooo:rsid="0084ea43"/>
    </style:style>
    <style:style style:name="T23" style:family="text">
      <style:text-properties style:font-name="Calibri1" fo:font-size="11pt" officeooo:rsid="0086f7e6"/>
    </style:style>
    <style:style style:name="T24" style:family="text">
      <style:text-properties style:font-name="Calibri1" fo:font-size="11pt" officeooo:rsid="009b8350"/>
    </style:style>
    <style:style style:name="T25" style:family="text">
      <style:text-properties style:font-name="Calibri1" fo:font-size="11pt" officeooo:rsid="00a2ac74"/>
    </style:style>
    <style:style style:name="T26" style:family="text">
      <style:text-properties style:font-name="Calibri1" fo:font-size="11pt" officeooo:rsid="00a66e0e"/>
    </style:style>
    <style:style style:name="T27" style:family="text">
      <style:text-properties style:font-name="Calibri1" fo:font-size="11pt" officeooo:rsid="00a70627"/>
    </style:style>
    <style:style style:name="T28" style:family="text">
      <style:text-properties style:font-name="Calibri1" fo:font-size="11pt" officeooo:rsid="00aa5354"/>
    </style:style>
    <style:style style:name="T29" style:family="text">
      <style:text-properties style:font-name="Calibri1" fo:font-size="11pt" officeooo:rsid="00b0673e"/>
    </style:style>
    <style:style style:name="T30" style:family="text">
      <style:text-properties style:font-name="Liberation Sans" fo:font-size="16.1000003814697pt" fo:font-weight="bold" officeooo:rsid="0024b0a9" style:font-name-asian="Microsoft YaHei" style:font-size-asian="16.1000003814697pt" style:font-weight-asian="bold" style:font-name-complex="Lucida Sans" style:font-size-complex="16.1000003814697pt" style:font-weight-complex="bold"/>
    </style:style>
    <style:style style:name="T31" style:family="text">
      <style:text-properties officeooo:rsid="002827f7"/>
    </style:style>
    <style:style style:name="T32" style:family="text">
      <style:text-properties officeooo:rsid="002d6b03"/>
    </style:style>
    <style:style style:name="T33" style:family="text">
      <style:text-properties officeooo:rsid="002f7d2f"/>
    </style:style>
    <style:style style:name="T34" style:family="text">
      <style:text-properties fo:font-size="11pt" style:font-size-asian="11pt" style:font-size-complex="11pt"/>
    </style:style>
    <style:style style:name="T35" style:family="text">
      <style:text-properties officeooo:rsid="00368163"/>
    </style:style>
    <style:style style:name="T36" style:family="text">
      <style:text-properties officeooo:rsid="0037e2d9"/>
    </style:style>
    <style:style style:name="T37" style:family="text">
      <style:text-properties officeooo:rsid="0039bcf6"/>
    </style:style>
    <style:style style:name="T38" style:family="text">
      <style:text-properties officeooo:rsid="003af6a7"/>
    </style:style>
    <style:style style:name="T39" style:family="text">
      <style:text-properties fo:font-weight="bold" style:font-weight-asian="bold" style:font-weight-complex="bold"/>
    </style:style>
    <style:style style:name="T40" style:family="text">
      <style:text-properties officeooo:rsid="003d6b73"/>
    </style:style>
    <style:style style:name="T41" style:family="text">
      <style:text-properties officeooo:rsid="003ed715"/>
    </style:style>
    <style:style style:name="T42" style:family="text">
      <style:text-properties officeooo:rsid="00412213"/>
    </style:style>
    <style:style style:name="T43" style:family="text">
      <style:text-properties officeooo:rsid="0042cc1d"/>
    </style:style>
    <style:style style:name="T44" style:family="text">
      <style:text-properties fo:color="#0033b3" loext:opacity="100%"/>
    </style:style>
    <style:style style:name="T45" style:family="text">
      <style:text-properties fo:color="#0033b3" loext:opacity="100%" fo:font-style="normal" fo:font-weight="normal" style:font-style-asian="normal" style:font-weight-asian="normal"/>
    </style:style>
    <style:style style:name="T46" style:family="text">
      <style:text-properties fo:color="#0033b3" loext:opacity="100%" fo:font-style="normal" fo:font-weight="normal" fo:background-color="transparent" loext:char-shading-value="0" style:font-style-asian="normal" style:font-weight-asian="normal"/>
    </style:style>
    <style:style style:name="T47" style:family="text">
      <style:text-properties fo:color="#0033b3" loext:opacity="100%" style:font-name="Courier New" fo:font-size="10pt" fo:font-style="normal" fo:font-weight="normal" style:font-size-asian="10pt" style:font-style-asian="normal" style:font-weight-asian="normal" style:font-size-complex="10pt"/>
    </style:style>
    <style:style style:name="T48" style:family="text">
      <style:text-properties fo:color="#000000" loext:opacity="100%"/>
    </style:style>
    <style:style style:name="T49" style:family="text">
      <style:text-properties fo:color="#000000" loext:opacity="100%" fo:font-style="normal" fo:font-weight="normal" style:font-style-asian="normal" style:font-weight-asian="normal"/>
    </style:style>
    <style:style style:name="T50" style:family="text">
      <style:text-properties fo:color="#000000" loext:opacity="100%" fo:font-style="normal" fo:font-weight="normal" fo:background-color="transparent" loext:char-shading-value="0" style:font-style-asian="normal" style:font-weight-asian="normal"/>
    </style:style>
    <style:style style:name="T51" style:family="text">
      <style:text-properties fo:color="#000000" loext:opacity="100%" style:font-name="Calibri" fo:font-style="normal" fo:font-weight="normal" style:font-style-asian="normal" style:font-weight-asian="normal"/>
    </style:style>
    <style:style style:name="T52" style:family="text">
      <style:text-properties fo:color="#000000" loext:opacity="100%" style:font-name="Calibri" fo:font-size="11pt" fo:font-style="normal" fo:font-weight="normal" style:font-size-asian="11pt" style:font-style-asian="normal" style:font-weight-asian="normal" style:font-size-complex="11pt"/>
    </style:style>
    <style:style style:name="T53" style:family="text">
      <style:text-properties fo:color="#000000" loext:opacity="100%" style:font-name="Courier New" fo:font-size="10pt" fo:font-style="normal" fo:font-weight="normal" style:font-size-asian="10pt" style:font-style-asian="normal" style:font-weight-asian="normal" style:font-size-complex="10pt"/>
    </style:style>
    <style:style style:name="T54" style:family="text">
      <style:text-properties fo:color="#000000" loext:opacity="100%" style:font-name="Calibri1" fo:font-style="normal" fo:font-weight="normal" style:font-style-asian="normal" style:font-weight-asian="normal"/>
    </style:style>
    <style:style style:name="T55" style:family="text">
      <style:text-properties fo:color="#080808" loext:opacity="100%" fo:font-style="normal" fo:font-weight="normal" style:font-style-asian="normal" style:font-weight-asian="normal"/>
    </style:style>
    <style:style style:name="T56" style:family="text">
      <style:text-properties fo:color="#080808" loext:opacity="100%" fo:font-style="normal" fo:font-weight="normal" officeooo:rsid="006c8752" style:font-style-asian="normal" style:font-weight-asian="normal"/>
    </style:style>
    <style:style style:name="T57" style:family="text">
      <style:text-properties fo:color="#080808" loext:opacity="100%" fo:font-style="normal" fo:font-weight="normal" officeooo:rsid="006e6d99" style:font-style-asian="normal" style:font-weight-asian="normal"/>
    </style:style>
    <style:style style:name="T58" style:family="text">
      <style:text-properties fo:color="#080808" loext:opacity="100%" fo:font-style="normal" fo:font-weight="normal" officeooo:rsid="006ec955" style:font-style-asian="normal" style:font-weight-asian="normal"/>
    </style:style>
    <style:style style:name="T59" style:family="text">
      <style:text-properties fo:color="#080808" loext:opacity="100%" fo:font-style="normal" fo:font-weight="normal" officeooo:rsid="00739e05" style:font-style-asian="normal" style:font-weight-asian="normal"/>
    </style:style>
    <style:style style:name="T60" style:family="text">
      <style:text-properties fo:color="#080808" loext:opacity="100%" fo:font-style="normal" fo:font-weight="normal" officeooo:rsid="0075bd2b" style:font-style-asian="normal" style:font-weight-asian="normal"/>
    </style:style>
    <style:style style:name="T61" style:family="text">
      <style:text-properties fo:color="#080808" loext:opacity="100%" fo:font-style="normal" fo:font-weight="normal" fo:background-color="transparent" loext:char-shading-value="0" style:font-style-asian="normal" style:font-weight-asian="normal"/>
    </style:style>
    <style:style style:name="T62" style:family="text">
      <style:text-properties fo:color="#080808" loext:opacity="100%" fo:font-style="italic" fo:font-weight="normal" style:font-style-asian="italic" style:font-weight-asian="normal"/>
    </style:style>
    <style:style style:name="T63" style:family="text">
      <style:text-properties fo:color="#080808" loext:opacity="100%" fo:font-style="italic" fo:font-weight="normal" fo:background-color="transparent" loext:char-shading-value="0" style:font-style-asian="italic" style:font-weight-asian="normal"/>
    </style:style>
    <style:style style:name="T64" style:family="text">
      <style:text-properties fo:color="#080808" loext:opacity="100%" style:font-name="Calibri" fo:font-style="normal" fo:font-weight="normal" officeooo:rsid="006566c1" style:font-style-asian="normal" style:font-weight-asian="normal"/>
    </style:style>
    <style:style style:name="T65" style:family="text">
      <style:text-properties fo:color="#080808" loext:opacity="100%" style:font-name="Calibri" fo:font-style="normal" fo:font-weight="normal" officeooo:rsid="0060c196" style:font-style-asian="normal" style:font-weight-asian="normal"/>
    </style:style>
    <style:style style:name="T66" style:family="text">
      <style:text-properties fo:color="#080808" loext:opacity="100%" style:font-name="Courier New" fo:font-size="10pt" fo:font-style="normal" fo:font-weight="normal" style:font-size-asian="10pt" style:font-style-asian="normal" style:font-weight-asian="normal" style:font-size-complex="10pt"/>
    </style:style>
    <style:style style:name="T67" style:family="text">
      <style:text-properties fo:color="#080808" loext:opacity="100%" style:font-name="Courier New" fo:font-size="10pt" fo:font-style="italic" fo:font-weight="normal" style:font-size-asian="10pt" style:font-style-asian="italic" style:font-weight-asian="normal" style:font-size-complex="10pt"/>
    </style:style>
    <style:style style:name="T68" style:family="text">
      <style:text-properties fo:color="#080808" loext:opacity="100%" style:font-name="Calibri1" fo:font-size="11pt" fo:font-style="normal" fo:font-weight="normal" style:font-size-asian="10pt" style:font-style-asian="normal" style:font-weight-asian="normal" style:font-size-complex="10pt"/>
    </style:style>
    <style:style style:name="T69" style:family="text">
      <style:text-properties fo:color="#080808" loext:opacity="100%" style:font-name="Calibri1" fo:font-size="11pt" fo:font-style="normal" fo:font-weight="normal" officeooo:rsid="006566c1" style:font-size-asian="10pt" style:font-style-asian="normal" style:font-weight-asian="normal" style:font-size-complex="10pt"/>
    </style:style>
    <style:style style:name="T70" style:family="text">
      <style:text-properties fo:color="#080808" loext:opacity="100%" style:font-name="Calibri1" fo:font-size="11pt" fo:font-style="normal" fo:font-weight="normal" style:font-size-asian="11pt" style:font-style-asian="normal" style:font-weight-asian="normal" style:font-size-complex="11pt"/>
    </style:style>
    <style:style style:name="T71" style:family="text">
      <style:text-properties fo:color="#080808" loext:opacity="100%" style:font-name="Calibri1" fo:font-style="normal" fo:font-weight="normal" style:font-style-asian="normal" style:font-weight-asian="normal"/>
    </style:style>
    <style:style style:name="T72" style:family="text">
      <style:text-properties fo:color="#080808" loext:opacity="100%" style:font-name="Calibri1" fo:font-style="normal" fo:font-weight="normal" officeooo:rsid="006566c1" style:font-style-asian="normal" style:font-weight-asian="normal"/>
    </style:style>
    <style:style style:name="T73" style:family="text">
      <style:text-properties fo:color="#8c8c8c" loext:opacity="100%" fo:font-style="italic" fo:font-weight="normal" style:font-style-asian="italic" style:font-weight-asian="normal"/>
    </style:style>
    <style:style style:name="T74" style:family="text">
      <style:text-properties fo:color="#8c8c8c" loext:opacity="100%" fo:font-style="italic" style:font-style-asian="italic"/>
    </style:style>
    <style:style style:name="T75" style:family="text">
      <style:text-properties fo:color="#8c8c8c" loext:opacity="100%" style:font-name="Courier New" fo:font-size="10pt" fo:font-style="italic" fo:font-weight="normal" style:font-size-asian="10pt" style:font-style-asian="italic" style:font-weight-asian="normal" style:font-size-complex="10pt"/>
    </style:style>
    <style:style style:name="T76" style:family="text">
      <style:text-properties fo:color="#9e880d" loext:opacity="100%"/>
    </style:style>
    <style:style style:name="T77" style:family="text">
      <style:text-properties fo:color="#9e880d" loext:opacity="100%" fo:font-style="normal" fo:font-weight="normal" style:font-style-asian="normal" style:font-weight-asian="normal"/>
    </style:style>
    <style:style style:name="T78" style:family="text">
      <style:text-properties fo:color="#9e880d" loext:opacity="100%" fo:font-style="normal" fo:font-weight="normal" fo:background-color="transparent" loext:char-shading-value="0" style:font-style-asian="normal" style:font-weight-asian="normal"/>
    </style:style>
    <style:style style:name="T79" style:family="text">
      <style:text-properties fo:color="#9e880d" loext:opacity="100%" style:font-name="Courier New" fo:font-size="10pt" fo:font-style="normal" fo:font-weight="normal" style:font-size-asian="10pt" style:font-style-asian="normal" style:font-weight-asian="normal" style:font-size-complex="10pt"/>
    </style:style>
    <style:style style:name="T80" style:family="text">
      <style:text-properties fo:color="#00627a" loext:opacity="100%"/>
    </style:style>
    <style:style style:name="T81" style:family="text">
      <style:text-properties fo:color="#00627a" loext:opacity="100%" fo:font-style="normal" fo:font-weight="normal" style:font-style-asian="normal" style:font-weight-asian="normal"/>
    </style:style>
    <style:style style:name="T82" style:family="text">
      <style:text-properties fo:color="#00627a" loext:opacity="100%" fo:font-style="normal" fo:font-weight="normal" fo:background-color="transparent" loext:char-shading-value="0" style:font-style-asian="normal" style:font-weight-asian="normal"/>
    </style:style>
    <style:style style:name="T83" style:family="text">
      <style:text-properties fo:color="#00627a" loext:opacity="100%" style:font-name="Courier New" fo:font-size="10pt" fo:font-style="normal" fo:font-weight="normal" style:font-size-asian="10pt" style:font-style-asian="normal" style:font-weight-asian="normal" style:font-size-complex="10pt"/>
    </style:style>
    <style:style style:name="T84" style:family="text">
      <style:text-properties fo:color="#871094" loext:opacity="100%"/>
    </style:style>
    <style:style style:name="T85" style:family="text">
      <style:text-properties fo:color="#871094" loext:opacity="100%" fo:font-style="italic" fo:font-weight="normal" style:font-style-asian="italic" style:font-weight-asian="normal"/>
    </style:style>
    <style:style style:name="T86" style:family="text">
      <style:text-properties fo:color="#871094" loext:opacity="100%" fo:font-style="italic" fo:font-weight="normal" fo:background-color="transparent" loext:char-shading-value="0" style:font-style-asian="italic" style:font-weight-asian="normal"/>
    </style:style>
    <style:style style:name="T87" style:family="text">
      <style:text-properties fo:color="#871094" loext:opacity="100%" fo:font-style="italic" style:font-style-asian="italic"/>
    </style:style>
    <style:style style:name="T88" style:family="text">
      <style:text-properties fo:color="#871094" loext:opacity="100%" fo:font-style="normal" fo:font-weight="normal" style:font-style-asian="normal" style:font-weight-asian="normal"/>
    </style:style>
    <style:style style:name="T89" style:family="text">
      <style:text-properties fo:color="#871094" loext:opacity="100%" fo:font-style="normal" fo:font-weight="normal" fo:background-color="transparent" loext:char-shading-value="0" style:font-style-asian="normal" style:font-weight-asian="normal"/>
    </style:style>
    <style:style style:name="T90" style:family="text">
      <style:text-properties fo:color="#871094" loext:opacity="100%" style:font-name="Courier New" fo:font-size="10pt" fo:font-style="normal" fo:font-weight="normal" style:font-size-asian="10pt" style:font-style-asian="normal" style:font-weight-asian="normal" style:font-size-complex="10pt"/>
    </style:style>
    <style:style style:name="T91" style:family="text">
      <style:text-properties fo:color="#871094" loext:opacity="100%" style:font-name="Courier New" fo:font-size="10pt" fo:font-style="italic" fo:font-weight="normal" style:font-size-asian="10pt" style:font-style-asian="italic" style:font-weight-asian="normal" style:font-size-complex="10pt"/>
    </style:style>
    <style:style style:name="T92" style:family="text">
      <style:text-properties fo:color="#067d17" loext:opacity="100%"/>
    </style:style>
    <style:style style:name="T93" style:family="text">
      <style:text-properties fo:color="#067d17" loext:opacity="100%" fo:font-style="normal" fo:font-weight="normal" style:font-style-asian="normal" style:font-weight-asian="normal"/>
    </style:style>
    <style:style style:name="T94" style:family="text">
      <style:text-properties fo:color="#067d17" loext:opacity="100%" fo:font-style="normal" fo:font-weight="normal" fo:background-color="transparent" loext:char-shading-value="0" style:font-style-asian="normal" style:font-weight-asian="normal"/>
    </style:style>
    <style:style style:name="T95" style:family="text">
      <style:text-properties fo:color="#067d17" loext:opacity="100%" style:font-name="Courier New" fo:font-size="10pt" fo:font-style="normal" fo:font-weight="normal" style:font-size-asian="10pt" style:font-style-asian="normal" style:font-weight-asian="normal" style:font-size-complex="10pt"/>
    </style:style>
    <style:style style:name="T96" style:family="text">
      <style:text-properties officeooo:rsid="0050f792"/>
    </style:style>
    <style:style style:name="T97" style:family="text">
      <style:text-properties officeooo:rsid="0053d55f"/>
    </style:style>
    <style:style style:name="T98" style:family="text">
      <style:text-properties officeooo:rsid="0055c9fe"/>
    </style:style>
    <style:style style:name="T99" style:family="text">
      <style:text-properties fo:color="#1750eb" loext:opacity="100%"/>
    </style:style>
    <style:style style:name="T100" style:family="text">
      <style:text-properties fo:color="#1750eb" loext:opacity="100%" fo:font-style="normal" fo:font-weight="normal" style:font-style-asian="normal" style:font-weight-asian="normal"/>
    </style:style>
    <style:style style:name="T101" style:family="text">
      <style:text-properties officeooo:rsid="0057912c"/>
    </style:style>
    <style:style style:name="T102" style:family="text">
      <style:text-properties officeooo:rsid="0057f1f4"/>
    </style:style>
    <style:style style:name="T103" style:family="text">
      <style:text-properties officeooo:rsid="0060c196"/>
    </style:style>
    <style:style style:name="T104" style:family="text">
      <style:text-properties style:font-name="Courier New" fo:font-size="10pt" style:font-size-asian="10pt" style:font-size-complex="10pt"/>
    </style:style>
    <style:style style:name="T105" style:family="text">
      <style:text-properties officeooo:rsid="006566c1"/>
    </style:style>
    <style:style style:name="T106" style:family="text">
      <style:text-properties fo:background-color="transparent" loext:char-shading-value="0"/>
    </style:style>
    <style:style style:name="T107" style:family="text">
      <style:text-properties officeooo:rsid="0075ebcc"/>
    </style:style>
    <style:style style:name="T108" style:family="text">
      <style:text-properties officeooo:rsid="007c7633"/>
    </style:style>
    <style:style style:name="T109" style:family="text">
      <style:text-properties officeooo:rsid="0083350b"/>
    </style:style>
    <style:style style:name="T110" style:family="text">
      <style:text-properties officeooo:rsid="0084496f"/>
    </style:style>
    <style:style style:name="T111" style:family="text">
      <style:text-properties officeooo:rsid="0084ea43"/>
    </style:style>
    <style:style style:name="T112" style:family="text">
      <style:text-properties officeooo:rsid="00865116"/>
    </style:style>
    <style:style style:name="T113" style:family="text">
      <style:text-properties officeooo:rsid="0086f7e6"/>
    </style:style>
    <style:style style:name="T114" style:family="text">
      <style:text-properties fo:font-style="italic" style:font-style-asian="italic"/>
    </style:style>
    <style:style style:name="T115" style:family="text">
      <style:text-properties officeooo:rsid="009faf14"/>
    </style:style>
    <style:style style:name="T116" style:family="text">
      <style:text-properties officeooo:rsid="00a0cac7"/>
    </style:style>
    <style:style style:name="T117" style:family="text">
      <style:text-properties officeooo:rsid="00a45138"/>
    </style:style>
    <style:style style:name="T118" style:family="text">
      <style:text-properties officeooo:rsid="00a66e0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style:text-properties style:font-name="OpenSymbol"/>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P1">CORSO </text:p>
      <text:p text:style-name="P1">JAVA E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ext:soft-page-break/>Indice generale</text:p>
          </text:index-title>
          <text:p text:style-name="P107"><text:a xlink:type="simple" xlink:href="#__RefHeading___Toc105_704849067" text:style-name="Index_20_Link" text:visited-style-name="Index_20_Link">INTRODUZIONE A JAVA<text:tab/>3</text:a></text:p>
          <text:p text:style-name="P108"><text:a xlink:type="simple" xlink:href="#__RefHeading___Toc109_704849067" text:style-name="Index_20_Link" text:visited-style-name="Index_20_Link">JAVA PLATFORM<text:tab/>4</text:a></text:p>
          <text:p text:style-name="P108"><text:a xlink:type="simple" xlink:href="#__RefHeading___Toc161_704849067" text:style-name="Index_20_Link" text:visited-style-name="Index_20_Link">VANTAGGI E SVANTAGGI JAVA<text:tab/>4</text:a></text:p>
          <text:p text:style-name="P107"><text:a xlink:type="simple" xlink:href="#__RefHeading___Toc456_229651910" text:style-name="Index_20_Link" text:visited-style-name="Index_20_Link">JRE, JDK E AMBIENTI DI SVILUPPO<text:tab/>5</text:a></text:p>
          <text:p text:style-name="P108"><text:a xlink:type="simple" xlink:href="#__RefHeading___Toc458_229651910" text:style-name="Index_20_Link" text:visited-style-name="Index_20_Link">JAVA RUNTIME ENVIRONMENT (JRE)<text:tab/>5</text:a></text:p>
          <text:p text:style-name="P108"><text:a xlink:type="simple" xlink:href="#__RefHeading___Toc460_229651910" text:style-name="Index_20_Link" text:visited-style-name="Index_20_Link">JAVA DEVELOPMENT KIT (JDK)<text:tab/>5</text:a></text:p>
          <text:p text:style-name="P108"><text:a xlink:type="simple" xlink:href="#__RefHeading___Toc462_229651910" text:style-name="Index_20_Link" text:visited-style-name="Index_20_Link">AMBIENTI DI SVILUPPO CON INTERFACCIA GRAFICA<text:tab/>5</text:a></text:p>
          <text:p text:style-name="P107"><text:a xlink:type="simple" xlink:href="#__RefHeading___Toc640_1390441667" text:style-name="Index_20_Link" text:visited-style-name="Index_20_Link">TIPI DI SOFTWARE<text:tab/>6</text:a></text:p>
          <text:p text:style-name="P108"><text:a xlink:type="simple" xlink:href="#__RefHeading___Toc642_1390441667" text:style-name="Index_20_Link" text:visited-style-name="Index_20_Link">STANDALONE<text:tab/>6</text:a></text:p>
          <text:p text:style-name="P108"><text:a xlink:type="simple" xlink:href="#__RefHeading___Toc644_1390441667" text:style-name="Index_20_Link" text:visited-style-name="Index_20_Link">CLIENT / SERVER<text:tab/>6</text:a></text:p>
          <text:p text:style-name="P108"><text:a xlink:type="simple" xlink:href="#__RefHeading___Toc646_1390441667" text:style-name="Index_20_Link" text:visited-style-name="Index_20_Link">APPLICAZIONE WEB<text:tab/>6</text:a></text:p>
          <text:p text:style-name="P107"><text:a xlink:type="simple" xlink:href="#__RefHeading___Toc648_1390441667" text:style-name="Index_20_Link" text:visited-style-name="Index_20_Link">SVILUPPO SOFTWARE: WATERFALL VS AGILE<text:tab/>7</text:a></text:p>
          <text:p text:style-name="P108"><text:a xlink:type="simple" xlink:href="#__RefHeading___Toc671_1390441667" text:style-name="Index_20_Link" text:visited-style-name="Index_20_Link">METODOLOGIA WATERFALL<text:tab/>7</text:a></text:p>
          <text:p text:style-name="P108"><text:a xlink:type="simple" xlink:href="#__RefHeading___Toc673_1390441667" text:style-name="Index_20_Link" text:visited-style-name="Index_20_Link">METODOLOGIA AGILE<text:tab/>8</text:a></text:p>
          <text:p text:style-name="P107"><text:a xlink:type="simple" xlink:href="#__RefHeading___Toc755_1865083035" text:style-name="Index_20_Link" text:visited-style-name="Index_20_Link">THREAD E CONCORRENZA<text:tab/>9</text:a></text:p>
          <text:p text:style-name="P108"><text:a xlink:type="simple" xlink:href="#__RefHeading___Toc757_1865083035" text:style-name="Index_20_Link" text:visited-style-name="Index_20_Link">PROCESSO<text:tab/>9</text:a></text:p>
          <text:p text:style-name="P108"><text:a xlink:type="simple" xlink:href="#__RefHeading___Toc759_1865083035" text:style-name="Index_20_Link" text:visited-style-name="Index_20_Link">THREAD<text:tab/>9</text:a></text:p>
          <text:p text:style-name="P108"><text:a xlink:type="simple" xlink:href="#__RefHeading___Toc761_1865083035" text:style-name="Index_20_Link" text:visited-style-name="Index_20_Link">CONCORRENZA<text:tab/>11</text:a></text:p>
          <text:p text:style-name="P108"><text:a xlink:type="simple" xlink:href="#__RefHeading___Toc763_1865083035" text:style-name="Index_20_Link" text:visited-style-name="Index_20_Link">CICLO DI VITA DI UN THREAD<text:tab/>12</text:a></text:p>
          <text:p text:style-name="P108"><text:a xlink:type="simple" xlink:href="#__RefHeading___Toc765_1865083035" text:style-name="Index_20_Link" text:visited-style-name="Index_20_Link">THREAD PRIORITY<text:tab/>13</text:a></text:p>
          <text:p text:style-name="P108"><text:a xlink:type="simple" xlink:href="#__RefHeading___Toc1017_1982678161" text:style-name="Index_20_Link" text:visited-style-name="Index_20_Link">CREARE UN THREAD IN JAVA<text:tab/>14</text:a></text:p>
          <text:p text:style-name="P108"><text:a xlink:type="simple" xlink:href="#__RefHeading___Toc1678_1982678161" text:style-name="Index_20_Link" text:visited-style-name="Index_20_Link">MULTITHREADING<text:tab/>15</text:a></text:p>
          <text:p text:style-name="P108"><text:a xlink:type="simple" xlink:href="#__RefHeading___Toc1680_1982678161" text:style-name="Index_20_Link" text:visited-style-name="Index_20_Link">CONCORRENZA IN JAVA<text:tab/>18</text:a></text:p>
          <text:p text:style-name="P109"><text:a xlink:type="simple" xlink:href="#__RefHeading___Toc3347_3401211751" text:style-name="Index_20_Link" text:visited-style-name="Index_20_Link">CONCORRENZA CON L’UTILIZZO DEI THREAD<text:tab/>18</text:a></text:p>
          <text:p text:style-name="P109"><text:a xlink:type="simple" xlink:href="#__RefHeading___Toc3349_3401211751" text:style-name="Index_20_Link" text:visited-style-name="Index_20_Link">CONCORRENZA CON L’UTILIZZO DEGLI EXECUTOR<text:tab/>21</text:a></text:p>
          <text:p text:style-name="P109"><text:a xlink:type="simple" xlink:href="#__RefHeading___Toc3916_3401211751" text:style-name="Index_20_Link" text:visited-style-name="Index_20_Link">CONCORRENZA CON L’UTILIZZO DEL FRAMEWORK FORK/JOIN<text:tab/>23</text:a></text:p>
          <text:p text:style-name="P108"><text:a xlink:type="simple" xlink:href="#__RefHeading___Toc3918_3401211751" text:style-name="Index_20_Link" text:visited-style-name="Index_20_Link">SINCRONIZZAZIONE<text:tab/>25</text:a></text:p>
          <text:p text:style-name="P108"><text:a xlink:type="simple" xlink:href="#__RefHeading___Toc6395_4061430175" text:style-name="Index_20_Link" text:visited-style-name="Index_20_Link">ESEMPIO MULTITHREADING E CONCORRENZA : PRODUCER-CONSUMER<text:tab/>30</text:a></text:p>
          <text:p text:style-name="P108"><text:a xlink:type="simple" xlink:href="#__RefHeading___Toc5739_1090831966" text:style-name="Index_20_Link" text:visited-style-name="Index_20_Link">METODI WAIT(), NOTIFY(), NOTIFYALL()<text:tab/>34</text:a></text:p>
          <text:p text:style-name="P109"><text:a xlink:type="simple" xlink:href="#__RefHeading___Toc5741_1090831966" text:style-name="Index_20_Link" text:visited-style-name="Index_20_Link">WAIT()<text:tab/>34</text:a></text:p>
          <text:p text:style-name="P109"><text:a xlink:type="simple" xlink:href="#__RefHeading___Toc5743_1090831966" text:style-name="Index_20_Link" text:visited-style-name="Index_20_Link">NOTIFY() E NOTIFYALL()<text:tab/>35</text:a></text:p>
          <text:p text:style-name="P108"><text:a xlink:type="simple" xlink:href="#__RefHeading___Toc5748_1090831966" text:style-name="Index_20_Link" text:visited-style-name="Index_20_Link">SINCRONIZZAZIONE AVANZATA CON LOCK E REENTRANTLOCK<text:tab/>35</text:a></text:p>
          <text:p text:style-name="P109"><text:a xlink:type="simple" xlink:href="#__RefHeading___Toc5750_1090831966" text:style-name="Index_20_Link" text:visited-style-name="Index_20_Link">LOCK<text:tab/>35</text:a></text:p>
          <text:p text:style-name="P109"><text:a xlink:type="simple" xlink:href="#__RefHeading___Toc5752_1090831966" text:style-name="Index_20_Link" text:visited-style-name="Index_20_Link">REENTRANTLOCK<text:tab/>36</text:a></text:p>
          <text:p text:style-name="P108"><text:a xlink:type="simple" xlink:href="#__RefHeading___Toc6300_4045929125" text:style-name="Index_20_Link" text:visited-style-name="Index_20_Link">UTILIZZARE IL BLOCCO TRYFINALLY CON I THREAD<text:tab/>37</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29" text:outline-level="1"><text:bookmark-start text:name="__RefHeading___Toc105_704849067"/><text:soft-page-break/>INTRODUZIONE A JAVA<text:bookmark-end text:name="__RefHeading___Toc105_704849067"/></text:h>
      <text:p text:style-name="P2">JAVA è un linguaggio di programmazione object oriented (orientato agli oggetti). La programmazione a oggetti è un paradigma ancora oggi molto utilizzat<text:span text:style-name="T1">o</text:span>, perché ci consente di modellare al meglio delle situazioni reali.</text:p>
      <text:p text:style-name="P2">La sintassi del linguaggio JAVA è molto simile ai linguaggi C e C++, da cui eredita parecchie caratteristiche. Per certi versi, però, JAVA è più semplice da utilizzare rispetto i due linguaggi citati precedentemente.</text:p>
      <text:p text:style-name="P2">La caratteristica principale che ha reso JAVA così popolare è la portabilità, cioè l’essere indipendente dal sistema operativo su cui viene eseguito un software. Gli elementi fondamentali che rendono JAVA un linguaggio di programmazione portabile sono la Java Virtual Machine (Macchina virtuale o JVM) e la Java Platform.</text:p>
      <text:p text:style-name="P2"><draw:frame draw:style-name="fr1" draw:name="Immagine1" text:anchor-type="char" svg:x="4.77cm" svg:y="0.164cm" svg:width="7.504cm" svg:height="7.863cm" draw:z-index="0"><draw:image xlink:href="Pictures/10000001000003050000032AE58D8503D286146D.png" xlink:type="simple" xlink:show="embed" xlink:actuate="onLoad" draw:mime-type="image/png"/></draw:frame></text:p>
      <text:p text:style-name="Standard"/>
      <text:p text:style-name="Standard"/>
      <text:p text:style-name="P9"><text:s text:c="2"/></text:p>
      <text:p text:style-name="Standard"/>
      <text:p text:style-name="Standard"><text:s text:c="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text:span text:style-name="T3">Appunto, portabilità vuol dire scrivere il proprio codice sorgente una sola volta, compilarlo ed eseguirlo su qualsiasi dispositivo dotato di una macchina virtuale. Un programma JAVA è rappresentato da uno o più file.java, al cui interno sono presenti i nostri sorgenti, ovvero il codice che scriviamo. Attraverso il compilatore chiamato JAVAC, il nostro codice sorgente viene tradotto in un linguaggio intermedio, chiamato bytecode. Tutti questi file compilati avranno l’estensione .class e potranno essere interpretati dalla JVM, che è un processore virtuale che legge il/i nostro/i file.class e traduce il bytecode al loro interno in linguaggio macchina. </text:span><text:span text:style-name="T4">Quindi, se su dispositivi differenti, con sistema operativo differente, abbiamo la stessa JVM, possiamo eseguire il nostro software senza necessità di ricompilarlo ogni volta. <text:s/></text:span></text:p>
      <text:p text:style-name="P19"><text:span text:style-name="T4">O</text:span><text:span text:style-name="T2">ggi JAVA è utilizzato per scrivere:</text:span></text:p>
      <text:list xml:id="list613801926" text:style-name="L1">
        <text:list-item>
          <text:p text:style-name="P162">applicazioni web: La maggior parte delle applicazioni enterprise (applicazioni aziendali) utilizzano JAVA, soprattutto nella parte backend;</text:p>
        </text:list-item>
        <text:list-item>
          <text:p text:style-name="P162">applicazioni per smartphone e tablet: Android, per esempio, è un sistema operativo scritto in JAVA, così come tutte le app scritte per questo sistema operativo;</text:p>
        </text:list-item>
        <text:list-item>
          <text:p text:style-name="P162">applicazioni per decoder digitali, elettrodomestici e così via.</text:p>
        </text:list-item>
      </text:list>
      <text:p text:style-name="P3"/>
      <text:h text:style-name="Heading_20_2" text:outline-level="2"><text:bookmark-start text:name="__RefHeading___Toc109_704849067"/><text:soft-page-break/>JAVA PLATFORM<text:bookmark-end text:name="__RefHeading___Toc109_704849067"/></text:h>
      <text:p text:style-name="P20">La Java platform è una piattaforma composta da due componenti:</text:p>
      <text:list xml:id="list2093923193" text:style-name="L2">
        <text:list-item>
          <text:p text:style-name="P163">JVM, di cui abbiamo già parlato precedentemente;</text:p>
        </text:list-item>
        <text:list-item>
          <text:p text:style-name="P163">API (Application Programming Interface), cioè un set di librerie (componenti software) messi a disposizione degli sviluppatori per poter scrivere software JAVA.</text:p>
        </text:list-item>
      </text:list>
      <text:p text:style-name="P20">La Java Platform è disponibile in 3 configurazioni:</text:p>
      <text:list xml:id="list4245840614" text:style-name="L3">
        <text:list-item>
          <text:p text:style-name="P165"><text:span text:style-name="T8">Java Standard Edition (JSE): </text:span><text:span text:style-name="T9">mette a disposizione il set standard di API per poter scrivere applicazioni standalone (</text:span><text:span text:style-name="T10">programma </text:span><text:span text:style-name="T11">che </text:span><text:span text:style-name="T10">può funzionare senza che siano richiesti altri componenti o addirittura senza sistema operativ</text:span><text:span text:style-name="T11">o</text:span><text:span text:style-name="T9">), client e server, per accesso a database, per il calcolo scientifico e così via;</text:span></text:p>
        </text:list-item>
        <text:list-item>
          <text:p text:style-name="P164">Java Enterprise Edition (JEE): <text:span text:style-name="T9">mette a disposizione, oltre alle API della Standard Edition, anche quelle per scrivere applicazioni distribuite (ad esempio applicazioni web);</text:span></text:p>
        </text:list-item>
        <text:list-item>
          <text:p text:style-name="P164">Java Micro Edition (JME): <text:span text:style-name="T14">mette a disposizione le API per sviluppare applicazioni mobile.</text:span></text:p>
        </text:list-item>
      </text:list>
      <text:p text:style-name="P20"/>
      <text:h text:style-name="P131" text:outline-level="2"><text:bookmark-start text:name="__RefHeading___Toc161_704849067"/>VANTAGGI E SVANTAGGI JAVA<text:bookmark-end text:name="__RefHeading___Toc161_704849067"/></text:h>
      <text:p text:style-name="P10">Vantaggi</text:p>
      <text:list xml:id="list60021343" text:style-name="L4">
        <text:list-item>
          <text:p text:style-name="P156">indipendenza del linguaggio bytecode: consente di eseguire lo stesso programma su più dispositivi dotati di JVM;</text:p>
        </text:list-item>
      </text:list>
      <text:list xml:id="list3419966660" text:style-name="L5">
        <text:list-item>
          <text:p text:style-name="P157">velocità di sviluppo;</text:p>
        </text:list-item>
        <text:list-item>
          <text:p text:style-name="P157">grande disponibilità di librerie;</text:p>
        </text:list-item>
        <text:list-item>
          <text:p text:style-name="P157">alta integrazione con il web.</text:p>
        </text:list-item>
      </text:list>
      <text:p text:style-name="P11"/>
      <text:p text:style-name="P11">Svantaggi</text:p>
      <text:list xml:id="list490813759" text:style-name="L6">
        <text:list-item>
          <text:p text:style-name="P158">velocità di esecuzione: il programma viene eseguito ed elaborato dalla JVM, che a sua volta traduce le istruzioni in linguaggio macchina. Pertanto il tempo di esecuzione è leggermente più lento rispetto ad un programma scritto in C++;</text:p>
        </text:list-item>
        <text:list-item>
          <text:p text:style-name="P158">attraverso la decompilazione è possibile risalire al codice sorgente.</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456_229651910"/><text:soft-page-break/>JRE, JDK E AMBIENTI DI SVILUPPO<text:bookmark-end text:name="__RefHeading___Toc456_229651910"/></text:h>
      <text:h text:style-name="Heading_20_2" text:outline-level="2"><text:bookmark-start text:name="__RefHeading___Toc458_229651910"/>J<text:span text:style-name="T30">AVA</text:span> R<text:span text:style-name="T30">UNTIME</text:span> E<text:span text:style-name="T30">NVIRONMENT</text:span> <text:span text:style-name="T15">(JRE)</text:span><text:bookmark-end text:name="__RefHeading___Toc458_229651910"/></text:h>
      <text:p text:style-name="P21">JRE è un’implementazione della JVM, ed è necessario per l’esecuzione dei programmi JAVA. </text:p>
      <text:p text:style-name="P21">Il JRE contiene:</text:p>
      <text:list xml:id="list1359372156" text:style-name="L7">
        <text:list-item>
          <text:p text:style-name="P166">JVM.</text:p>
        </text:list-item>
        <text:list-item>
          <text:p text:style-name="P166">API standard di JAVA.</text:p>
        </text:list-item>
        <text:list-item>
          <text:p text:style-name="P166">Un launcher necessario per avviare i <text:span text:style-name="T16">programmi già</text:span> compilati in bytecode. Tutti i programmi partono sempre da una classe dotata di un metodo main()</text:p>
        </text:list-item>
      </text:list>
      <text:p text:style-name="P21">Il JRE deve essere installato su tutti i dispositivi che hanno necessità di eseguire software scritti in JAVA.</text:p>
      <text:p text:style-name="Standard"/>
      <text:h text:style-name="Heading_20_2" text:outline-level="2"><text:bookmark-start text:name="__RefHeading___Toc460_229651910"/>JAVA DEVELOPMENT KIT (JDK)<text:bookmark-end text:name="__RefHeading___Toc460_229651910"/></text:h>
      <text:p text:style-name="P21">JDK è un insieme di librerie e software messe a disposizione da Oracle, che consentono di sviluppare software scritti in JAVA. </text:p>
      <text:p text:style-name="P22">JDK è un ambiente di sviluppo a tutti gli effetti, poiché appunto contiene tutte queste librerie che ci consentono di sviluppare software, ma è un ambiente di sviluppo a console, ovvero non è dotato di un’interfaccia grafica, ma le istruzioni si eseguono mediante il prompt di comandi. Gli ambienti di sviluppo più famosi, dotati di interfaccia grafica, sono Eclipse, Netbeans e Intellij I<text:span text:style-name="T16">DEA. </text:span></text:p>
      <text:p text:style-name="P26">Il JDK contiene librerie importanti per lo sviluppo, il JRE e la JVM.</text:p>
      <text:p text:style-name="P26"><draw:frame draw:style-name="fr1" draw:name="Immagine2" text:anchor-type="char" svg:x="4.105cm" svg:y="0.051cm" svg:width="8.793cm" svg:height="5.401cm" draw:z-index="1"><draw:image xlink:href="Pictures/100000010000029500000196A919B2D406257284.png" xlink:type="simple" xlink:show="embed" xlink:actuate="onLoad" draw:mime-type="image/png"/></draw:frame></text:p>
      <text:p text:style-name="Standard"><text:s text:c="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32" text:outline-level="2"><text:bookmark-start text:name="__RefHeading___Toc462_229651910"/>AMBIENTI DI SVILUPPO CON INTERFACCIA GRAFICA<text:bookmark-end text:name="__RefHeading___Toc462_229651910"/></text:h>
      <text:p text:style-name="P23">Un ambiente di sviluppo integrato o IDE (Integrated Development Environment), rispetto il JDK, è un software dotato di interfaccia grafica che consente agli sviluppatori di creare software JAVA, semplificando la programmazione e la gestione dei file. È utile perché:</text:p>
      <text:list xml:id="list802337667" text:style-name="L8">
        <text:list-item>
          <text:p text:style-name="P167">consente di segnalare e visualizzare subito gli errori di sintassi all’interno del codice;</text:p>
        </text:list-item>
        <text:list-item>
          <text:p text:style-name="P167">consente di effettuare il debug in maniera semplice;</text:p>
        </text:list-item>
        <text:list-item>
          <text:p text:style-name="P159">offre una serie di strumenti e funzionalità di supporto allo sviluppatore.</text:p>
        </text:list-item>
      </text:list>
      <text:p text:style-name="Standard"/>
      <text:h text:style-name="Heading_20_1" text:outline-level="1"><text:bookmark-start text:name="__RefHeading___Toc640_1390441667"/><text:soft-page-break/>TIPI DI SOFTWARE<text:bookmark-end text:name="__RefHeading___Toc640_1390441667"/></text:h>
      <text:h text:style-name="P133" text:outline-level="2"><text:bookmark-start text:name="__RefHeading___Toc642_1390441667"/>STANDALONE<text:bookmark-end text:name="__RefHeading___Toc642_1390441667"/></text:h>
      <text:p text:style-name="P24">Il software standalone è un software che è installato all’interno di un sistema operativo ed è autonomo, perché non richiede l’uso di particolari componenti esterne con cui interagire (per esempio i server).</text:p>
      <text:p text:style-name="P30">Esempi di software standalone sono:</text:p>
      <text:list xml:id="list1555942483" text:style-name="L9">
        <text:list-item>
          <text:p text:style-name="P168">il pacchetto di software Microsoft (Word, Excel, …);</text:p>
        </text:list-item>
        <text:list-item>
          <text:p text:style-name="P169">i software Adobe (Photoshop, InDesign, …);</text:p>
        </text:list-item>
        <text:list-item>
          <text:p text:style-name="P169">alcune app per dispositivi mobile (ad es. l’app che visualizza le foto, l’app che gestisce i file del device).</text:p>
        </text:list-item>
      </text:list>
      <text:p text:style-name="P12"/>
      <text:h text:style-name="P133" text:outline-level="2"><text:bookmark-start text:name="__RefHeading___Toc644_1390441667"/>CLIENT / SERVER<text:bookmark-end text:name="__RefHeading___Toc644_1390441667"/></text:h>
      <text:p text:style-name="Text_20_body">Il software client/server è composto dai due componenti omonimi che definiscono il suo nome. La componente client è installata sul nostro dispositivo personale, mentre la componente server si trova su un dispositivo remoto <text:span text:style-name="T31">è fornisce un servizio al client. </text:span></text:p>
      <text:p text:style-name="Text_20_body">Esempi di sistemi client/server:</text:p>
      <text:list xml:id="list2742525232" text:style-name="L10">
        <text:list-item>
          <text:p text:style-name="P171">File server: per la condividere i file;</text:p>
        </text:list-item>
        <text:list-item>
          <text:p text:style-name="P171">FTP server: per l'upload/download dei file;</text:p>
        </text:list-item>
        <text:list-item>
          <text:p text:style-name="P171">Database server: per la gestione dei dati;</text:p>
        </text:list-item>
      </text:list>
      <text:p text:style-name="Text_20_body">Questa architettura, però, ha un limite importante. <text:span text:style-name="T31">Questo limite riguarda la necessità di installare </text:span><text:span text:style-name="T17">il software della componente client su ciascun terminale che deve accedere a questo software. Questo problema si risolve con le applicazioni web.</text:span></text:p>
      <text:p text:style-name="P27"/>
      <text:h text:style-name="P134" text:outline-level="2"><text:bookmark-start text:name="__RefHeading___Toc646_1390441667"/>APPLICAZIONE WEB<text:bookmark-end text:name="__RefHeading___Toc646_1390441667"/></text:h>
      <text:p text:style-name="P25">L’applicazione web è nata con lo scopo di migliorare l’utilizzo dei componenti client, senza la necessità di dover installare nuovi software. Un’applicazione web è accessibile mediante un normale browser.</text:p>
      <text:p text:style-name="P25">L’applicazione web è un tipo di client/server evoluto, in cui è sostanzialmente il browser a fare da client, che scarica per noi tutte le varie informazioni (le pagine web) che ci servono per interagire con la componente server. In questo caso, il server e il client comunicano mediante protocollo HTTP.</text:p>
      <text:p text:style-name="P25">Per accedere alle applicazioni web si utilizzano URL o link ipertestuali.</text:p>
      <text:p text:style-name="P27"/>
      <text:p text:style-name="P27"/>
      <text:p text:style-name="P27"/>
      <text:p text:style-name="P27"/>
      <text:h text:style-name="P130" text:outline-level="1"><text:bookmark-start text:name="__RefHeading___Toc648_1390441667"/><text:soft-page-break/>SVILUPPO SOFTWARE: WATERFALL VS AGILE<text:bookmark-end text:name="__RefHeading___Toc648_1390441667"/></text:h>
      <text:p text:style-name="P31">Dopo aver visto i vari tipi di software, adesso vediamo come si sviluppa un software. Non ha senso parlare di sviluppo nel momento in cui abbiamo a che fare con degli script o piccoli software che devono svolgere un compito particolare, ma solo <text:span text:style-name="T32">nel momento in cui abbiamo a che fare con software complessi o strutturati per la gestione di un’intera azienda. </text:span></text:p>
      <text:p text:style-name="P32">Usare una metodologia per lo sviluppo di un software complesso è importante, perché consente di realizzare il software in maniera più organizzata e strutturata, limitando gli errori <text:span text:style-name="T16">che uscirebbero fuori nel caso di uno sviluppo senza criterio</text:span>. </text:p>
      <text:p text:style-name="P32">Le metodologie per lo sviluppo di un software sono 2: waterfall e agile.</text:p>
      <text:p text:style-name="P33"/>
      <text:h text:style-name="P135" text:outline-level="2"><text:bookmark-start text:name="__RefHeading___Toc671_1390441667"/>METODOLOGIA WATERFALL<text:bookmark-end text:name="__RefHeading___Toc671_1390441667"/></text:h>
      <text:p text:style-name="P18"><text:span text:style-name="T32">Nella metodologia waterfall (o classica) </text:span>la sequenza delle fasi del ciclo di vita di un progetto software è strettamente sequenziale e, prima di passare alla fase successiva, è necessario che quella corrente sia terminata completamente.</text:p>
      <text:p text:style-name="P18"><draw:frame draw:style-name="fr1" draw:name="Immagine3" text:anchor-type="char" svg:x="0.076cm" svg:y="0.236cm" svg:width="17cm" svg:height="1.676cm" draw:z-index="2"><draw:image xlink:href="Pictures/100000010000052700000082035FDFE2D912A64E.png" xlink:type="simple" xlink:show="embed" xlink:actuate="onLoad" draw:mime-type="image/png"/></draw:frame><text:s text:c="2"/></text:p>
      <text:p text:style-name="P17">Quindi, in questo tipo di approccio raccogliamo i requisiti all’inizio, sulla base di quei requisiti viene <text:span text:style-name="T34">sviluppato il software e, infine, facciamo vedere il nostro software completo solo al termine del rilascio in produzione.</text:span></text:p>
      <text:p text:style-name="P12"><text:span text:style-name="T33">Il limite principale di questa metodologia è quello</text:span> di aver realizzato un prodotto che soddisfa perfettamente i requisiti inizialmente raccolti che, però, nel frattempo <text:span text:style-name="T33">possono essere</text:span> cambiat<text:span text:style-name="T33">i e quindi il software è diverso da quello atteso.</text:span></text:p>
      <text:p text:style-name="P13"/>
      <text:p text:style-name="P13"/>
      <text:p text:style-name="P13"/>
      <text:p text:style-name="P13"/>
      <text:p text:style-name="P13"/>
      <text:p text:style-name="P13"/>
      <text:p text:style-name="P13"/>
      <text:p text:style-name="P13"/>
      <text:p text:style-name="P13"/>
      <text:p text:style-name="P13"/>
      <text:p text:style-name="P13"/>
      <text:h text:style-name="P136" text:outline-level="2"><text:bookmark-start text:name="__RefHeading___Toc673_1390441667"/><text:soft-page-break/>METODOLOGIA AGILE<text:bookmark-end text:name="__RefHeading___Toc673_1390441667"/></text:h>
      <text:p text:style-name="P34">Nella metodologia agile abbiamo le stesse fasi della metodologia waterfall, ma il ciclo di vita di un progetto software è visto come una sequenza di tante iterazioni, dove ogni iterazione è un arco temporale che va dalle 2 alle 4 settimane. </text:p>
      <text:p text:style-name="P34"/>
      <text:p text:style-name="P34"><draw:frame draw:style-name="fr4" draw:name="Immagine4" text:anchor-type="char" svg:width="17cm" svg:height="4.039cm" draw:z-index="3"><draw:image xlink:href="Pictures/10000001000004E60000012AD25BCCB12CA8B5C2.png" xlink:type="simple" xlink:show="embed" xlink:actuate="onLoad" draw:mime-type="image/png"/></draw:frame></text:p>
      <text:p text:style-name="P34">In ciascuna iterazione prendiamo un pezzettino del nostro software sul quale vengono eseguite tutte le fasi, dopodiché si prende un altro pezzettino e si ritorna indietro nelle fasi per rieseguirle tutte e così via, fino alla realizzazione di tutti i pezzettini che comporranno il software finale.</text:p>
      <text:p text:style-name="Text_20_body">Vantaggi <text:span text:style-name="T35">di questa metodologia:</text:span></text:p>
      <text:list xml:id="list2960797817" text:style-name="L11">
        <text:list-item>
          <text:p text:style-name="P172">coinvolgimento attivo del committente e degli utenti nel processo di sviluppo;</text:p>
        </text:list-item>
        <text:list-item>
          <text:p text:style-name="P172">aggiornamenti regolari e frequenti sullo stato dell’applicazione;</text:p>
        </text:list-item>
        <text:list-item>
          <text:p text:style-name="P172">validazione continua dei requisiti (dopo ogni iterazione);</text:p>
        </text:list-item>
        <text:list-item>
          <text:p text:style-name="P172">consegna rapida delle funzionalità di base;</text:p>
        </text:list-item>
        <text:list-item>
          <text:p text:style-name="P172">pianificazione fissa dei tempi di consegna per funzionalità;</text:p>
        </text:list-item>
        <text:list-item>
          <text:p text:style-name="P172">maggiori test, software migliore.</text:p>
        </text:list-item>
      </text:list>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755_1865083035"/><text:soft-page-break/>THREAD <text:span text:style-name="T36">E CONCORRENZA</text:span><text:bookmark-end text:name="__RefHeading___Toc755_1865083035"/></text:h>
      <text:h text:style-name="P137" text:outline-level="2"><text:bookmark-start text:name="__RefHeading___Toc757_1865083035"/>PROCESSO<text:bookmark-end text:name="__RefHeading___Toc757_1865083035"/></text:h>
      <text:p text:style-name="P36">Prima di capire cosa è un thread, dobbiamo definire cosa è un processo.</text:p>
      <text:p text:style-name="P36">Quando installiamo su un dispositivo un software, copiamo i file compilati del software stesso all’interno del dispositivo, indipendentemente dal tipo di sistema operativo che vi è installato sopra. Il software in stato di esecuzione genera un processo, che avrà un ID univoco e occuperà una porzione di RAM dove salverà le sue informazioni. Quindi, un processo può essere definito come <text:span text:style-name="T18">un’istanza</text:span> d<text:span text:style-name="T18">el software che contiene le istruzioni e i dati che vengono elaborati durante l’esecuzione del software. Un esempio lo possiamo vedere sulla gestione attività del PC, dove sono elencati tutti i processi attivi in quel dato momento:</text:span></text:p>
      <text:p text:style-name="P35"><draw:frame draw:style-name="fr1" draw:name="Immagine5" text:anchor-type="char" svg:x="3.785cm" svg:y="-0.161cm" svg:width="9.059cm" svg:height="8.181cm" draw:z-index="4"><draw:image xlink:href="Pictures/10000001000002C700000282598162596918581A.png" xlink:type="simple" xlink:show="embed" xlink:actuate="onLoad" draw:mime-type="image/png"/></draw:frame></text:p>
      <text:p text:style-name="Standard"/>
      <text:p text:style-name="Standard"/>
      <text:p text:style-name="Standard"><text:s text:c="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7"/>
      <text:p text:style-name="P38">Siccome i sistemi operativi sono multitasking, possiamo eseguire più processi contemporaneamente e il sistema operativo assegnerà la CPU all’i-esimo processo, a seconda delle necessità.</text:p>
      <text:p text:style-name="P42"/>
      <text:h text:style-name="P138" text:outline-level="2"><text:bookmark-start text:name="__RefHeading___Toc759_1865083035"/>THREAD <text:bookmark-end text:name="__RefHeading___Toc759_1865083035"/></text:h>
      <text:p text:style-name="P42"><text:span text:style-name="T37">Quando abbiamo la necessità di suddividere un processo in più sottoprocessi (o task), i quali devono essere indipendenti tra loro, a quel punto parliamo di thread. Un thread è un sottoprocesso che ha vita propria </text:span><text:span text:style-name="T38">e svolge un determinato compito. Più thread possono essere eseguiti in maniera concorrente, a seconda delle necessità.</text:span></text:p>
      <text:p text:style-name="P40">Quindi, in linea generale lo scopo dei thread è quello di dividere un processo in tante piccole parti, dove ogni parte lavora in maniera autonoma e deve gestire un evento o una risorsa.</text:p>
      <text:p text:style-name="P40"/>
      <text:p text:style-name="P40"/>
      <text:p text:style-name="P40"/>
      <text:p text:style-name="P40"/>
      <text:p text:style-name="P40"/>
      <text:p text:style-name="P40"/>
      <text:p text:style-name="P40"><text:soft-page-break/>Vediamo un esempio:</text:p>
      <text:p text:style-name="P40"/>
      <text:p text:style-name="Standard"><draw:frame draw:style-name="fr3" draw:name="Immagine6" text:anchor-type="char" svg:width="17cm" svg:height="4.445cm" draw:z-index="5"><draw:image xlink:href="Pictures/100000010000047F0000012D89199A92E8B092F0.png" xlink:type="simple" xlink:show="embed" xlink:actuate="onLoad" draw:mime-type="image/png"/></draw:frame></text:p>
      <text:p text:style-name="Text_20_body">In questo esempio abbiamo il nostro software e 4 processi, che sono intesi come 4 istanze dello stesso software. Il numero di processi equivale al numero di volte che l’utente avvia lo stesso software. Ogni processo avrà i suoi task per la gestione delle singole attività e dei singoli eventi.</text:p>
      <text:p text:style-name="P43">Esempi di utilizzo dei thread sono:</text:p>
      <text:p text:style-name="P44"><text:tab/>Nel caso del browser web:</text:p>
      <text:list xml:id="list765817685" text:style-name="L12">
        <text:list-item>
          <text:p text:style-name="P173">un thread che si occupa di scrivere il testo e visualizzarlo a video;</text:p>
        </text:list-item>
        <text:list-item>
          <text:p text:style-name="P173">un thread <text:span text:style-name="T16">che si occupa di</text:span> effettuare la ricerca.</text:p>
        </text:list-item>
      </text:list>
      <text:p text:style-name="P45"><text:tab/></text:p>
      <text:p text:style-name="P45"><text:tab/><text:span text:style-name="T39">Nel caso del server web:</text:span></text:p>
      <text:list xml:id="list4194100298" text:style-name="L13">
        <text:list-item>
          <text:p text:style-name="P174">un thread che si occupa di accettare le richieste e creare altri thread che le gestiscono;</text:p>
        </text:list-item>
        <text:list-item>
          <text:p text:style-name="P174">un thread che si occupa di gestire una richiesta.</text:p>
        </text:list-item>
      </text:list>
      <text:p text:style-name="P45"/>
      <text:p text:style-name="P45"><text:tab/><text:span text:style-name="T39">Nel caso di word:</text:span></text:p>
      <text:list xml:id="list3303661176" text:style-name="L14">
        <text:list-item>
          <text:p text:style-name="P175">un thread che si occupa di scrivere i comandi digitati dall’utente;</text:p>
        </text:list-item>
        <text:list-item>
          <text:p text:style-name="P175">un thread che si occupa di cercare i sinonimi e gli errori di scrittura;</text:p>
        </text:list-item>
        <text:list-item>
          <text:p text:style-name="P175">un thread che si occupa di visualizzare gli errori di ortografia.</text:p>
        </text:list-item>
      </text:list>
      <text:p text:style-name="P45"/>
      <text:p text:style-name="P45"/>
      <text:p text:style-name="P45"/>
      <text:p text:style-name="P45"/>
      <text:p text:style-name="P45"/>
      <text:p text:style-name="P45"/>
      <text:p text:style-name="P45"/>
      <text:p text:style-name="P45"/>
      <text:p text:style-name="P45"/>
      <text:h text:style-name="P139" text:outline-level="2"><text:bookmark-start text:name="__RefHeading___Toc761_1865083035"/><text:soft-page-break/>CONCORRENZA<text:bookmark-end text:name="__RefHeading___Toc761_1865083035"/></text:h>
      <text:p text:style-name="P39">Ovviamente anche il sistema operativo stesso è composto da diversi software. Se il dispositivo non fosse in grado di gestire l’accesso concorrente a questi programmi, potremmo eseguire un solo programma alla volta. Ad esempio, non potremmo navigare su internet e al tempo stesso guardare un video, scrivere un documento, ascoltare musica e così via.</text:p>
      <text:p text:style-name="P39">Si capisce a questo punto che la gestione della concorrenza diventa fondamentale, perché consente di sfruttare tutte le risorse hardware a disposizione per l’esecuzione di più software contemporaneamente.</text:p>
      <text:p text:style-name="P39">Quindi, la concorrenza è un insieme di concetti che consentono di rappresentare e descrivere l’esecuzione di due o più processi in maniera simultanea o non simultanea, a seconda della tipologia di architettura su cui stiamo eseguendo un software. <text:span text:style-name="T40">Due o più processi, quindi due o più istanze di diversi software o dello stesso software, sono in esecuzione concorrente se vengono eseguiti in parallelo. A seconda del tipo di architettura, abbiamo 2 tipi di parallelismo: </text:span></text:p>
      <text:list xml:id="list2054224558" text:style-name="L15">
        <text:list-item>
          <text:p text:style-name="P176">il parallelismo reale avviene quando più processi sono attivi su un dispositivo dotato di più processori, dove ogni processore prende in carico un processo, oppure quando più processi <text:span text:style-name="T16">sono attivi su più dispositivi indipendenti tra loro e distribuiti.</text:span></text:p>
        </text:list-item>
        <text:list-item>
          <text:p text:style-name="P177">Il parallelismo apparente avviene quando più processi sono attivi su un dispositivo dotato di un processore.</text:p>
        </text:list-item>
      </text:list>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P140" text:outline-level="2"><text:bookmark-start text:name="__RefHeading___Toc763_1865083035"/><text:soft-page-break/>C<text:span text:style-name="T42">I</text:span>CLO DI VITA DI UN THREAD<text:bookmark-end text:name="__RefHeading___Toc763_1865083035"/></text:h>
      <text:p text:style-name="P47">Un thread, dal punto di vista del processo, abbiamo già visto essere un sottoprocesso (o task), quindi un componente di un processo più ampio <text:span text:style-name="T41">e complesso</text:span> che si occupa di gestire una risorsa o un evento.</text:p>
      <text:p text:style-name="P47"/>
      <text:p text:style-name="P46"><draw:frame draw:style-name="fr1" draw:name="Immagine7" text:anchor-type="char" svg:x="0cm" svg:y="-0.079cm" svg:width="17cm" svg:height="5.858cm" draw:z-index="6"><draw:image xlink:href="Pictures/10000001000004FA000001B7A1511CABC0E611E0.png" xlink:type="simple" xlink:show="embed" xlink:actuate="onLoad" draw:mime-type="image/png"/></draw:frame><text:s/></text:p>
      <text:p text:style-name="P48">Un thread ha un suo ciclo di vita, che comprende i seguenti stati:</text:p>
      <text:list xml:id="list3594481074" text:style-name="L16">
        <text:list-item>
          <text:p text:style-name="P181">New</text:p>
        </text:list-item>
        <text:list-item>
          <text:p text:style-name="P181">Runnable</text:p>
        </text:list-item>
        <text:list-item>
          <text:p text:style-name="P181">Running</text:p>
        </text:list-item>
        <text:list-item>
          <text:p text:style-name="P181">Waiting </text:p>
        </text:list-item>
        <text:list-item>
          <text:p text:style-name="P181">Dead</text:p>
        </text:list-item>
      </text:list>
      <text:p text:style-name="Standard"/>
      <text:p text:style-name="Standard"><draw:frame draw:style-name="fr4" draw:name="Immagine8" text:anchor-type="char" svg:width="17cm" svg:height="5.923cm" draw:z-index="7"><draw:image xlink:href="Pictures/100000010000044B0000017FE67AB3D19DFEC1A1.png" xlink:type="simple" xlink:show="embed" xlink:actuate="onLoad" draw:mime-type="image/png"/></draw:frame></text:p>
      <text:p text:style-name="P49">Il primo stato in cui si trova un thread è New quando viene istanziato, poi abbiamo Runnable quando viene avviato, Running quando viene eseguito. Arrivato allo stato di Running, un thread può arrivare a Waiting, oppure a Dead, a seconda del caso se vogliamo sospendere o terminare il suo ciclo di vita.</text:p>
      <text:p text:style-name="P41"/>
      <text:p text:style-name="P41"/>
      <text:p text:style-name="P41"/>
      <text:p text:style-name="P41"/>
      <text:p text:style-name="P41"/>
      <text:p text:style-name="P41"/>
      <text:h text:style-name="P141" text:outline-level="2"><text:bookmark-start text:name="__RefHeading___Toc765_1865083035"/><text:soft-page-break/>THREAD PRIORITY<text:bookmark-end text:name="__RefHeading___Toc765_1865083035"/></text:h>
      <text:p text:style-name="Text_20_body">La priority (o priorità) è l’informazione che indica allo scheduler il livello di importanza di un thread rispetto agli altri. Lo scheduler è un software che si occupa di gestire l’esecuzione dei thread durante l’esecuzione di un processo.</text:p>
      <text:p text:style-name="Text_20_body">Facendo attenzione, però, su un concetto, non tutti i sistemi operativi garantiscono che l’ordine di esecuzione dei thread è determinato sulla base della thread priority <text:span text:style-name="T43">che abbiamo stabilito</text:span>. Tuttavia, se un certo numero di thread sono bloccati e in attesa di essere eseguiti, <text:s/>il primo che verrà <text:span text:style-name="T43">s</text:span>bloccato dallo scheduler sarà quello che ha priorità maggiore. <text:span text:style-name="T43">In questo modo evitiamo la situazione che si chiama starvation, ovvero l’impossibilità di ottenere risorse da parte di un processo, perché tutti i task sono bloccati.</text:span></text:p>
      <text:p text:style-name="P70">La priority di un thread in JAVA <text:s/>va da 1 a 10, dove la priorità minore è definita MIN_PRIORITY(1), la priorità maggiore è MAX_PRIORITY(10) e la priorità normale, che è anche quella di default, è NORM_PRIORITY(5).</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Standard"/>
      <text:h text:style-name="P142" text:outline-level="2"><text:bookmark-start text:name="__RefHeading___Toc1017_1982678161"/><text:soft-page-break/>CREARE UN THREAD IN JAVA<text:bookmark-end text:name="__RefHeading___Toc1017_1982678161"/></text:h>
      <text:p text:style-name="P50">Per creare un thread in JAVA abbiamo due possibilità:</text:p>
      <text:list xml:id="list2077543437" text:style-name="L17">
        <text:list-item>
          <text:p text:style-name="P182">creare una classe che estende la classe Thread</text:p>
        </text:list-item>
        <text:list-item>
          <text:p text:style-name="P182">creare una classe che implementa l’interfaccia Runnable</text:p>
        </text:list-item>
      </text:list>
      <text:p text:style-name="P50">Ovviamente, la classe Thread implementa l’interfaccia Runnable.</text:p>
      <text:p text:style-name="P50"><draw:frame draw:style-name="fr1" draw:name="Immagine9" text:anchor-type="char" svg:x="3.233cm" svg:y="0.265cm" svg:width="11.451cm" svg:height="1.471cm" draw:z-index="8"><draw:image xlink:href="Pictures/10000001000002C50000005B5386CAB80368AFD5.png" xlink:type="simple" xlink:show="embed" xlink:actuate="onLoad" draw:mime-type="image/png"/></draw:frame></text:p>
      <text:p text:style-name="P50"><text:s text:c="3"/></text:p>
      <text:p text:style-name="P50"/>
      <text:p text:style-name="P69">Se creiamo un thread attraverso la classe Thread, la nostra classe deve ereditare attraverso la keyword extends la classe Thread. Questo permetterà alla nostra classe di ereditare i metodi della classe Thread, in particolare quello più importante di tutti che è il metodo run(). Il metodo run() deve essere riscritto nella nostra classe, cioè ci verrà richiesto di fare l’override di tale metodo. Il metodo run() contiene le istruzioni che devono essere eseguite dal thread. Il codice presente nel metodo run() viene eseguito in maniera concorrente ad altri thread presenti in un programma.</text:p>
      <text:p text:style-name="P53">Vediamo un primo esempio di thread in JAVA:</text:p>
      <text:p text:style-name="P54"><text:span text:style-name="T45">public class </text:span><text:span text:style-name="T49">EsempioThread </text:span><text:span text:style-name="T45">extends </text:span><text:span text:style-name="T49">Thread </text:span><text:span text:style-name="T55">{</text:span><text:line-break/><text:span text:style-name="T55"> <text:s text:c="3"/></text:span><text:span text:style-name="T73">/*Tutto quello che è il blocco di codice che dobbiamo eseguire,</text:span><text:line-break/><text:span text:style-name="T73"> <text:s text:c="5"/>deve essere messo all'interno del metodo run()</text:span><text:line-break/><text:span text:style-name="T73"> <text:s text:c="4"/>*/</text:span><text:line-break/><text:span text:style-name="T73"> <text:s text:c="3"/></text:span><text:span text:style-name="T77">@Override</text:span><text:line-break/><text:span text:style-name="T77"> <text:s text:c="3"/></text:span><text:span text:style-name="T45">public void </text:span><text:span text:style-name="T81">run</text:span><text:span text:style-name="T55">() {</text:span><text:line-break/><text:span text:style-name="T55"> <text:s text:c="7"/></text:span><text:span text:style-name="T49">System</text:span><text:span text:style-name="T55">.</text:span><text:span text:style-name="T85">out</text:span><text:span text:style-name="T55">.println(</text:span><text:span text:style-name="T93">"sono un thread"</text:span><text:span text:style-name="T55">);</text:span><text:line-break/><text:span text:style-name="T55"> <text:s text:c="3"/>}</text:span><text:line-break/><text:span text:style-name="T55">}</text:span><text:line-break/><text:line-break/><text:span text:style-name="T45">class </text:span><text:span text:style-name="T49">MainThread</text:span><text:span text:style-name="T55">{</text:span><text:line-break/><text:span text:style-name="T55"> <text:s text:c="3"/></text:span><text:span text:style-name="T45">public static void </text:span><text:span text:style-name="T81">main</text:span><text:span text:style-name="T55">(</text:span><text:span text:style-name="T49">String</text:span><text:span text:style-name="T55">[] args) {</text:span><text:line-break/><text:span text:style-name="T55"> <text:s text:c="7"/></text:span><text:span text:style-name="T49">EsempioThread et </text:span><text:span text:style-name="T55">= </text:span><text:span text:style-name="T45">new </text:span><text:span text:style-name="T55">EsempioThread();</text:span><text:line-break/><text:line-break/><text:span text:style-name="T55"> <text:s text:c="7"/></text:span><text:span text:style-name="T73">//Per eseguire il thread, dobbiamo invocare il metodo start()</text:span><text:line-break/><text:span text:style-name="T73"> <text:s text:c="7"/></text:span><text:span text:style-name="T49">et</text:span><text:span text:style-name="T55">.start();</text:span><text:span text:style-name="T73">//sono un thread</text:span><text:line-break/><text:span text:style-name="T73"> <text:s text:c="3"/></text:span><text:span text:style-name="T55">}</text:span><text:line-break/><text:span text:style-name="T55">}</text:span><text:line-break/></text:p>
      <text:p text:style-name="P71">Nell’esempio, l’esecuzione del metodo start() nel main() ha causato l’invocazione del metodo run().</text:p>
      <text:p text:style-name="P71">Quindi, per creare un thread dobbiamo:</text:p>
      <text:list xml:id="list2363105168" text:style-name="L18">
        <text:list-item>
          <text:p text:style-name="P183">creare un’istanza della nostra classe che estende Thread;</text:p>
        </text:list-item>
        <text:list-item>
          <text:p text:style-name="P183">invocare il metodo start() che si occuperà, dopo la configurazione del thread, di invocare il metodo run().</text:p>
        </text:list-item>
      </text:list>
      <text:p text:style-name="P71">Altri metodi utili che si ereditano dalla classe Thread sono:</text:p>
      <text:list xml:id="list809184743" text:style-name="L19">
        <text:list-item>
          <text:p text:style-name="P184">yield() che suggerisce allo scheduler di liberare la CPU e renderla disponibile, ovviamente, ad altri thread;</text:p>
        </text:list-item>
        <text:list-item>
          <text:p text:style-name="P184">sleep() che mette in standby il thread per un determinato numero di millisecondi.</text:p>
        </text:list-item>
      </text:list>
      <text:p text:style-name="P71"/>
      <text:p text:style-name="P66"><text:soft-page-break/>Possiamo eventualmente creare un thread anche utilizzando direttamente l’interfaccia Runnable. In questo caso la nostra classe deve implementare l’interfaccia Runnable. Questo secondo metodo viene utilizzato, piuttosto che utilizzare la classe Thread, quando la nostra classe <text:span text:style-name="T16">estende</text:span> già un’altra classe e, siccome non possiamo usare l’ereditarietà multipla con l’attributo extends, possiamo utilizzare l’interfaccia Runnable che ci consentirà comunque di implementare un thread. <text:span text:style-name="T96">Ovviamente, implementando l’interfaccia, dobbiamo implementare il metodo run(), che è definita all’interno dell’interfaccia Runnable. Per creare un thread in questo caso dobbiamo utilizzare il costruttore della classe Thread, che prende in ingresso come parametro l’istanza della nostra classe che implementa Runnable. Vediamo un esempio:</text:span></text:p>
      <text:p text:style-name="P55"><text:span text:style-name="T45">public class </text:span><text:span text:style-name="T49">EsempioRunnable </text:span><text:span text:style-name="T45">implements </text:span><text:span text:style-name="T49">Runnable</text:span><text:span text:style-name="T55">{</text:span><text:line-break/><text:span text:style-name="T55"> <text:s text:c="3"/></text:span><text:span text:style-name="T77">@Override</text:span><text:line-break/><text:span text:style-name="T77"> <text:s text:c="3"/></text:span><text:span text:style-name="T45">public void </text:span><text:span text:style-name="T81">run</text:span><text:span text:style-name="T55">() {</text:span><text:line-break/><text:span text:style-name="T55"> <text:s text:c="7"/></text:span><text:span text:style-name="T49">System</text:span><text:span text:style-name="T55">.</text:span><text:span text:style-name="T85">out</text:span><text:span text:style-name="T55">.println(</text:span><text:span text:style-name="T93">"sono un thread runnable"</text:span><text:span text:style-name="T55">);</text:span><text:line-break/><text:span text:style-name="T55"> <text:s text:c="3"/>}</text:span><text:line-break/><text:span text:style-name="T55">}</text:span><text:line-break/><text:line-break/><text:span text:style-name="T45">class </text:span><text:span text:style-name="T49">MainRunnable </text:span><text:span text:style-name="T55">{</text:span><text:line-break/><text:span text:style-name="T55"> <text:s text:c="3"/></text:span><text:span text:style-name="T45">public static void </text:span><text:span text:style-name="T81">main</text:span><text:span text:style-name="T55">(</text:span><text:span text:style-name="T49">String</text:span><text:span text:style-name="T55">[] args) {</text:span><text:line-break/><text:span text:style-name="T55"> <text:s text:c="7"/></text:span><text:span text:style-name="T73">/*Per eseguire questo thread, dobbiamo creare un'istanza della</text:span><text:line-break/><text:span text:style-name="T73"> <text:s text:c="7"/>classe Thread, passando in ingresso un'istanza della nostra</text:span><text:line-break/><text:span text:style-name="T73"> <text:s text:c="7"/>classe che implementa l'interfaccia Runnable*/</text:span><text:line-break/><text:span text:style-name="T73"> <text:s text:c="7"/></text:span><text:span text:style-name="T49">Thread t </text:span><text:span text:style-name="T55">= </text:span><text:span text:style-name="T45">new </text:span><text:span text:style-name="T55">Thread(</text:span><text:span text:style-name="T45">new </text:span><text:span text:style-name="T55">EsempioRunnable());</text:span><text:line-break/><text:line-break/><text:span text:style-name="T55"> <text:s text:c="7"/></text:span><text:span text:style-name="T49">t</text:span><text:span text:style-name="T55">.start();</text:span><text:span text:style-name="T73">//sono un thread runnable</text:span><text:line-break/><text:span text:style-name="T73"> <text:s text:c="3"/></text:span><text:span text:style-name="T55">}</text:span><text:line-break/><text:span text:style-name="T55">}</text:span></text:p>
      <text:p text:style-name="P65"/>
      <text:p text:style-name="P52"/>
      <text:h text:style-name="P143" text:outline-level="2"><text:bookmark-start text:name="__RefHeading___Toc1678_1982678161"/>MULTITHREADING<text:bookmark-end text:name="__RefHeading___Toc1678_1982678161"/></text:h>
      <text:p text:style-name="P51">Multithreading vuol dire eseguire contemporaneamente più thread appartenenti allo stesso processo. Il multithreading può essere:</text:p>
      <text:list xml:id="list3218895193" text:style-name="L20">
        <text:list-item>
          <text:p text:style-name="P185">collaborativo, <text:span text:style-name="T97">ovvero i thread rimangono attivi fino a quando non terminano il task, oppure fino a quando non cedono le risorse occupate ad altri thread;</text:span></text:p>
        </text:list-item>
        <text:list-item>
          <text:p text:style-name="P186">preventivo, ovvero la macchina virtuale accede ad un thread attivo e lo controlla attraverso un altro thread.</text:p>
        </text:list-item>
      </text:list>
      <text:p text:style-name="P72">Le specifiche JAVA stabiliscono che la JVM debba gestire i thread, utilizzando lo scheduling preemptive (o fixed-priority scheduling). Questo vuol dire che lo scheduler ha il compito di interrompere o ripristinare i thread a seconda del loro stato. Quindi, in base in cui si trovano i thread, lo scheduler può attivarli o disattivarli.</text:p>
      <text:p text:style-name="P72">Come abbiamo già detto, ogni esecuzione della JVM corrisponde ad un processo, mentre tutto quello che viene eseguito dalla JVM corrisponde ad un thread.</text:p>
      <text:p text:style-name="P72">Chiaramente il multithreading ha ragione di esistere perché, se eseguiamo le operazioni in parallelo, ovviamente riusciamo a raggiungere un risultato in maniera più rapida. <text:span text:style-name="T98">Oltre a questo, un’altra caratteristica dei software multithreading è che i thread possono scambiarsi informazioni tra loro ed accedere a risorse condivise, ad esempio un database condiviso tra thread, oppure una risorsa hardware.</text:span></text:p>
      <text:p text:style-name="P72"/>
      <text:p text:style-name="P72"/>
      <text:p text:style-name="P73"><text:soft-page-break/>Vediamo un esempio in codice di multithreading:</text:p>
      <text:p text:style-name="P56"><text:span text:style-name="T45">public class </text:span><text:span text:style-name="T49">EsempioMultithreading </text:span><text:span text:style-name="T45">extends </text:span><text:span text:style-name="T49">Thread</text:span><text:span text:style-name="T55">{</text:span><text:line-break/><text:span text:style-name="T55"> <text:s text:c="3"/></text:span><text:span text:style-name="T77">@Override</text:span><text:line-break/><text:span text:style-name="T77"> <text:s text:c="3"/></text:span><text:span text:style-name="T45">public void </text:span><text:span text:style-name="T81">run</text:span><text:span text:style-name="T55">(){</text:span><text:line-break/><text:line-break/><text:span text:style-name="T55"> <text:s text:c="7"/></text:span><text:span text:style-name="T49">System</text:span><text:span text:style-name="T55">.</text:span><text:span text:style-name="T85">out</text:span><text:span text:style-name="T55">.println(</text:span><text:span text:style-name="T93">"Sono il thread " </text:span><text:span text:style-name="T55">+ getName());</text:span><text:line-break/><text:line-break/><text:span text:style-name="T55"> <text:s text:c="7"/></text:span><text:span text:style-name="T45">for </text:span><text:span text:style-name="T55">(</text:span><text:span text:style-name="T45">int </text:span><text:span text:style-name="T55">i = </text:span><text:span text:style-name="T100">0</text:span><text:span text:style-name="T55">; i &lt; </text:span><text:span text:style-name="T100">10</text:span><text:span text:style-name="T55">; i++){</text:span><text:line-break/><text:span text:style-name="T55"> <text:s text:c="11"/></text:span><text:span text:style-name="T49">System</text:span><text:span text:style-name="T55">.</text:span><text:span text:style-name="T85">out</text:span><text:span text:style-name="T55">.println(i);</text:span><text:line-break/><text:span text:style-name="T55"> <text:s text:c="7"/>}</text:span><text:line-break/><text:span text:style-name="T55"> <text:s text:c="7"/></text:span><text:span text:style-name="T73">/*Utilizzo il metodo sleep per dare un tempo di pausa</text:span><text:line-break/><text:span text:style-name="T73"> <text:s text:c="8"/>tra una stampa di i e un'altra*/</text:span><text:line-break/><text:span text:style-name="T73"> <text:s text:c="7"/></text:span><text:span text:style-name="T45">try </text:span><text:span text:style-name="T55">{</text:span><text:line-break/><text:span text:style-name="T55"> <text:s text:c="11"/></text:span><text:span text:style-name="T49">Thread</text:span><text:span text:style-name="T55">.</text:span><text:span text:style-name="T62">sleep</text:span><text:span text:style-name="T55">(</text:span><text:span text:style-name="T100">3000</text:span><text:span text:style-name="T55">);</text:span><text:line-break/><text:span text:style-name="T55"> <text:s text:c="7"/>} </text:span><text:span text:style-name="T45">catch </text:span><text:span text:style-name="T55">(</text:span><text:span text:style-name="T49">InterruptedException </text:span><text:span text:style-name="T55">e) {</text:span><text:line-break/><text:span text:style-name="T55"> <text:s text:c="11"/>e.printStackTrace();</text:span><text:line-break/><text:span text:style-name="T55"> <text:s text:c="7"/>}</text:span><text:line-break/><text:line-break/><text:span text:style-name="T55"> <text:s text:c="3"/>}</text:span><text:line-break/><text:span text:style-name="T55">}</text:span><text:line-break/><text:line-break/><text:span text:style-name="T45">class </text:span><text:span text:style-name="T49">MainMultithreading</text:span><text:span text:style-name="T55">{</text:span><text:line-break/><text:span text:style-name="T55"> <text:s text:c="3"/></text:span><text:span text:style-name="T45">public static void </text:span><text:span text:style-name="T81">main</text:span><text:span text:style-name="T55">(</text:span><text:span text:style-name="T49">String</text:span><text:span text:style-name="T55">[] args) {</text:span><text:line-break/><text:line-break/><text:span text:style-name="T55"> <text:s text:c="7"/></text:span><text:span text:style-name="T49">EsempioMultithreading em1 </text:span><text:span text:style-name="T55">= </text:span><text:span text:style-name="T45">new </text:span><text:span text:style-name="T55">EsempioMultithreading();</text:span><text:line-break/><text:span text:style-name="T55"> <text:s text:c="7"/></text:span><text:span text:style-name="T73">//setName() serve per poter assegnare un nome al thread</text:span><text:line-break/><text:span text:style-name="T73"> <text:s text:c="7"/></text:span><text:span text:style-name="T49">em1</text:span><text:span text:style-name="T55">.setName(</text:span><text:span text:style-name="T93">"Thread1"</text:span><text:span text:style-name="T55">);</text:span><text:line-break/><text:line-break/><text:span text:style-name="T55"> <text:s text:c="7"/></text:span><text:span text:style-name="T49">EsempioMultithreading em2 </text:span><text:span text:style-name="T55">= </text:span><text:span text:style-name="T45">new </text:span><text:span text:style-name="T55">EsempioMultithreading();</text:span><text:line-break/><text:span text:style-name="T55"> <text:s text:c="7"/></text:span><text:span text:style-name="T49">em2</text:span><text:span text:style-name="T55">.setName(</text:span><text:span text:style-name="T93">"Thread2"</text:span><text:span text:style-name="T55">);</text:span><text:line-break/><text:line-break/><text:span text:style-name="T55"> <text:s text:c="7"/></text:span><text:span text:style-name="T49">EsempioMultithreading em3 </text:span><text:span text:style-name="T55">= </text:span><text:span text:style-name="T45">new </text:span><text:span text:style-name="T55">EsempioMultithreading();</text:span><text:line-break/><text:span text:style-name="T55"> <text:s text:c="7"/></text:span><text:span text:style-name="T49">em3</text:span><text:span text:style-name="T55">.setName(</text:span><text:span text:style-name="T93">"Thread3"</text:span><text:span text:style-name="T55">);</text:span><text:line-break/><text:line-break/><text:span text:style-name="T55"> <text:s text:c="7"/></text:span><text:span text:style-name="T49">EsempioMultithreading em4 </text:span><text:span text:style-name="T55">= </text:span><text:span text:style-name="T45">new </text:span><text:span text:style-name="T55">EsempioMultithreading();</text:span><text:line-break/><text:span text:style-name="T55"> <text:s text:c="7"/></text:span><text:span text:style-name="T49">em4</text:span><text:span text:style-name="T55">.setName(</text:span><text:span text:style-name="T93">"Thread4"</text:span><text:span text:style-name="T55">);</text:span><text:line-break/><text:line-break/><text:span text:style-name="T55"> <text:s text:c="7"/></text:span><text:span text:style-name="T49">EsempioMultithreading em5 </text:span><text:span text:style-name="T55">= </text:span><text:span text:style-name="T45">new </text:span><text:span text:style-name="T55">EsempioMultithreading();</text:span><text:line-break/><text:span text:style-name="T55"> <text:s text:c="7"/></text:span><text:span text:style-name="T49">em5</text:span><text:span text:style-name="T55">.setName(</text:span><text:span text:style-name="T93">"Thread5"</text:span><text:span text:style-name="T55">);</text:span><text:line-break/><text:line-break/><text:span text:style-name="T55"> <text:s text:c="7"/></text:span><text:span text:style-name="T49">em1</text:span><text:span text:style-name="T55">.start();</text:span><text:line-break/><text:span text:style-name="T55"> <text:s text:c="7"/></text:span><text:span text:style-name="T49">em2</text:span><text:span text:style-name="T55">.start();</text:span><text:line-break/><text:span text:style-name="T55"> <text:s text:c="7"/></text:span><text:span text:style-name="T49">em3</text:span><text:span text:style-name="T55">.start();</text:span><text:line-break/><text:span text:style-name="T55"> <text:s text:c="7"/></text:span><text:span text:style-name="T49">em4</text:span><text:span text:style-name="T55">.start();</text:span><text:line-break/><text:span text:style-name="T55"> <text:s text:c="7"/></text:span><text:span text:style-name="T49">em5</text:span><text:span text:style-name="T55">.start();</text:span><text:line-break/><text:line-break/><text:span text:style-name="T55"> <text:s text:c="3"/>}</text:span><text:line-break/><text:span text:style-name="T55">}</text:span></text:p>
      <text:p text:style-name="P57"/>
      <text:p text:style-name="P75"><text:span text:style-name="T101">In questo codice abbiamo 5 thread che cicl</text:span><text:span text:style-name="T19">ano</text:span><text:span text:style-name="T101"> la variabile i per 10 volte. Tutti e 5 i thread si eseguono in maniera concorrenziale tra di loro, richiedendo l’accesso alle risorse e, il più delle volte, </text:span><text:span text:style-name="T19">interrompendosi</text:span><text:span text:style-name="T101"> tra di loro. Ragion per cui, eseguendo più volte questo codice, otterremo sempre un output diverso, perché cambierà sempre l’ordine di esecuzione dei thread e i momenti in cui uno sospenderà l’esecuzione dell’altro.</text:span></text:p>
      <text:p text:style-name="P75"/>
      <text:p text:style-name="P75"/>
      <text:p text:style-name="P75"/>
      <text:p text:style-name="P74"><text:soft-page-break/>Vediamo un esempio dei tanti output che possiamo ottenere dal codice precedente:</text:p>
      <text:p text:style-name="P68">Sono il thread Thread3</text:p>
      <text:p text:style-name="P68">0</text:p>
      <text:p text:style-name="P68">1</text:p>
      <text:p text:style-name="P68">Sono il thread Thread1</text:p>
      <text:p text:style-name="P68">0</text:p>
      <text:p text:style-name="P68">1</text:p>
      <text:p text:style-name="P68">2</text:p>
      <text:p text:style-name="P68">3</text:p>
      <text:p text:style-name="P68">4</text:p>
      <text:p text:style-name="P68">5</text:p>
      <text:p text:style-name="P68">6</text:p>
      <text:p text:style-name="P68">7</text:p>
      <text:p text:style-name="P68">8</text:p>
      <text:p text:style-name="P68">9</text:p>
      <text:p text:style-name="P68">Sono il thread Thread2</text:p>
      <text:p text:style-name="P68">0</text:p>
      <text:p text:style-name="P68">1</text:p>
      <text:p text:style-name="P68">2</text:p>
      <text:p text:style-name="P68">3</text:p>
      <text:p text:style-name="P68">4</text:p>
      <text:p text:style-name="P68">5</text:p>
      <text:p text:style-name="P68">6</text:p>
      <text:p text:style-name="P68">7</text:p>
      <text:p text:style-name="P68">8</text:p>
      <text:p text:style-name="P68">9</text:p>
      <text:p text:style-name="P68">Sono il thread Thread4</text:p>
      <text:p text:style-name="P68">0</text:p>
      <text:p text:style-name="P68">1</text:p>
      <text:p text:style-name="P68">2</text:p>
      <text:p text:style-name="P68">3</text:p>
      <text:p text:style-name="P68">4</text:p>
      <text:p text:style-name="P68">5</text:p>
      <text:p text:style-name="P68">6</text:p>
      <text:p text:style-name="P68">7</text:p>
      <text:p text:style-name="P68">8</text:p>
      <text:p text:style-name="P68">9</text:p>
      <text:p text:style-name="P68">Sono il thread Thread5</text:p>
      <text:p text:style-name="P68">0</text:p>
      <text:p text:style-name="P68">1</text:p>
      <text:p text:style-name="P68">2</text:p>
      <text:p text:style-name="P68">3</text:p>
      <text:p text:style-name="P68">4</text:p>
      <text:p text:style-name="P68">5</text:p>
      <text:p text:style-name="P68">6</text:p>
      <text:p text:style-name="P68">7</text:p>
      <text:p text:style-name="P68">8</text:p>
      <text:p text:style-name="P68">9</text:p>
      <text:p text:style-name="P68">2</text:p>
      <text:p text:style-name="P68">3</text:p>
      <text:p text:style-name="P68">4</text:p>
      <text:p text:style-name="P68">5</text:p>
      <text:p text:style-name="P68">6</text:p>
      <text:p text:style-name="P68">7</text:p>
      <text:p text:style-name="P68">8</text:p>
      <text:p text:style-name="P68">9</text:p>
      <text:p text:style-name="P67"/>
      <text:p text:style-name="P76">In questo output in particolare abbiamo:</text:p>
      <text:list xml:id="list3545115896" text:style-name="L21">
        <text:list-item>
          <text:p text:style-name="P187">il thread 3 che è il primo ad essere eseguito, ma interrotto bruscamente dal thread 1 che ha richiesto l’accesso;</text:p>
        </text:list-item>
        <text:list-item>
          <text:p text:style-name="P187">in seguito, verranno eseguiti in quest’ordine il thread 1, il thread 2, il thread 4 e il thread 5, <text:span text:style-name="T102">che non verranno mai interrotti durante la loro esecuzione;</text:span></text:p>
        </text:list-item>
        <text:list-item>
          <text:p text:style-name="P188">infine, il thread 3 completa la sua esecuzione dopo il thread 5, interrotta precedentemente dal thread 1.</text:p>
        </text:list-item>
      </text:list>
      <text:p text:style-name="P77">Alla prossima esecuzione del codice, otterremo un output diverso.</text:p>
      <text:h text:style-name="P144" text:outline-level="2"><text:bookmark-start text:name="__RefHeading___Toc1680_1982678161"/><text:soft-page-break/>CONCORRENZA IN JAVA<text:bookmark-end text:name="__RefHeading___Toc1680_1982678161"/></text:h>
      <text:p text:style-name="P84">La concorrenza è la possibilità di eseguire più task in parallelo. L’utilizzo della concorrenza è molto utile quando i processi possono essere parallelizzati, senza necessità di serializzarli. Ad esempio, immaginiamo che in un browser possiamo caricare contemporaneamente più pagine. Se il browser non fosse stato un software multithreading, non avremmo potuto effettuare questa operazione, ma avremmo dovuto aspettare il caricamento di una pagina per poterne richiedere un’altra.</text:p>
      <text:p text:style-name="P79">In JAVA la concorrenza si implementa tramite tre strumenti:</text:p>
      <text:list xml:id="list376598992" text:style-name="L22">
        <text:list-item>
          <text:p text:style-name="P189">I Thread, disponibili dalla versione 1.0 di JAVA.</text:p>
        </text:list-item>
        <text:list-item>
          <text:p text:style-name="P189">Il framework Executor, disponibile dalla versione 1.5 di JAVA.</text:p>
        </text:list-item>
        <text:list-item>
          <text:p text:style-name="P189">Il framework Fork/Join, disponibile dalla versione 1.7 di JAVA.</text:p>
        </text:list-item>
      </text:list>
      <text:p text:style-name="P79"/>
      <text:h text:style-name="P150" text:outline-level="3"><text:bookmark-start text:name="__RefHeading___Toc3347_3401211751"/>CONCORRENZA CON L’UTILIZZO DEI THREAD<text:bookmark-end text:name="__RefHeading___Toc3347_3401211751"/></text:h>
      <text:p text:style-name="P79">Per creare un thread è necessario, abbiamo già detto, creare la classe che estenda Thread, oppure che implementi Runnable, e che implementi in entrambi i casi il metodo run(). All’interno del metodo run() dobbiamo inserire la logica relativa al task da eseguire.</text:p>
      <text:p text:style-name="P79">L’avvio del thread si ha con il metodo start(), mentre l’attesa del completamento del task (l’attesa dell’esecuzione completa del thread) si ha con il metodo join().</text:p>
      <text:p text:style-name="P79">Se vogliamo passare dei parametri d’ingresso, siccome il metodo run() non accetta parametri d’ingresso ed è un metodo void (cioè non restituisce parametri), dobbiamo definire un costruttore personalizzato che riceva in ingresso i parametri necessari. A quel punto, possiamo lavorare con i parametri ricevuti in ingresso dal costruttore.</text:p>
      <text:p text:style-name="P79">Facciamo un esempio in cui supponiamo di creare una classe che consenta di recuperare l’output (l’html) di una pagina web:</text:p>
      <text:p text:style-name="P78"><text:span text:style-name="T47">import </text:span><text:span text:style-name="T53">java.io.BufferedReader</text:span><text:span text:style-name="T66">;</text:span><text:span text:style-name="T104"><text:line-break/></text:span><text:span text:style-name="T47">import </text:span><text:span text:style-name="T53">java.io.IOException</text:span><text:span text:style-name="T66">;</text:span><text:span text:style-name="T104"><text:line-break/></text:span><text:span text:style-name="T47">import </text:span><text:span text:style-name="T53">java.io.InputStream</text:span><text:span text:style-name="T66">;</text:span><text:span text:style-name="T104"><text:line-break/></text:span><text:span text:style-name="T47">import </text:span><text:span text:style-name="T53">java.io.InputStreamReader</text:span><text:span text:style-name="T66">;</text:span><text:span text:style-name="T104"><text:line-break/></text:span><text:span text:style-name="T47">import </text:span><text:span text:style-name="T53">java.net.MalformedURLException</text:span><text:span text:style-name="T66">;</text:span><text:span text:style-name="T104"><text:line-break/></text:span><text:span text:style-name="T47">import </text:span><text:span text:style-name="T53">java.net.URL</text:span><text:span text:style-name="T66">;</text:span><text:span text:style-name="T104"><text:line-break/></text:span><text:span text:style-name="T47">import </text:span><text:span text:style-name="T53">java.net.URLConnection</text:span><text:span text:style-name="T66">;</text:span><text:span text:style-name="T104"><text:line-break/><text:line-break/></text:span><text:span text:style-name="T47">public class </text:span><text:span text:style-name="T53">GetPaginaSito </text:span><text:span text:style-name="T47">extends </text:span><text:span text:style-name="T53">Thread </text:span><text:span text:style-name="T66">{</text:span><text:span text:style-name="T104"><text:line-break/><text:line-break/></text:span><text:span text:style-name="T66"> <text:s text:c="3"/></text:span><text:span text:style-name="T47">private </text:span><text:span text:style-name="T53">String </text:span><text:span text:style-name="T90">url</text:span><text:span text:style-name="T66">;</text:span><text:span text:style-name="T104"><text:line-break/></text:span><text:span text:style-name="T66"> <text:s text:c="3"/></text:span><text:span text:style-name="T47">private </text:span><text:span text:style-name="T53">String </text:span><text:span text:style-name="T90">content</text:span><text:span text:style-name="T66">;</text:span><text:span text:style-name="T104"><text:line-break/><text:line-break/></text:span><text:span text:style-name="T66"> <text:s text:c="3"/></text:span><text:span text:style-name="T75">/*Creo il costruttore per poter passare un parametro in ingresso</text:span><text:span text:style-name="T104"><text:line-break/></text:span><text:span text:style-name="T75"> <text:s text:c="3"/>* alla logica all'interno di new()*/</text:span><text:span text:style-name="T104"><text:line-break/></text:span><text:span text:style-name="T75"> <text:s text:c="3"/></text:span><text:span text:style-name="T47">public </text:span><text:span text:style-name="T83">GetPaginaSito</text:span><text:span text:style-name="T66">(</text:span><text:span text:style-name="T53">String </text:span><text:span text:style-name="T66">url){</text:span><text:span text:style-name="T104"><text:line-break/></text:span><text:span text:style-name="T66"> <text:s text:c="7"/></text:span><text:span text:style-name="T47">super</text:span><text:span text:style-name="T66">();</text:span><text:span text:style-name="T104"><text:line-break/></text:span><text:span text:style-name="T66"> <text:s text:c="7"/></text:span><text:span text:style-name="T47">this</text:span><text:span text:style-name="T66">.</text:span><text:span text:style-name="T90">url </text:span><text:span text:style-name="T66">= url;</text:span><text:span text:style-name="T104"><text:line-break/></text:span><text:span text:style-name="T66"> <text:s text:c="3"/>}</text:span><text:span text:style-name="T104"><text:line-break/><text:line-break/></text:span><text:span text:style-name="T66"> <text:s text:c="3"/></text:span><text:span text:style-name="T79">@Override</text:span><text:span text:style-name="T104"><text:line-break/></text:span><text:span text:style-name="T79"> <text:s text:c="3"/></text:span><text:span text:style-name="T47">public void </text:span><text:span text:style-name="T83">run</text:span><text:span text:style-name="T66">() {</text:span><text:span text:style-name="T104"><text:line-break/></text:span><text:span text:style-name="T66"> <text:s text:c="6"/></text:span><text:span text:style-name="T75">/*Dentro il metodo run() implemento la logica che permette</text:span><text:span text:style-name="T104"><text:line-break/></text:span><text:span text:style-name="T75"> <text:s text:c="6"/>di invocare una URL e di recuperare le informazioni*/</text:span><text:span text:style-name="T104"><text:line-break/></text:span><text:soft-page-break/><text:span text:style-name="T75"> <text:s text:c="7"/></text:span><text:span text:style-name="T47">try </text:span><text:span text:style-name="T66">{</text:span><text:span text:style-name="T104"><text:line-break/></text:span><text:span text:style-name="T66"> <text:s text:c="11"/></text:span><text:span text:style-name="T75">/*Sto passando la url in ingresso dal costruttore*/</text:span><text:span text:style-name="T104"><text:line-break/></text:span><text:span text:style-name="T75"> <text:s text:c="11"/></text:span><text:span text:style-name="T53">URL u </text:span><text:span text:style-name="T66">= </text:span><text:span text:style-name="T47">new </text:span><text:span text:style-name="T66">URL(</text:span><text:span text:style-name="T90">url</text:span><text:span text:style-name="T66">);</text:span><text:span text:style-name="T104"><text:line-break/><text:line-break/></text:span><text:span text:style-name="T66"> <text:s text:c="11"/></text:span><text:span text:style-name="T75">/*Creo la connessione*/</text:span><text:span text:style-name="T104"><text:line-break/></text:span><text:span text:style-name="T75"> <text:s text:c="11"/></text:span><text:span text:style-name="T53">URLConnection con </text:span><text:span text:style-name="T66">= </text:span><text:span text:style-name="T53">u</text:span><text:span text:style-name="T66">.openConnection();</text:span><text:span text:style-name="T104"><text:line-break/><text:line-break/></text:span><text:span text:style-name="T66"> <text:s text:c="11"/></text:span><text:span text:style-name="T75">/*Attraverso l'invocazione del metodo getInputStream(), recuperiamo</text:span><text:span text:style-name="T104"><text:line-break/></text:span><text:span text:style-name="T75"> <text:s text:c="11"/>l'output del nostro sito, quindi la nostra pagina html*/</text:span><text:span text:style-name="T104"><text:line-break/></text:span><text:span text:style-name="T75"> <text:s text:c="11"/></text:span><text:span text:style-name="T53">InputStream is </text:span><text:span text:style-name="T66">= </text:span><text:span text:style-name="T53">con</text:span><text:span text:style-name="T66">.getInputStream();</text:span><text:span text:style-name="T104"><text:line-break/><text:line-break/></text:span><text:span text:style-name="T66"> <text:s text:c="11"/></text:span><text:span text:style-name="T75">/*Scrivo il contenuto della pagina html in un file, mediante il</text:span><text:span text:style-name="T104"><text:line-break/></text:span><text:span text:style-name="T75"> <text:s text:c="11"/>metodo getString() della classe Utils, che prende in ingresso</text:span><text:span text:style-name="T104"><text:line-break/></text:span><text:span text:style-name="T75"> <text:s text:c="11"/>un InputStream e scrive in uno StringBuilder tutto l'output</text:span><text:span text:style-name="T104"><text:line-break/></text:span><text:span text:style-name="T75"> <text:s text:c="11"/>della nostra pagina web*/</text:span><text:span text:style-name="T104"><text:line-break/></text:span><text:span text:style-name="T75"> <text:s text:c="11"/></text:span><text:span text:style-name="T66">setContent(</text:span><text:span text:style-name="T53">Utils</text:span><text:span text:style-name="T66">.</text:span><text:span text:style-name="T67">getString</text:span><text:span text:style-name="T66">(</text:span><text:span text:style-name="T53">is</text:span><text:span text:style-name="T66">));</text:span><text:span text:style-name="T104"><text:line-break/><text:line-break/></text:span><text:span text:style-name="T66"> <text:s text:c="7"/>} </text:span><text:span text:style-name="T47">catch </text:span><text:span text:style-name="T66">(</text:span><text:span text:style-name="T53">MalformedURLException </text:span><text:span text:style-name="T66">e) {</text:span><text:span text:style-name="T104"><text:line-break/></text:span><text:span text:style-name="T66"> <text:s text:c="11"/>e.printStackTrace();</text:span><text:span text:style-name="T104"><text:line-break/></text:span><text:span text:style-name="T66"> <text:s text:c="7"/>} </text:span><text:span text:style-name="T47">catch </text:span><text:span text:style-name="T66">(</text:span><text:span text:style-name="T53">IOException </text:span><text:span text:style-name="T66">e) {</text:span><text:span text:style-name="T104"><text:line-break/></text:span><text:span text:style-name="T66"> <text:s text:c="11"/>e.printStackTrace();</text:span><text:span text:style-name="T104"><text:line-break/></text:span><text:span text:style-name="T66"> <text:s text:c="7"/>}</text:span><text:span text:style-name="T104"><text:line-break/></text:span><text:span text:style-name="T66"> <text:s text:c="3"/>}</text:span><text:span text:style-name="T104"><text:line-break/><text:line-break/></text:span><text:span text:style-name="T66"> <text:s text:c="3"/></text:span><text:span text:style-name="T75">/*Genero i metodi getter e setter per l'accesso alla variabili private url e content*/</text:span><text:span text:style-name="T104"><text:line-break/></text:span><text:span text:style-name="T75"> <text:s text:c="3"/></text:span><text:span text:style-name="T47">public </text:span><text:span text:style-name="T53">String </text:span><text:span text:style-name="T83">getUrl</text:span><text:span text:style-name="T66">() {</text:span><text:span text:style-name="T104"><text:line-break/></text:span><text:span text:style-name="T66"> <text:s text:c="7"/></text:span><text:span text:style-name="T47">return </text:span><text:span text:style-name="T90">url</text:span><text:span text:style-name="T66">;</text:span><text:span text:style-name="T104"><text:line-break/></text:span><text:span text:style-name="T66"> <text:s text:c="3"/>}</text:span><text:span text:style-name="T104"><text:line-break/><text:line-break/></text:span><text:span text:style-name="T66"> <text:s text:c="3"/></text:span><text:span text:style-name="T47">public void </text:span><text:span text:style-name="T83">setUrl</text:span><text:span text:style-name="T66">(</text:span><text:span text:style-name="T53">String </text:span><text:span text:style-name="T66">url) {</text:span><text:span text:style-name="T104"><text:line-break/></text:span><text:span text:style-name="T66"> <text:s text:c="7"/></text:span><text:span text:style-name="T47">this</text:span><text:span text:style-name="T66">.</text:span><text:span text:style-name="T90">url </text:span><text:span text:style-name="T66">= url;</text:span><text:span text:style-name="T104"><text:line-break/></text:span><text:span text:style-name="T66"> <text:s text:c="3"/>}</text:span><text:span text:style-name="T104"><text:line-break/><text:line-break/></text:span><text:span text:style-name="T66"> <text:s text:c="3"/></text:span><text:span text:style-name="T47">public </text:span><text:span text:style-name="T53">String </text:span><text:span text:style-name="T83">getContent</text:span><text:span text:style-name="T66">() {</text:span><text:span text:style-name="T104"><text:line-break/></text:span><text:span text:style-name="T66"> <text:s text:c="7"/></text:span><text:span text:style-name="T47">return </text:span><text:span text:style-name="T90">content</text:span><text:span text:style-name="T66">;</text:span><text:span text:style-name="T104"><text:line-break/></text:span><text:span text:style-name="T66"> <text:s text:c="3"/>}</text:span><text:span text:style-name="T104"><text:line-break/><text:line-break/></text:span><text:span text:style-name="T66"> <text:s text:c="3"/></text:span><text:span text:style-name="T47">public void </text:span><text:span text:style-name="T83">setContent</text:span><text:span text:style-name="T66">(</text:span><text:span text:style-name="T53">String </text:span><text:span text:style-name="T66">content) {</text:span><text:span text:style-name="T104"><text:line-break/></text:span><text:span text:style-name="T66"> <text:s text:c="7"/></text:span><text:span text:style-name="T47">this</text:span><text:span text:style-name="T66">.</text:span><text:span text:style-name="T90">content </text:span><text:span text:style-name="T66">= content;</text:span><text:span text:style-name="T104"><text:line-break/></text:span><text:span text:style-name="T66"> <text:s text:c="3"/>}</text:span><text:span text:style-name="T104"><text:line-break/></text:span><text:span text:style-name="T66">}</text:span><text:span text:style-name="T104"><text:line-break/><text:line-break/></text:span><text:span text:style-name="T47">class </text:span><text:span text:style-name="T53">Utils </text:span><text:span text:style-name="T66">{</text:span><text:span text:style-name="T104"><text:line-break/></text:span><text:span text:style-name="T66"> <text:s text:c="3"/></text:span><text:span text:style-name="T47">public static </text:span><text:span text:style-name="T53">String </text:span><text:span text:style-name="T83">getString</text:span><text:span text:style-name="T66">(</text:span><text:span text:style-name="T53">InputStream </text:span><text:span text:style-name="T66">is) {</text:span><text:span text:style-name="T104"><text:line-break/></text:span><text:span text:style-name="T66"> <text:s text:c="7"/></text:span><text:span text:style-name="T53">BufferedReader </text:span><text:span text:style-name="T66">br = </text:span><text:span text:style-name="T47">null</text:span><text:span text:style-name="T66">;</text:span><text:span text:style-name="T104"><text:line-break/></text:span><text:span text:style-name="T66"> <text:s text:c="7"/></text:span><text:span text:style-name="T53">StringBuilder sb </text:span><text:span text:style-name="T66">= </text:span><text:span text:style-name="T47">new </text:span><text:span text:style-name="T66">StringBuilder();</text:span><text:span text:style-name="T104"><text:line-break/><text:line-break/></text:span><text:span text:style-name="T66"> <text:s text:c="7"/></text:span><text:span text:style-name="T53">String </text:span><text:span text:style-name="T66">line;</text:span><text:span text:style-name="T104"><text:line-break/></text:span><text:span text:style-name="T66"> <text:s text:c="7"/></text:span><text:span text:style-name="T47">try </text:span><text:span text:style-name="T66">{</text:span><text:span text:style-name="T104"><text:line-break/></text:span><text:span text:style-name="T66"> <text:s text:c="11"/>br = </text:span><text:span text:style-name="T47">new </text:span><text:span text:style-name="T66">BufferedReader(</text:span><text:span text:style-name="T47">new </text:span><text:span text:style-name="T66">InputStreamReader(is));</text:span><text:span text:style-name="T104"><text:line-break/></text:span><text:span text:style-name="T66"> <text:s text:c="11"/></text:span><text:span text:style-name="T47">while </text:span><text:span text:style-name="T66">((line = br.readLine()) != </text:span><text:span text:style-name="T47">null</text:span><text:span text:style-name="T66">) {</text:span><text:span text:style-name="T104"><text:line-break/></text:span><text:span text:style-name="T66"> <text:s text:c="15"/></text:span><text:span text:style-name="T53">sb</text:span><text:span text:style-name="T66">.append(line);</text:span><text:span text:style-name="T104"><text:line-break/></text:span><text:span text:style-name="T66"> <text:s text:c="11"/>}</text:span><text:span text:style-name="T104"><text:line-break/><text:line-break/></text:span><text:span text:style-name="T66"> <text:s text:c="7"/>} </text:span><text:span text:style-name="T47">catch </text:span><text:span text:style-name="T66">(</text:span><text:span text:style-name="T53">IOException </text:span><text:span text:style-name="T66">e) {</text:span><text:span text:style-name="T104"><text:line-break/></text:span><text:span text:style-name="T66"> <text:s text:c="11"/>e.printStackTrace();</text:span><text:span text:style-name="T104"><text:line-break/></text:span><text:span text:style-name="T66"> <text:s text:c="7"/>} </text:span><text:span text:style-name="T47">finally </text:span><text:span text:style-name="T66">{</text:span><text:span text:style-name="T104"><text:line-break/></text:span><text:span text:style-name="T66"> <text:s text:c="11"/></text:span><text:span text:style-name="T47">if </text:span><text:span text:style-name="T66">(br != </text:span><text:span text:style-name="T47">null</text:span><text:span text:style-name="T66">) {</text:span><text:span text:style-name="T104"><text:line-break/></text:span><text:span text:style-name="T66"> <text:s text:c="15"/></text:span><text:span text:style-name="T47">try </text:span><text:span text:style-name="T66">{</text:span><text:span text:style-name="T104"><text:line-break/></text:span><text:span text:style-name="T66"> <text:s text:c="19"/>br.close();</text:span><text:span text:style-name="T104"><text:line-break/></text:span><text:span text:style-name="T66"> <text:s text:c="15"/>} </text:span><text:span text:style-name="T47">catch </text:span><text:span text:style-name="T66">(</text:span><text:span text:style-name="T53">IOException </text:span><text:span text:style-name="T66">e) {</text:span><text:span text:style-name="T104"><text:line-break/></text:span><text:span text:style-name="T66"> <text:s text:c="19"/>e.printStackTrace();</text:span><text:span text:style-name="T104"><text:line-break/></text:span><text:span text:style-name="T66"> <text:s text:c="15"/>}</text:span><text:span text:style-name="T104"><text:line-break/></text:span><text:soft-page-break/><text:span text:style-name="T66"> <text:s text:c="11"/>}</text:span><text:span text:style-name="T104"><text:line-break/></text:span><text:span text:style-name="T66"> <text:s text:c="7"/>}</text:span><text:span text:style-name="T104"><text:line-break/><text:line-break/></text:span><text:span text:style-name="T66"> <text:s text:c="7"/></text:span><text:span text:style-name="T47">return </text:span><text:span text:style-name="T53">sb</text:span><text:span text:style-name="T66">.toString();</text:span><text:span text:style-name="T104"><text:line-break/></text:span><text:span text:style-name="T66"> <text:s text:c="3"/>}</text:span><text:span text:style-name="T104"><text:line-break/></text:span><text:span text:style-name="T66">}</text:span><text:span text:style-name="T104"><text:line-break/><text:line-break/></text:span><text:span text:style-name="T47">class </text:span><text:span text:style-name="T53">MainConcorrenza</text:span><text:span text:style-name="T66">{</text:span><text:span text:style-name="T104"><text:line-break/></text:span><text:span text:style-name="T66"> <text:s text:c="3"/></text:span><text:span text:style-name="T47">public static void </text:span><text:span text:style-name="T83">main</text:span><text:span text:style-name="T66">(</text:span><text:span text:style-name="T53">String</text:span><text:span text:style-name="T66">[] args) {</text:span><text:span text:style-name="T104"><text:line-break/></text:span><text:span text:style-name="T66"> <text:s text:c="7"/></text:span><text:span text:style-name="T53">GetPaginaSito s1 </text:span><text:span text:style-name="T66">= </text:span><text:span text:style-name="T47">new </text:span><text:span text:style-name="T66">GetPaginaSito(</text:span><text:span text:style-name="T95">"http://www.paolopreite.it"</text:span><text:span text:style-name="T66">);</text:span><text:span text:style-name="T104"><text:line-break/></text:span><text:span text:style-name="T66"> <text:s text:c="7"/></text:span><text:span text:style-name="T53">GetPaginaSito s2 </text:span><text:span text:style-name="T66">= </text:span><text:span text:style-name="T47">new </text:span><text:span text:style-name="T66">GetPaginaSito(</text:span><text:span text:style-name="T95">"http://www.google.it"</text:span><text:span text:style-name="T66">);</text:span><text:span text:style-name="T104"><text:line-break/><text:line-break/></text:span><text:span text:style-name="T66"> <text:s text:c="7"/></text:span><text:span text:style-name="T53">s1</text:span><text:span text:style-name="T66">.start();</text:span><text:span text:style-name="T104"><text:line-break/></text:span><text:span text:style-name="T66"> <text:s text:c="7"/></text:span><text:span text:style-name="T53">s2</text:span><text:span text:style-name="T66">.start();</text:span><text:span text:style-name="T104"><text:line-break/><text:line-break/></text:span><text:span text:style-name="T66"> <text:s text:c="7"/></text:span><text:span text:style-name="T75">/*Attendo il completamento di ciascun thread, prima di eseguire</text:span><text:span text:style-name="T104"><text:line-break/></text:span><text:span text:style-name="T75"> <text:s text:c="7"/>quello successivo, in modo da non farli interrompere a vicenda*/</text:span><text:span text:style-name="T104"><text:line-break/></text:span><text:span text:style-name="T75"> <text:s text:c="7"/></text:span><text:span text:style-name="T47">try </text:span><text:span text:style-name="T66">{</text:span><text:span text:style-name="T104"><text:line-break/></text:span><text:span text:style-name="T66"> <text:s text:c="11"/></text:span><text:span text:style-name="T53">s1</text:span><text:span text:style-name="T66">.join();</text:span><text:span text:style-name="T104"><text:line-break/></text:span><text:span text:style-name="T66"> <text:s text:c="11"/></text:span><text:span text:style-name="T53">s2</text:span><text:span text:style-name="T66">.join();</text:span><text:span text:style-name="T104"><text:line-break/></text:span><text:span text:style-name="T66"> <text:s text:c="7"/>} </text:span><text:span text:style-name="T47">catch </text:span><text:span text:style-name="T66">(</text:span><text:span text:style-name="T53">InterruptedException </text:span><text:span text:style-name="T66">e) {</text:span><text:span text:style-name="T104"><text:line-break/></text:span><text:span text:style-name="T66"> <text:s text:c="11"/>e.printStackTrace();</text:span><text:span text:style-name="T104"><text:line-break/></text:span><text:span text:style-name="T66"> <text:s text:c="7"/>}</text:span><text:span text:style-name="T104"><text:line-break/><text:line-break/></text:span><text:span text:style-name="T66"> <text:s text:c="7"/></text:span><text:span text:style-name="T53">System</text:span><text:span text:style-name="T66">.</text:span><text:span text:style-name="T91">out</text:span><text:span text:style-name="T66">.println(</text:span><text:span text:style-name="T95">"Output sito Paolo Preite"</text:span><text:span text:style-name="T66">);</text:span><text:span text:style-name="T104"><text:line-break/></text:span><text:span text:style-name="T66"> <text:s text:c="7"/></text:span><text:span text:style-name="T53">System</text:span><text:span text:style-name="T66">.</text:span><text:span text:style-name="T91">out</text:span><text:span text:style-name="T66">.println(</text:span><text:span text:style-name="T53">s1</text:span><text:span text:style-name="T66">.getContent());</text:span><text:span text:style-name="T104"><text:line-break/><text:line-break/></text:span><text:span text:style-name="T66"> <text:s text:c="7"/></text:span><text:span text:style-name="T53">System</text:span><text:span text:style-name="T66">.</text:span><text:span text:style-name="T91">out</text:span><text:span text:style-name="T66">.println(</text:span><text:span text:style-name="T95">"Output sito Google"</text:span><text:span text:style-name="T66">);</text:span><text:span text:style-name="T104"><text:line-break/></text:span><text:span text:style-name="T66"> <text:s text:c="7"/></text:span><text:span text:style-name="T53">System</text:span><text:span text:style-name="T66">.</text:span><text:span text:style-name="T91">out</text:span><text:span text:style-name="T66">.println(</text:span><text:span text:style-name="T53">s2</text:span><text:span text:style-name="T66">.getContent());</text:span><text:span text:style-name="T104"><text:line-break/></text:span><text:span text:style-name="T66"> <text:s text:c="3"/>}</text:span><text:span text:style-name="T104"><text:line-break/></text:span><text:span text:style-name="T66">}</text:span><text:span text:style-name="T7"><text:line-break/></text:span><text:line-break/></text:p>
      <text:h text:style-name="P151" text:outline-level="3"/>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h text:style-name="P151" text:outline-level="3"><text:bookmark-start text:name="__RefHeading___Toc3349_3401211751"/><text:soft-page-break/>CONCORRENZA CON L’UTILIZZO DEGLI EXECUTOR<text:bookmark-end text:name="__RefHeading___Toc3349_3401211751"/></text:h>
      <text:p text:style-name="P80">Vediamo adesso come gestire la concorrenza attraverso gli Executor, che sono disponibili a partire dalla versione 1.5 di JAVA.</text:p>
      <text:p text:style-name="P80">Dobbiamo creare innanzitutto una classe che implementi l’interfaccia Callable e che definisca il metodo call(). A questo punto, per eseguire i thread, dobbiamo creare un’istanza della classe <text:span text:style-name="T103">ExecutorService ed utilizzare il metodo invokeAll(). Questo metodo ritorna una lista di oggetti Future, attraverso cui è possibile recuperare il valore di ritorno di ogni invocazione.</text:span></text:p>
      <text:p text:style-name="P83">Vediamo di nuovo l’esempio della pagina web, ma con l’utilizzo degli Executor:</text:p>
      <text:p text:style-name="P58"><text:span text:style-name="T45">import </text:span><text:span text:style-name="T49">java.io.IOException</text:span><text:span text:style-name="T55">;</text:span><text:line-break/><text:span text:style-name="T45">import </text:span><text:span text:style-name="T49">java.io.InputStream</text:span><text:span text:style-name="T55">;</text:span><text:line-break/><text:span text:style-name="T45">import </text:span><text:span text:style-name="T49">java.net.MalformedURLException</text:span><text:span text:style-name="T55">;</text:span><text:line-break/><text:span text:style-name="T45">import </text:span><text:span text:style-name="T49">java.net.URL</text:span><text:span text:style-name="T55">;</text:span><text:line-break/><text:span text:style-name="T45">import </text:span><text:span text:style-name="T49">java.net.URLConnection</text:span><text:span text:style-name="T55">;</text:span><text:line-break/><text:span text:style-name="T45">import </text:span><text:span text:style-name="T49">java.util.ArrayList</text:span><text:span text:style-name="T55">;</text:span><text:line-break/><text:span text:style-name="T45">import </text:span><text:span text:style-name="T49">java.util.List</text:span><text:span text:style-name="T55">;</text:span><text:line-break/><text:span text:style-name="T45">import </text:span><text:span text:style-name="T49">java.util.concurrent.</text:span><text:span text:style-name="T55">*;</text:span><text:line-break/><text:line-break/><text:span text:style-name="T45">public class </text:span><text:span text:style-name="T49">GetPaginaSitoExecutor </text:span><text:span text:style-name="T45">implements </text:span><text:span text:style-name="T49">Callable </text:span><text:span text:style-name="T55">&lt;</text:span><text:span text:style-name="T49">String</text:span><text:span text:style-name="T55">&gt;{ </text:span><text:span text:style-name="T73">/*String è il tipo di output*/</text:span><text:line-break/><text:span text:style-name="T73"> <text:s text:c="3"/></text:span><text:span text:style-name="T45">private </text:span><text:span text:style-name="T49">String </text:span><text:span text:style-name="T88">url</text:span><text:span text:style-name="T55">;</text:span><text:line-break/><text:span text:style-name="T55"> <text:s text:c="3"/></text:span><text:span text:style-name="T45">private </text:span><text:span text:style-name="T49">String </text:span><text:span text:style-name="T88">content</text:span><text:span text:style-name="T55">;</text:span><text:line-break/><text:line-break/><text:span text:style-name="T55"> <text:s text:c="3"/></text:span><text:span text:style-name="T45">public </text:span><text:span text:style-name="T81">GetPaginaSitoExecutor</text:span><text:span text:style-name="T55">(</text:span><text:span text:style-name="T49">String </text:span><text:span text:style-name="T55">url){</text:span><text:line-break/><text:span text:style-name="T55"> <text:s text:c="7"/></text:span><text:span text:style-name="T45">super</text:span><text:span text:style-name="T55">();</text:span><text:line-break/><text:span text:style-name="T55"> <text:s text:c="7"/></text:span><text:span text:style-name="T45">this</text:span><text:span text:style-name="T55">.</text:span><text:span text:style-name="T88">url </text:span><text:span text:style-name="T55">= url;</text:span><text:line-break/><text:span text:style-name="T55"> <text:s text:c="3"/>}</text:span><text:line-break/><text:line-break/><text:span text:style-name="T55"> <text:s text:c="3"/></text:span><text:span text:style-name="T77">@Override</text:span><text:line-break/><text:span text:style-name="T77"> <text:s text:c="3"/></text:span><text:span text:style-name="T45">public </text:span><text:span text:style-name="T49">String </text:span><text:span text:style-name="T81">call</text:span><text:span text:style-name="T55">() </text:span><text:span text:style-name="T45">throws </text:span><text:span text:style-name="T49">Exception </text:span><text:span text:style-name="T55">{</text:span><text:line-break/><text:line-break/><text:span text:style-name="T55"> <text:s text:c="7"/></text:span><text:span text:style-name="T45">try </text:span><text:span text:style-name="T55">{</text:span><text:line-break/><text:span text:style-name="T55"> <text:s text:c="11"/></text:span><text:span text:style-name="T49">URL u </text:span><text:span text:style-name="T55">= </text:span><text:span text:style-name="T45">new </text:span><text:span text:style-name="T55">URL(</text:span><text:span text:style-name="T88">url</text:span><text:span text:style-name="T55">);</text:span><text:line-break/><text:line-break/><text:span text:style-name="T55"> <text:s text:c="11"/></text:span><text:span text:style-name="T49">URLConnection con </text:span><text:span text:style-name="T55">= </text:span><text:span text:style-name="T49">u</text:span><text:span text:style-name="T55">.openConnection();</text:span><text:line-break/><text:line-break/><text:span text:style-name="T55"> <text:s text:c="11"/></text:span><text:span text:style-name="T49">InputStream is </text:span><text:span text:style-name="T55">= </text:span><text:span text:style-name="T49">con</text:span><text:span text:style-name="T55">.getInputStream();</text:span><text:line-break/><text:line-break/><text:span text:style-name="T55"> <text:s text:c="11"/></text:span><text:span text:style-name="T45">return </text:span><text:span text:style-name="T49">Utils</text:span><text:span text:style-name="T55">.</text:span><text:span text:style-name="T62">getString</text:span><text:span text:style-name="T55">(</text:span><text:span text:style-name="T49">is</text:span><text:span text:style-name="T55">);</text:span><text:line-break/><text:line-break/><text:span text:style-name="T55"> <text:s text:c="7"/>} </text:span><text:span text:style-name="T45">catch </text:span><text:span text:style-name="T55">(</text:span><text:span text:style-name="T49">MalformedURLException </text:span><text:span text:style-name="T55">e) {</text:span><text:line-break/><text:span text:style-name="T55"> <text:s text:c="11"/>e.printStackTrace();</text:span><text:line-break/><text:span text:style-name="T55"> <text:s text:c="7"/>} </text:span><text:span text:style-name="T45">catch </text:span><text:span text:style-name="T55">(</text:span><text:span text:style-name="T49">IOException </text:span><text:span text:style-name="T55">e) {</text:span><text:line-break/><text:span text:style-name="T55"> <text:s text:c="11"/>e.printStackTrace();</text:span><text:line-break/><text:span text:style-name="T55"> <text:s text:c="7"/>}</text:span><text:line-break/><text:span text:style-name="T55"> <text:s text:c="7"/></text:span><text:span text:style-name="T45">return null</text:span><text:span text:style-name="T55">;</text:span><text:line-break/><text:span text:style-name="T55"> <text:s text:c="3"/>}</text:span><text:line-break/><text:line-break/><text:span text:style-name="T55"> <text:s text:c="3"/></text:span><text:span text:style-name="T45">public </text:span><text:span text:style-name="T49">String </text:span><text:span text:style-name="T81">getUrl</text:span><text:span text:style-name="T55">() {</text:span><text:line-break/><text:span text:style-name="T55"> <text:s text:c="7"/></text:span><text:span text:style-name="T45">return </text:span><text:span text:style-name="T88">url</text:span><text:span text:style-name="T55">;</text:span><text:line-break/><text:span text:style-name="T55"> <text:s text:c="3"/>}</text:span><text:line-break/><text:line-break/><text:span text:style-name="T55"> <text:s text:c="3"/></text:span><text:span text:style-name="T45">public void </text:span><text:span text:style-name="T81">setUrl</text:span><text:span text:style-name="T55">(</text:span><text:span text:style-name="T49">String </text:span><text:span text:style-name="T55">url) {</text:span><text:line-break/><text:span text:style-name="T55"> <text:s text:c="7"/></text:span><text:span text:style-name="T45">this</text:span><text:span text:style-name="T55">.</text:span><text:span text:style-name="T88">url </text:span><text:span text:style-name="T55">= url;</text:span><text:line-break/><text:span text:style-name="T55"> <text:s text:c="3"/>}</text:span><text:line-break/><text:line-break/><text:span text:style-name="T55"> <text:s text:c="3"/></text:span><text:span text:style-name="T45">public </text:span><text:span text:style-name="T49">String </text:span><text:span text:style-name="T81">getContent</text:span><text:span text:style-name="T55">() {</text:span><text:line-break/><text:span text:style-name="T55"> <text:s text:c="7"/></text:span><text:span text:style-name="T45">return </text:span><text:span text:style-name="T88">content</text:span><text:span text:style-name="T55">;</text:span><text:line-break/><text:span text:style-name="T55"> <text:s text:c="3"/>}</text:span><text:line-break/><text:soft-page-break/><text:line-break/><text:span text:style-name="T55"> <text:s text:c="3"/></text:span><text:span text:style-name="T45">public void </text:span><text:span text:style-name="T81">setContent</text:span><text:span text:style-name="T55">(</text:span><text:span text:style-name="T49">String </text:span><text:span text:style-name="T55">content) {</text:span><text:line-break/><text:span text:style-name="T55"> <text:s text:c="7"/></text:span><text:span text:style-name="T45">this</text:span><text:span text:style-name="T55">.</text:span><text:span text:style-name="T88">content </text:span><text:span text:style-name="T55">= content;</text:span><text:line-break/><text:span text:style-name="T55"> <text:s text:c="3"/>}</text:span><text:line-break/><text:span text:style-name="T55">}</text:span><text:line-break/><text:line-break/><text:span text:style-name="T45">class </text:span><text:span text:style-name="T49">MainConcorrenzaExecutor</text:span><text:span text:style-name="T55">{</text:span><text:line-break/><text:span text:style-name="T55"> <text:s text:c="3"/></text:span><text:span text:style-name="T45">public static void </text:span><text:span text:style-name="T81">main</text:span><text:span text:style-name="T55">(</text:span><text:span text:style-name="T49">String</text:span><text:span text:style-name="T55">[] args) </text:span><text:span text:style-name="T45">throws </text:span><text:span text:style-name="T49">InterruptedException</text:span><text:span text:style-name="T55">, </text:span><text:span text:style-name="T49">ExecutionException </text:span><text:span text:style-name="T55">{</text:span><text:line-break/><text:span text:style-name="T55"> <text:s text:c="7"/></text:span><text:span text:style-name="T49">List</text:span><text:span text:style-name="T55">&lt;</text:span><text:span text:style-name="T49">Callable</text:span><text:span text:style-name="T55">&lt;</text:span><text:span text:style-name="T49">String</text:span><text:span text:style-name="T55">&gt;&gt; </text:span><text:span text:style-name="T49">siti </text:span><text:span text:style-name="T55">= </text:span><text:span text:style-name="T45">new </text:span><text:span text:style-name="T55">ArrayList&lt;</text:span><text:span text:style-name="T49">Callable</text:span><text:span text:style-name="T55">&lt;</text:span><text:span text:style-name="T49">String</text:span><text:span text:style-name="T55">&gt;&gt;();</text:span><text:line-break/><text:line-break/><text:span text:style-name="T55"> <text:s text:c="7"/></text:span><text:span text:style-name="T49">siti</text:span><text:span text:style-name="T55">.add(</text:span><text:span text:style-name="T45">new </text:span><text:span text:style-name="T55">GetPaginaSitoExecutor(</text:span><text:span text:style-name="T93">"http://www.paolopreite.it"</text:span><text:span text:style-name="T55">));</text:span><text:line-break/><text:span text:style-name="T55"> <text:s text:c="7"/></text:span><text:span text:style-name="T49">siti</text:span><text:span text:style-name="T55">.add(</text:span><text:span text:style-name="T45">new </text:span><text:span text:style-name="T55">GetPaginaSitoExecutor(</text:span><text:span text:style-name="T93">"http://www.google.it"</text:span><text:span text:style-name="T55">));</text:span><text:line-break/><text:line-break/><text:span text:style-name="T55"> <text:s text:c="7"/></text:span><text:span text:style-name="T49">ExecutorService ex </text:span><text:span text:style-name="T55">= </text:span><text:span text:style-name="T49">Executors</text:span><text:span text:style-name="T55">.</text:span><text:span text:style-name="T62">newSingleThreadExecutor</text:span><text:span text:style-name="T55">();</text:span><text:line-break/><text:line-break/><text:span text:style-name="T55"> <text:s text:c="7"/></text:span><text:span text:style-name="T49">List</text:span><text:span text:style-name="T55">&lt;</text:span><text:span text:style-name="T49">Future</text:span><text:span text:style-name="T55">&lt;</text:span><text:span text:style-name="T49">String</text:span><text:span text:style-name="T55">&gt;&gt; </text:span><text:span text:style-name="T49">out </text:span><text:span text:style-name="T55">= </text:span><text:span text:style-name="T49">ex</text:span><text:span text:style-name="T55">.invokeAll(</text:span><text:span text:style-name="T49">siti</text:span><text:span text:style-name="T55">);</text:span><text:line-break/><text:line-break/><text:span text:style-name="T55"> <text:s text:c="7"/></text:span><text:span text:style-name="T45">for</text:span><text:span text:style-name="T55">(</text:span><text:span text:style-name="T49">Future</text:span><text:span text:style-name="T55">&lt;</text:span><text:span text:style-name="T49">String</text:span><text:span text:style-name="T55">&gt; </text:span><text:span text:style-name="T49">future </text:span><text:span text:style-name="T55">: </text:span><text:span text:style-name="T49">out</text:span><text:span text:style-name="T55">){ </text:span><text:span text:style-name="T73">/*for each*/</text:span><text:line-break/><text:span text:style-name="T73"> <text:s text:c="11"/></text:span><text:span text:style-name="T49">System</text:span><text:span text:style-name="T55">.</text:span><text:span text:style-name="T85">out</text:span><text:span text:style-name="T55">.println(</text:span><text:span text:style-name="T49">future</text:span><text:span text:style-name="T55">.get());</text:span><text:line-break/><text:span text:style-name="T55"> <text:s text:c="7"/>}</text:span><text:line-break/><text:line-break/><text:span text:style-name="T55"> <text:s text:c="7"/></text:span><text:span text:style-name="T49">ex</text:span><text:span text:style-name="T55">.shutdown();</text:span><text:span text:style-name="T73">/*Termino l'istanza dell'ExecutorService*/</text:span><text:line-break/><text:span text:style-name="T73"> <text:s text:c="3"/></text:span><text:span text:style-name="T55">}</text:span><text:line-break/><text:span text:style-name="T55">}</text:span></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h text:style-name="P152" text:outline-level="3"><text:bookmark-start text:name="__RefHeading___Toc3916_3401211751"/><text:soft-page-break/>CONCORRENZA CON L’UTILIZZO DEL FRAMEWORK FORK/JOIN<text:bookmark-end text:name="__RefHeading___Toc3916_3401211751"/></text:h>
      <text:p text:style-name="P85">Vediamo quest’ultimo in cui gestiamo la concorrenza tra thread attraverso il framework Fork/Join, disponibile dalla versione 1.7 di JAVA. Questo framework è una specializzazione del framework Executor.</text:p>
      <text:p text:style-name="P85">In questo caso dobbiamo creare una classe che estenda la classe RecursiveTask ed implementi il metodo compute().</text:p>
      <text:p text:style-name="P85">Per eseguire i thread dobbiamo creare un’istanza della classe ForkJoinPool ed utilizzare il metodo invoke().</text:p>
      <text:p text:style-name="P82">Vediamo di nuovo l’esempio della pagina web, ma con l’utilizzo <text:span text:style-name="T20">del framework Fork/Join</text:span>:</text:p>
      <text:p text:style-name="P60"><text:span text:style-name="T45">import </text:span><text:span text:style-name="T49">java.io.IOException</text:span><text:span text:style-name="T55">;</text:span><text:line-break/><text:span text:style-name="T45">import </text:span><text:span text:style-name="T49">java.io.InputStream</text:span><text:span text:style-name="T55">;</text:span><text:line-break/><text:span text:style-name="T45">import </text:span><text:span text:style-name="T49">java.net.MalformedURLException</text:span><text:span text:style-name="T55">;</text:span><text:line-break/><text:span text:style-name="T45">import </text:span><text:span text:style-name="T49">java.net.URL</text:span><text:span text:style-name="T55">;</text:span><text:line-break/><text:span text:style-name="T45">import </text:span><text:span text:style-name="T49">java.net.URLConnection</text:span><text:span text:style-name="T55">;</text:span><text:line-break/><text:span text:style-name="T45">import </text:span><text:span text:style-name="T49">java.util.concurrent.ForkJoinPool</text:span><text:span text:style-name="T55">;</text:span><text:line-break/><text:span text:style-name="T45">import </text:span><text:span text:style-name="T49">java.util.concurrent.RecursiveTask</text:span><text:span text:style-name="T55">;</text:span><text:line-break/><text:line-break/><text:span text:style-name="T45">public class </text:span><text:span text:style-name="T49">GetPaginaSitoForkJoin </text:span><text:span text:style-name="T45">extends </text:span><text:span text:style-name="T49">RecursiveTask</text:span><text:span text:style-name="T55">&lt;</text:span><text:span text:style-name="T49">String</text:span><text:span text:style-name="T55">&gt; {</text:span><text:line-break/><text:span text:style-name="T55"> <text:s text:c="3"/></text:span><text:span text:style-name="T45">private </text:span><text:span text:style-name="T49">String </text:span><text:span text:style-name="T88">url</text:span><text:span text:style-name="T55">;</text:span><text:line-break/><text:span text:style-name="T55"> <text:s text:c="3"/></text:span><text:span text:style-name="T45">private </text:span><text:span text:style-name="T49">String </text:span><text:span text:style-name="T88">content</text:span><text:span text:style-name="T55">;</text:span><text:line-break/><text:line-break/><text:span text:style-name="T55"> <text:s text:c="3"/></text:span><text:span text:style-name="T45">public </text:span><text:span text:style-name="T81">GetPaginaSitoForkJoin</text:span><text:span text:style-name="T55">(</text:span><text:span text:style-name="T49">String </text:span><text:span text:style-name="T55">url){</text:span><text:line-break/><text:span text:style-name="T55"> <text:s text:c="7"/></text:span><text:span text:style-name="T45">super</text:span><text:span text:style-name="T55">();</text:span><text:line-break/><text:span text:style-name="T55"> <text:s text:c="7"/></text:span><text:span text:style-name="T45">this</text:span><text:span text:style-name="T55">.</text:span><text:span text:style-name="T88">url </text:span><text:span text:style-name="T55">= url;</text:span><text:line-break/><text:span text:style-name="T55"> <text:s text:c="3"/>}</text:span><text:line-break/><text:line-break/><text:span text:style-name="T55"> <text:s text:c="3"/></text:span><text:span text:style-name="T77">@Override</text:span><text:line-break/><text:span text:style-name="T77"> <text:s text:c="3"/></text:span><text:span text:style-name="T45">protected </text:span><text:span text:style-name="T49">String </text:span><text:span text:style-name="T81">compute</text:span><text:span text:style-name="T55">() {</text:span><text:line-break/><text:span text:style-name="T55"> <text:s text:c="7"/></text:span><text:span text:style-name="T45">try </text:span><text:span text:style-name="T55">{</text:span><text:line-break/><text:span text:style-name="T55"> <text:s text:c="11"/></text:span><text:span text:style-name="T49">URL u </text:span><text:span text:style-name="T55">= </text:span><text:span text:style-name="T45">new </text:span><text:span text:style-name="T55">URL(</text:span><text:span text:style-name="T88">url</text:span><text:span text:style-name="T55">);</text:span><text:line-break/><text:line-break/><text:span text:style-name="T55"> <text:s text:c="11"/></text:span><text:span text:style-name="T49">URLConnection con </text:span><text:span text:style-name="T55">= </text:span><text:span text:style-name="T49">u</text:span><text:span text:style-name="T55">.openConnection();</text:span><text:line-break/><text:line-break/><text:span text:style-name="T55"> <text:s text:c="11"/></text:span><text:span text:style-name="T49">InputStream is </text:span><text:span text:style-name="T55">= </text:span><text:span text:style-name="T49">con</text:span><text:span text:style-name="T55">.getInputStream();</text:span><text:line-break/><text:line-break/><text:span text:style-name="T55"> <text:s text:c="11"/></text:span><text:span text:style-name="T45">return </text:span><text:span text:style-name="T49">Utils</text:span><text:span text:style-name="T55">.</text:span><text:span text:style-name="T62">getString</text:span><text:span text:style-name="T55">(</text:span><text:span text:style-name="T49">is</text:span><text:span text:style-name="T55">);</text:span><text:line-break/><text:line-break/><text:span text:style-name="T55"> <text:s text:c="7"/>} </text:span><text:span text:style-name="T45">catch </text:span><text:span text:style-name="T55">(</text:span><text:span text:style-name="T49">MalformedURLException </text:span><text:span text:style-name="T55">e) {</text:span><text:line-break/><text:span text:style-name="T55"> <text:s text:c="11"/>e.printStackTrace();</text:span><text:line-break/><text:span text:style-name="T55"> <text:s text:c="7"/>} </text:span><text:span text:style-name="T45">catch </text:span><text:span text:style-name="T55">(</text:span><text:span text:style-name="T49">IOException </text:span><text:span text:style-name="T55">e) {</text:span><text:line-break/><text:span text:style-name="T55"> <text:s text:c="11"/>e.printStackTrace();</text:span><text:line-break/><text:span text:style-name="T55"> <text:s text:c="7"/>}</text:span><text:line-break/><text:span text:style-name="T55"> <text:s text:c="7"/></text:span><text:span text:style-name="T45">return null</text:span><text:span text:style-name="T55">;</text:span><text:line-break/><text:span text:style-name="T55"> <text:s text:c="3"/>}</text:span><text:line-break/><text:line-break/><text:span text:style-name="T55"> <text:s text:c="3"/></text:span><text:span text:style-name="T45">public </text:span><text:span text:style-name="T49">String </text:span><text:span text:style-name="T81">getUrl</text:span><text:span text:style-name="T55">() {</text:span><text:line-break/><text:span text:style-name="T55"> <text:s text:c="7"/></text:span><text:span text:style-name="T45">return </text:span><text:span text:style-name="T88">url</text:span><text:span text:style-name="T55">;</text:span><text:line-break/><text:span text:style-name="T55"> <text:s text:c="3"/>}</text:span><text:line-break/><text:line-break/><text:span text:style-name="T55"> <text:s text:c="3"/></text:span><text:span text:style-name="T45">public void </text:span><text:span text:style-name="T81">setUrl</text:span><text:span text:style-name="T55">(</text:span><text:span text:style-name="T49">String </text:span><text:span text:style-name="T55">url) {</text:span><text:line-break/><text:span text:style-name="T55"> <text:s text:c="7"/></text:span><text:span text:style-name="T45">this</text:span><text:span text:style-name="T55">.</text:span><text:span text:style-name="T88">url </text:span><text:span text:style-name="T55">= url;</text:span><text:line-break/><text:span text:style-name="T55"> <text:s text:c="3"/>}</text:span><text:line-break/><text:line-break/><text:span text:style-name="T55"> <text:s text:c="3"/></text:span><text:span text:style-name="T45">public </text:span><text:span text:style-name="T49">String </text:span><text:span text:style-name="T81">getContent</text:span><text:span text:style-name="T55">() {</text:span><text:line-break/><text:span text:style-name="T55"> <text:s text:c="7"/></text:span><text:span text:style-name="T45">return </text:span><text:span text:style-name="T88">content</text:span><text:span text:style-name="T55">;</text:span><text:line-break/><text:span text:style-name="T55"> <text:s text:c="3"/>}</text:span><text:line-break/><text:line-break/><text:span text:style-name="T55"> <text:s text:c="3"/></text:span><text:span text:style-name="T45">public void </text:span><text:span text:style-name="T81">setContent</text:span><text:span text:style-name="T55">(</text:span><text:span text:style-name="T49">String </text:span><text:span text:style-name="T55">content) {</text:span><text:line-break/><text:span text:style-name="T55"> <text:s text:c="7"/></text:span><text:span text:style-name="T45">this</text:span><text:span text:style-name="T55">.</text:span><text:span text:style-name="T88">content </text:span><text:span text:style-name="T55">= content;</text:span><text:line-break/><text:span text:style-name="T55"> <text:s text:c="3"/>}</text:span><text:line-break/><text:soft-page-break/><text:span text:style-name="T55">}</text:span><text:line-break/><text:line-break/><text:span text:style-name="T45">class </text:span><text:span text:style-name="T49">MainConcorrenzaForkJoin</text:span><text:span text:style-name="T55">{</text:span><text:line-break/><text:span text:style-name="T55"> <text:s text:c="3"/></text:span><text:span text:style-name="T45">public static void </text:span><text:span text:style-name="T81">main</text:span><text:span text:style-name="T55">(</text:span><text:span text:style-name="T49">String</text:span><text:span text:style-name="T55">[] args) {</text:span><text:line-break/><text:span text:style-name="T55"> <text:s text:c="7"/></text:span><text:span text:style-name="T49">ForkJoinPool f </text:span><text:span text:style-name="T55">= </text:span><text:span text:style-name="T45">new </text:span><text:span text:style-name="T55">ForkJoinPool();</text:span><text:line-break/><text:line-break/><text:span text:style-name="T55"> <text:s text:c="7"/></text:span><text:span text:style-name="T49">System</text:span><text:span text:style-name="T55">.</text:span><text:span text:style-name="T85">out</text:span><text:span text:style-name="T55">.println(</text:span><text:span text:style-name="T49">f</text:span><text:span text:style-name="T55">.invoke(</text:span><text:span text:style-name="T45">new </text:span><text:span text:style-name="T55">GetPaginaSitoForkJoin(</text:span><text:span text:style-name="T93">"http://www.paolopreite.it"</text:span><text:span text:style-name="T55">)));</text:span><text:line-break/><text:span text:style-name="T55"> <text:s text:c="7"/></text:span><text:span text:style-name="T49">System</text:span><text:span text:style-name="T55">.</text:span><text:span text:style-name="T85">out</text:span><text:span text:style-name="T55">.println(</text:span><text:span text:style-name="T49">f</text:span><text:span text:style-name="T55">.invoke(</text:span><text:span text:style-name="T45">new </text:span><text:span text:style-name="T55">GetPaginaSitoForkJoin(</text:span><text:span text:style-name="T93">"http://www.google.it"</text:span><text:span text:style-name="T55">)));</text:span><text:line-break/><text:line-break/><text:span text:style-name="T55"> <text:s text:c="7"/></text:span><text:span text:style-name="T49">f</text:span><text:span text:style-name="T55">.shutdown();</text:span><text:line-break/><text:line-break/><text:span text:style-name="T55"> <text:s text:c="3"/>}</text:span><text:line-break/><text:span text:style-name="T55">}</text:span></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h text:style-name="P145" text:outline-level="2"><text:bookmark-start text:name="__RefHeading___Toc3918_3401211751"/><text:soft-page-break/>SINCRONIZZAZIONE<text:bookmark-end text:name="__RefHeading___Toc3918_3401211751"/></text:h>
      <text:p text:style-name="P86">Per capire cosa è la sincronizzazione, vediamo un esempio. Supponiamo che Mario e Lucia abbiamo un conto corrente bancario cointestato, quindi entrambi gli utenti possono accedere allo stesso conto corrente, hanno due bancomat e possono entrambi prelevare <text:span text:style-name="T16">da due terminali</text:span> diversi. Dobbiamo immaginare lo scenario in cui Mario e Lucia effettuano nello stesso istante la visualizzazione dell’estratto conto, vedono che il saldo è sufficiente ed effettuano il prelievo da due terminali diversi. <text:span text:style-name="T105">Se non gestiamo il fatto che i due utenti accedono allo stesso conto corrente, Mario e Lucia </text:span><text:span text:style-name="T21">possono effettuare</text:span><text:span text:style-name="T69"> il prelievo nello stesso istante, correndo il rischio che il saldo diventi negativo.</text:span></text:p>
      <text:p text:style-name="P87"><text:span text:style-name="T68">Mario e Lucia sono due thread <text:s/>che accedono alla stessa risorsa, ossia il conto corrente. Per poter prevenire eventuali situazioni anomale (ad esempio un saldo negativo sul conto corrente), è necessario gestire la </text:span><text:span text:style-name="T70">sincronizzazione tra due thread che accedono alla stessa risorsa.</text:span></text:p>
      <text:p text:style-name="P88"><text:span text:style-name="T71">JAVA consente di gestire la sincronizzazione tra thread attraverso </text:span><text:span text:style-name="T54">la keyword </text:span><text:span text:style-name="T51">synchronized</text:span><text:span text:style-name="T71">. </text:span><text:span text:style-name="T72">Questa keyword consen</text:span><text:span text:style-name="T64">te di</text:span><text:span text:style-name="T65"> </text:span><text:span text:style-name="T64">bloccare una risorsa, garantendo l’accesso esclusivo ad un thread. Quando questa risorsa è bloccata, nessun thread può accedervi finché la risorsa che l’ha bloccata non la libera.</text:span></text:p>
      <text:p text:style-name="P97"><draw:frame draw:style-name="fr1" draw:name="Immagine10" text:anchor-type="char" svg:x="1.628cm" svg:y="0.182cm" svg:width="14.074cm" svg:height="2.053cm" draw:z-index="9"><draw:image xlink:href="Pictures/100000010000033D00000079FC92F3F9E3C80066.png" xlink:type="simple" xlink:show="embed" xlink:actuate="onLoad" draw:mime-type="image/png"/></draw:frame></text:p>
      <text:p text:style-name="P92"/>
      <text:p text:style-name="P92"/>
      <text:p text:style-name="P92"/>
      <text:p text:style-name="P92"/>
      <text:p text:style-name="P93"/>
      <text:p text:style-name="P89">Nell’esempio precedente, se Mario blocca la risorsa conto corrente durante il prelievo, Lucia non potrà prelevare finché Mario non avrà effettuato il prelievo. A quel punto verrà effettuato il controllo sul saldo e, quindi, se il saldo è disponibile, verrà effettuato il prelievo, altrimenti no.</text:p>
      <text:p text:style-name="P90">Per quanto riguard<text:span text:style-name="T5">a la keyword </text:span><text:span text:style-name="T52">synchronized:</text:span></text:p>
      <text:list xml:id="list36274194" text:style-name="L23">
        <text:list-item>
          <text:p text:style-name="P170">in una classe possiamo definire più metodi synchronized, a seconda delle necessità;</text:p>
        </text:list-item>
        <text:list-item>
          <text:p text:style-name="P170">un metodo synchronized può essere eseguito solo da un thread alla volta;</text:p>
        </text:list-item>
        <text:list-item>
          <text:p text:style-name="P170">quando esistono più metodi synchronized in una classe, solo un metodo per volta può essere invocato;</text:p>
        </text:list-item>
        <text:list-item>
          <text:p text:style-name="P170">quando viene invocato un metodo synchronized, ovviamente il thread chiamante tecnicamente si dice che ottiene il lock, quindi blocca l’accesso da parte di altri thread a quella risorsa;</text:p>
        </text:list-item>
        <text:list-item>
          <text:p text:style-name="P170">i thread che vogliono accedere ad una risorsa bloccata rimangono in attesa di ricevere il lock, quindi rimangono in stato sospeso finché la risorsa non viene sbloccata dal thread che l’aveva occupata;</text:p>
        </text:list-item>
        <text:list-item>
          <text:p text:style-name="P170">quando un thread termina l’esecuzione di un metodo synchronized, il lock viene rilasciato e il metodo torna disponibile anche agli altri thread.</text:p>
        </text:list-item>
      </text:list>
      <text:p text:style-name="P15">Vediamo l’esempio di Mario e Lucia con il codice:</text:p>
      <text:p text:style-name="P16">Cliente.java</text:p>
      <text:p text:style-name="P61"><text:span text:style-name="T45">public class </text:span><text:span text:style-name="T49">Cliente </text:span><text:span text:style-name="T45">extends </text:span><text:span text:style-name="T49">Thread </text:span><text:span text:style-name="T55">{</text:span><text:line-break/><text:span text:style-name="T55"><text:tab/></text:span><text:span text:style-name="T45">private double </text:span><text:span text:style-name="T88">sommaDaPrelevare</text:span><text:span text:style-name="T55">;</text:span><text:line-break/><text:span text:style-name="T55"><text:tab/></text:span><text:line-break/><text:span text:style-name="T55"><text:tab/></text:span><text:span text:style-name="T45">public </text:span><text:span text:style-name="T81">Cliente</text:span><text:span text:style-name="T55">(</text:span><text:span text:style-name="T49">String </text:span><text:span text:style-name="T55">nomeCliente, </text:span><text:span text:style-name="T45">double </text:span><text:span text:style-name="T55">sommaDaPrelevare) {</text:span><text:line-break/><text:span text:style-name="T55"><text:tab/><text:tab/></text:span><text:span text:style-name="T45">super</text:span><text:span text:style-name="T55">();</text:span><text:line-break/><text:span text:style-name="T55"><text:tab/><text:tab/></text:span><text:span text:style-name="T45">this</text:span><text:span text:style-name="T55">.setName(nomeCliente);</text:span><text:line-break/><text:span text:style-name="T55"><text:tab/><text:tab/></text:span><text:span text:style-name="T45">this</text:span><text:span text:style-name="T55">.</text:span><text:span text:style-name="T88">sommaDaPrelevare </text:span><text:span text:style-name="T55">= sommaDaPrelevare;</text:span><text:line-break/><text:soft-page-break/><text:span text:style-name="T55"><text:tab/>}</text:span><text:line-break/><text:line-break/><text:span text:style-name="T55"><text:tab/></text:span><text:span text:style-name="T77">@Override</text:span><text:line-break/><text:span text:style-name="T77"><text:tab/></text:span><text:span text:style-name="T45">public void </text:span><text:span text:style-name="T81">run</text:span><text:span text:style-name="T55">() {</text:span><text:line-break/><text:span text:style-name="T55"><text:tab/><text:tab/></text:span><text:span text:style-name="T49">System</text:span><text:span text:style-name="T55">.</text:span><text:span text:style-name="T85">out</text:span><text:span text:style-name="T55">.println(</text:span><text:span text:style-name="T49">Thread</text:span><text:span text:style-name="T55">.</text:span><text:span text:style-name="T62">currentThread</text:span><text:span text:style-name="T55">().getName() + </text:span><text:span text:style-name="T93">" arriva al bancomat"</text:span><text:span text:style-name="T55">);</text:span><text:line-break/><text:span text:style-name="T55"><text:tab/><text:tab/></text:span><text:span text:style-name="T49">System</text:span><text:span text:style-name="T55">.</text:span><text:span text:style-name="T85">out</text:span><text:span text:style-name="T55">.println(</text:span><text:span text:style-name="T93">"Quando arriva " </text:span><text:span text:style-name="T55">+ </text:span><text:span text:style-name="T49">Thread</text:span><text:span text:style-name="T55">.</text:span><text:span text:style-name="T62">currentThread</text:span><text:span text:style-name="T55">().getName() + </text:span><text:span text:style-name="T93">" il saldo è: " </text:span><text:span text:style-name="T55">+ </text:span><text:span text:style-name="T49">ContoCorrente</text:span><text:span text:style-name="T55">.</text:span><text:span text:style-name="T62">getInstance</text:span><text:span text:style-name="T55">().getSaldo());</text:span><text:line-break/><text:span text:style-name="T55"><text:tab/><text:tab/></text:span><text:span text:style-name="T49">System</text:span><text:span text:style-name="T55">.</text:span><text:span text:style-name="T85">out</text:span><text:span text:style-name="T55">.println(</text:span><text:span text:style-name="T93">"La somma che vuole prelevare " </text:span><text:span text:style-name="T55">+ </text:span><text:span text:style-name="T49">Thread</text:span><text:span text:style-name="T55">.</text:span><text:span text:style-name="T62">currentThread</text:span><text:span text:style-name="T55">().getName() + </text:span><text:span text:style-name="T93">" è: " </text:span><text:span text:style-name="T55">+ </text:span><text:span text:style-name="T88">sommaDaPrelevare</text:span><text:span text:style-name="T55">);</text:span><text:line-break/><text:span text:style-name="T55"><text:tab/><text:tab/></text:span><text:line-break/><text:span text:style-name="T55"><text:tab/><text:tab/></text:span><text:span text:style-name="T45">try </text:span><text:span text:style-name="T55">{</text:span><text:line-break/><text:span text:style-name="T55"><text:tab/><text:tab/><text:tab/></text:span><text:span text:style-name="T49">ContoCorrente</text:span><text:span text:style-name="T55">.</text:span><text:span text:style-name="T62">getInstance</text:span><text:span text:style-name="T55">().prelievo(</text:span><text:span text:style-name="T88">sommaDaPrelevare</text:span><text:span text:style-name="T55">);</text:span><text:line-break/><text:span text:style-name="T55"><text:tab/><text:tab/><text:tab/></text:span><text:span text:style-name="T49">System</text:span><text:span text:style-name="T55">.</text:span><text:span text:style-name="T85">out</text:span><text:span text:style-name="T55">.println(</text:span><text:span text:style-name="T49">Thread</text:span><text:span text:style-name="T55">.</text:span><text:span text:style-name="T62">currentThread</text:span><text:span text:style-name="T55">().getName() + </text:span><text:span text:style-name="T93">" TUTTO OK PRELIEVO EFFETTUATO"</text:span><text:span text:style-name="T55">);</text:span><text:line-break/><text:span text:style-name="T55"><text:tab/><text:tab/>} </text:span><text:span text:style-name="T45">catch </text:span><text:span text:style-name="T55">(</text:span><text:span text:style-name="T49">Exception </text:span><text:span text:style-name="T55">e) {</text:span><text:line-break/><text:span text:style-name="T55"><text:tab/><text:tab/><text:tab/></text:span><text:span text:style-name="T49">System</text:span><text:span text:style-name="T55">.</text:span><text:span text:style-name="T85">out</text:span><text:span text:style-name="T55">.println(</text:span><text:span text:style-name="T49">Thread</text:span><text:span text:style-name="T55">.</text:span><text:span text:style-name="T62">currentThread</text:span><text:span text:style-name="T55">().getName() + </text:span><text:span text:style-name="T93">" NOOOOOOOOOOO NON HAI SOLDI!!!"</text:span><text:span text:style-name="T55">);</text:span><text:line-break/><text:span text:style-name="T55"><text:tab/><text:tab/><text:tab/>e.printStackTrace();</text:span><text:line-break/><text:span text:style-name="T55"><text:tab/><text:tab/>}</text:span><text:line-break/><text:span text:style-name="T55"><text:tab/>}</text:span><text:line-break/><text:span text:style-name="T55">}</text:span></text:p>
      <text:p text:style-name="P94"/>
      <text:p text:style-name="P94"/>
      <text:p text:style-name="P94"/>
      <text:p text:style-name="P7">ClienteNonSync.java</text:p>
      <text:p text:style-name="P7"/>
      <text:p text:style-name="P61"><text:span text:style-name="T46">public class </text:span><text:span text:style-name="T50">ClienteNonSync </text:span><text:span text:style-name="T46">extends </text:span><text:span text:style-name="T50">Thread </text:span><text:span text:style-name="T61">{</text:span><text:span text:style-name="T106"><text:line-break/></text:span><text:span text:style-name="T61"><text:tab/></text:span><text:span text:style-name="T46">private double </text:span><text:span text:style-name="T89">sommaDaPrelevare</text:span><text:span text:style-name="T61">;</text:span><text:span text:style-name="T106"><text:line-break/></text:span><text:span text:style-name="T61"><text:tab/></text:span><text:span text:style-name="T106"><text:line-break/></text:span><text:span text:style-name="T61"><text:tab/></text:span><text:span text:style-name="T46">public </text:span><text:span text:style-name="T82">ClienteNonSync</text:span><text:span text:style-name="T61">(</text:span><text:span text:style-name="T50">String </text:span><text:span text:style-name="T61">nomeCliente, </text:span><text:span text:style-name="T46">double </text:span><text:span text:style-name="T61">sommaDaPrelevare) {</text:span><text:span text:style-name="T106"><text:line-break/></text:span><text:span text:style-name="T61"><text:tab/><text:tab/></text:span><text:span text:style-name="T46">super</text:span><text:span text:style-name="T61">();</text:span><text:span text:style-name="T106"><text:line-break/></text:span><text:span text:style-name="T61"><text:tab/><text:tab/></text:span><text:span text:style-name="T46">this</text:span><text:span text:style-name="T61">.setName(nomeCliente);</text:span><text:span text:style-name="T106"><text:line-break/></text:span><text:span text:style-name="T61"><text:tab/><text:tab/></text:span><text:span text:style-name="T46">this</text:span><text:span text:style-name="T61">.</text:span><text:span text:style-name="T89">sommaDaPrelevare </text:span><text:span text:style-name="T61">= sommaDaPrelevare;</text:span><text:span text:style-name="T106"><text:line-break/></text:span><text:span text:style-name="T61"><text:tab/>}</text:span><text:span text:style-name="T106"><text:line-break/><text:line-break/></text:span><text:span text:style-name="T61"><text:tab/></text:span><text:span text:style-name="T78">@Override</text:span><text:span text:style-name="T106"><text:line-break/></text:span><text:span text:style-name="T78"><text:tab/></text:span><text:span text:style-name="T46">public void </text:span><text:span text:style-name="T82">run</text:span><text:span text:style-name="T61">() {</text:span><text:span text:style-name="T106"><text:line-break/></text:span><text:span text:style-name="T61"><text:tab/><text:tab/></text:span><text:span text:style-name="T50">System</text:span><text:span text:style-name="T61">.</text:span><text:span text:style-name="T86">out</text:span><text:span text:style-name="T61">.println(</text:span><text:span text:style-name="T50">Thread</text:span><text:span text:style-name="T61">.</text:span><text:span text:style-name="T63">currentThread</text:span><text:span text:style-name="T61">().getName() + </text:span><text:span text:style-name="T94">" arriva al bancomat"</text:span><text:span text:style-name="T61">);</text:span><text:span text:style-name="T106"><text:line-break/></text:span><text:span text:style-name="T61"><text:tab/><text:tab/></text:span><text:span text:style-name="T50">System</text:span><text:span text:style-name="T61">.</text:span><text:span text:style-name="T86">out</text:span><text:span text:style-name="T61">.println(</text:span><text:span text:style-name="T94">"Quando arriva " </text:span><text:span text:style-name="T61">+ </text:span><text:span text:style-name="T50">Thread</text:span><text:span text:style-name="T61">.</text:span><text:span text:style-name="T63">currentThread</text:span><text:span text:style-name="T61">().getName() + </text:span><text:span text:style-name="T94">" il saldo è: " </text:span><text:span text:style-name="T61">+ </text:span><text:span text:style-name="T50">ContoCorrente</text:span><text:span text:style-name="T61">.</text:span><text:span text:style-name="T63">getInstance</text:span><text:span text:style-name="T61">().getSaldo());</text:span><text:span text:style-name="T106"><text:line-break/></text:span><text:span text:style-name="T61"><text:tab/><text:tab/></text:span><text:span text:style-name="T50">System</text:span><text:span text:style-name="T61">.</text:span><text:span text:style-name="T86">out</text:span><text:span text:style-name="T61">.println(</text:span><text:span text:style-name="T94">"La somma che vuole prelevare " </text:span><text:span text:style-name="T61">+ </text:span><text:span text:style-name="T50">Thread</text:span><text:span text:style-name="T61">.</text:span><text:span text:style-name="T63">currentThread</text:span><text:span text:style-name="T61">().getName() + </text:span><text:span text:style-name="T94">" è: " </text:span><text:span text:style-name="T61">+ </text:span><text:span text:style-name="T89">sommaDaPrelevare</text:span><text:span text:style-name="T61">);</text:span><text:span text:style-name="T106"><text:line-break/></text:span><text:span text:style-name="T61"><text:tab/><text:tab/></text:span><text:span text:style-name="T106"><text:line-break/></text:span><text:span text:style-name="T61"><text:tab/><text:tab/></text:span><text:span text:style-name="T46">try </text:span><text:span text:style-name="T61">{</text:span><text:span text:style-name="T106"><text:line-break/></text:span><text:span text:style-name="T61"><text:tab/><text:tab/><text:tab/></text:span><text:span text:style-name="T50">ContoCorrente</text:span><text:span text:style-name="T61">.</text:span><text:span text:style-name="T63">getInstance</text:span><text:span text:style-name="T61">().prelievoNonSync(</text:span><text:span text:style-name="T89">sommaDaPrelevare</text:span><text:span text:style-name="T61">);</text:span><text:span text:style-name="T106"><text:line-break/></text:span><text:span text:style-name="T61"><text:tab/><text:tab/><text:tab/></text:span><text:span text:style-name="T50">System</text:span><text:span text:style-name="T61">.</text:span><text:span text:style-name="T86">out</text:span><text:span text:style-name="T61">.println(</text:span><text:span text:style-name="T50">Thread</text:span><text:span text:style-name="T61">.</text:span><text:span text:style-name="T63">currentThread</text:span><text:span text:style-name="T61">().getName() + </text:span><text:span text:style-name="T94">" TUTTO OK PRELIEVO EFFETTUATO"</text:span><text:span text:style-name="T61">);</text:span><text:span text:style-name="T106"><text:line-break/></text:span><text:span text:style-name="T61"><text:tab/><text:tab/>} </text:span><text:span text:style-name="T46">catch </text:span><text:span text:style-name="T61">(</text:span><text:span text:style-name="T50">Exception </text:span><text:span text:style-name="T61">e) {</text:span><text:span text:style-name="T106"><text:line-break/></text:span><text:span text:style-name="T61"><text:tab/><text:tab/><text:tab/></text:span><text:span text:style-name="T50">System</text:span><text:span text:style-name="T61">.</text:span><text:span text:style-name="T86">out</text:span><text:span text:style-name="T61">.println(</text:span><text:span text:style-name="T50">Thread</text:span><text:span text:style-name="T61">.</text:span><text:span text:style-name="T63">currentThread</text:span><text:span text:style-name="T61">().getName() + </text:span><text:span text:style-name="T94">" NOOOOOOOOOOO NON HAI SOLDI!!!"</text:span><text:span text:style-name="T61">);</text:span><text:span text:style-name="T106"><text:line-break/></text:span><text:span text:style-name="T61"><text:tab/><text:tab/><text:tab/>e.printStackTrace();</text:span><text:span text:style-name="T106"><text:line-break/></text:span><text:span text:style-name="T61"><text:tab/><text:tab/>}</text:span><text:span text:style-name="T106"><text:line-break/></text:span><text:span text:style-name="T61"><text:tab/>}</text:span><text:span text:style-name="T106"><text:line-break/></text:span><text:span text:style-name="T61">}</text:span><text:line-break/></text:p>
      <text:p text:style-name="P7"/>
      <text:p text:style-name="P7"/>
      <text:p text:style-name="P7"><text:soft-page-break/>ContoCorrente.java</text:p>
      <text:p text:style-name="P7"/>
      <text:p text:style-name="P64"><text:span text:style-name="T45">import </text:span><text:span text:style-name="T49">java.io.BufferedReader</text:span><text:span text:style-name="T55">;</text:span><text:line-break/><text:span text:style-name="T45">import </text:span><text:span text:style-name="T49">java.io.BufferedWriter</text:span><text:span text:style-name="T55">;</text:span><text:line-break/><text:span text:style-name="T45">import </text:span><text:span text:style-name="T49">java.io.File</text:span><text:span text:style-name="T55">;</text:span><text:line-break/><text:span text:style-name="T45">import </text:span><text:span text:style-name="T49">java.io.FileReader</text:span><text:span text:style-name="T55">;</text:span><text:line-break/><text:span text:style-name="T45">import </text:span><text:span text:style-name="T49">java.io.FileWriter</text:span><text:span text:style-name="T55">;</text:span><text:line-break/><text:span text:style-name="T45">import </text:span><text:span text:style-name="T49">java.io.IOException</text:span><text:span text:style-name="T55">;</text:span><text:line-break/><text:line-break/><text:span text:style-name="T45">public class </text:span><text:span text:style-name="T49">ContoCorrente </text:span><text:span text:style-name="T55">{</text:span><text:line-break/><text:span text:style-name="T55"><text:tab/></text:span><text:span text:style-name="T45">private static </text:span><text:span text:style-name="T49">ContoCorrente </text:span><text:span text:style-name="T85">cc</text:span><text:span text:style-name="T55">;</text:span><text:line-break/><text:span text:style-name="T55"><text:tab/></text:span><text:line-break/><text:span text:style-name="T55"><text:tab/></text:span><text:span text:style-name="T45">public static </text:span><text:span text:style-name="T49">ContoCorrente </text:span><text:span text:style-name="T81">getInstance</text:span><text:span text:style-name="T55">() {</text:span><text:line-break/><text:span text:style-name="T55"><text:tab/><text:tab/></text:span><text:span text:style-name="T45">if</text:span><text:span text:style-name="T55">(</text:span><text:span text:style-name="T85">cc </text:span><text:span text:style-name="T55">== </text:span><text:span text:style-name="T45">null</text:span><text:span text:style-name="T55">)</text:span><text:line-break/><text:span text:style-name="T55"><text:tab/><text:tab/><text:tab/></text:span><text:span text:style-name="T85">cc </text:span><text:span text:style-name="T55">= </text:span><text:span text:style-name="T45">new </text:span><text:span text:style-name="T55">ContoCorrente();</text:span><text:line-break/><text:span text:style-name="T55"><text:tab/><text:tab/></text:span><text:line-break/><text:span text:style-name="T55"><text:tab/><text:tab/></text:span><text:span text:style-name="T45">return </text:span><text:span text:style-name="T85">cc</text:span><text:span text:style-name="T55">;</text:span><text:line-break/><text:span text:style-name="T55"><text:tab/>}</text:span><text:line-break/><text:span text:style-name="T55"><text:tab/></text:span><text:line-break/><text:span text:style-name="T55"><text:tab/></text:span><text:span text:style-name="T45">public double </text:span><text:span text:style-name="T81">getSaldo</text:span><text:span text:style-name="T55">() {</text:span><text:line-break/><text:span text:style-name="T55"><text:tab/><text:tab/></text:span><text:span text:style-name="T45">double </text:span><text:span text:style-name="T55">saldo = </text:span><text:span text:style-name="T100">0</text:span><text:span text:style-name="T55">;</text:span><text:line-break/><text:span text:style-name="T55"><text:tab/><text:tab/></text:span><text:line-break/><text:span text:style-name="T55"><text:tab/><text:tab/></text:span><text:span text:style-name="T49">BufferedReader </text:span><text:span text:style-name="T55">br = </text:span><text:span text:style-name="T45">null</text:span><text:span text:style-name="T55">;</text:span><text:line-break/><text:span text:style-name="T55"><text:tab/><text:tab/></text:span><text:span text:style-name="T45">try </text:span><text:span text:style-name="T55">{</text:span><text:line-break/><text:span text:style-name="T55"><text:tab/><text:tab/><text:tab/></text:span><text:span text:style-name="T49">File fin </text:span><text:span text:style-name="T55">= </text:span><text:span text:style-name="T45">new </text:span><text:span text:style-name="T55">File(</text:span><text:span text:style-name="T45">new </text:span><text:span text:style-name="T55">File(</text:span><text:span text:style-name="T93">"."</text:span><text:span text:style-name="T55">).getCanonicalPath() + </text:span><text:span text:style-name="T49">File</text:span><text:span text:style-name="T55">.</text:span><text:span text:style-name="T85">separator </text:span><text:span text:style-name="T55">+ </text:span><text:span text:style-name="T93">"db.txt"</text:span><text:span text:style-name="T55">);</text:span><text:line-break/><text:span text:style-name="T55"><text:tab/><text:tab/><text:tab/></text:span><text:line-break/><text:span text:style-name="T55"><text:tab/><text:tab/><text:tab/>br = </text:span><text:span text:style-name="T45">new </text:span><text:span text:style-name="T55">BufferedReader(</text:span><text:span text:style-name="T45">new </text:span><text:span text:style-name="T55">FileReader(</text:span><text:span text:style-name="T49">fin</text:span><text:span text:style-name="T55">));</text:span><text:line-break/><text:span text:style-name="T55"><text:tab/><text:tab/><text:tab/> </text:span><text:line-break/><text:span text:style-name="T55"><text:tab/><text:tab/><text:tab/></text:span><text:span text:style-name="T49">String </text:span><text:span text:style-name="T55">line = </text:span><text:span text:style-name="T45">null</text:span><text:span text:style-name="T55">;</text:span><text:line-break/><text:span text:style-name="T55"><text:tab/><text:tab/><text:tab/></text:span><text:span text:style-name="T45">while </text:span><text:span text:style-name="T55">((line = br.readLine()) != </text:span><text:span text:style-name="T45">null</text:span><text:span text:style-name="T55">) {</text:span><text:line-break/><text:span text:style-name="T55"><text:tab/><text:tab/><text:tab/><text:tab/>saldo = </text:span><text:span text:style-name="T49">Double</text:span><text:span text:style-name="T55">.</text:span><text:span text:style-name="T62">parseDouble</text:span><text:span text:style-name="T55">(line);</text:span><text:line-break/><text:span text:style-name="T55"><text:tab/><text:tab/><text:tab/><text:tab/></text:span><text:span text:style-name="T45">break</text:span><text:span text:style-name="T55">;</text:span><text:line-break/><text:span text:style-name="T55"><text:tab/><text:tab/><text:tab/>}</text:span><text:line-break/><text:span text:style-name="T55"><text:tab/><text:tab/>} </text:span><text:span text:style-name="T45">catch </text:span><text:span text:style-name="T55">(</text:span><text:span text:style-name="T49">IOException </text:span><text:span text:style-name="T55">e) {</text:span><text:line-break/><text:span text:style-name="T55"><text:tab/><text:tab/><text:tab/>e.printStackTrace();</text:span><text:line-break/><text:span text:style-name="T55"><text:tab/><text:tab/>} </text:span><text:span text:style-name="T45">finally </text:span><text:span text:style-name="T55">{</text:span><text:line-break/><text:span text:style-name="T55"><text:tab/><text:tab/><text:tab/></text:span><text:span text:style-name="T45">if</text:span><text:span text:style-name="T55">(br != </text:span><text:span text:style-name="T45">null</text:span><text:span text:style-name="T55">)</text:span><text:line-break/><text:span text:style-name="T55"><text:tab/><text:tab/><text:tab/><text:tab/></text:span><text:span text:style-name="T45">try </text:span><text:span text:style-name="T55">{</text:span><text:line-break/><text:span text:style-name="T55"><text:tab/><text:tab/><text:tab/><text:tab/><text:tab/>br.close();</text:span><text:line-break/><text:span text:style-name="T55"><text:tab/><text:tab/><text:tab/><text:tab/>} </text:span><text:span text:style-name="T45">catch </text:span><text:span text:style-name="T55">(</text:span><text:span text:style-name="T49">IOException </text:span><text:span text:style-name="T55">e) {</text:span><text:line-break/><text:span text:style-name="T55"><text:tab/><text:tab/><text:tab/><text:tab/><text:tab/>e.printStackTrace();</text:span><text:line-break/><text:span text:style-name="T55"><text:tab/><text:tab/><text:tab/><text:tab/>}</text:span><text:line-break/><text:span text:style-name="T55"><text:tab/><text:tab/>}</text:span><text:line-break/><text:line-break/><text:span text:style-name="T55"><text:tab/><text:tab/></text:span><text:span text:style-name="T45">return </text:span><text:span text:style-name="T55">saldo;</text:span><text:line-break/><text:span text:style-name="T55"><text:tab/>}</text:span><text:line-break/><text:span text:style-name="T55"><text:tab/></text:span><text:line-break/><text:span text:style-name="T55"><text:tab/></text:span><text:span text:style-name="T45">public synchronized void </text:span><text:span text:style-name="T81">prelievo</text:span><text:span text:style-name="T55">(</text:span><text:span text:style-name="T45">double </text:span><text:span text:style-name="T55">somma) </text:span><text:span text:style-name="T45">throws </text:span><text:span text:style-name="T49">Exception </text:span><text:span text:style-name="T55">{</text:span><text:line-break/><text:span text:style-name="T55"><text:tab/><text:tab/></text:span><text:span text:style-name="T49">Thread</text:span><text:span text:style-name="T55">.</text:span><text:span text:style-name="T62">sleep</text:span><text:span text:style-name="T55">(</text:span><text:span text:style-name="T100">5000</text:span><text:span text:style-name="T55">);</text:span><text:line-break/><text:line-break/><text:span text:style-name="T55"><text:tab/><text:tab/></text:span><text:span text:style-name="T49">BufferedWriter </text:span><text:span text:style-name="T55">bw = </text:span><text:span text:style-name="T45">null</text:span><text:span text:style-name="T55">;</text:span><text:line-break/><text:span text:style-name="T55"><text:tab/><text:tab/></text:span><text:span text:style-name="T49">FileWriter </text:span><text:span text:style-name="T55">fw = </text:span><text:span text:style-name="T45">null</text:span><text:span text:style-name="T55">;</text:span><text:line-break/><text:line-break/><text:span text:style-name="T55"><text:tab/><text:tab/></text:span><text:span text:style-name="T45">try </text:span><text:span text:style-name="T55">{</text:span><text:line-break/><text:span text:style-name="T55"><text:tab/><text:tab/><text:tab/></text:span><text:span text:style-name="T45">double </text:span><text:span text:style-name="T49">nuovoSaldo </text:span><text:span text:style-name="T55">= getSaldo() - somma;</text:span><text:line-break/><text:line-break/><text:span text:style-name="T55"><text:tab/><text:tab/><text:tab/></text:span><text:span text:style-name="T45">if</text:span><text:span text:style-name="T55">(</text:span><text:span text:style-name="T49">nuovoSaldo </text:span><text:span text:style-name="T55">&gt; </text:span><text:span text:style-name="T100">0</text:span><text:span text:style-name="T55">) {</text:span><text:line-break/><text:span text:style-name="T55"><text:tab/><text:tab/><text:tab/><text:tab/>fw = </text:span><text:span text:style-name="T45">new </text:span><text:span text:style-name="T55">FileWriter(</text:span><text:span text:style-name="T45">new </text:span><text:span text:style-name="T55">File(</text:span><text:span text:style-name="T93">"."</text:span><text:span text:style-name="T55">).getCanonicalPath() + </text:span><text:span text:style-name="T49">File</text:span><text:span text:style-name="T55">.</text:span><text:span text:style-name="T85">separator </text:span><text:span text:style-name="T55">+ </text:span><text:span text:style-name="T93">"db.txt"</text:span><text:span text:style-name="T55">);</text:span><text:line-break/><text:span text:style-name="T55"><text:tab/><text:tab/><text:tab/><text:tab/>bw = </text:span><text:span text:style-name="T45">new </text:span><text:span text:style-name="T55">BufferedWriter(fw);</text:span><text:line-break/><text:span text:style-name="T55"><text:tab/><text:tab/><text:tab/><text:tab/>bw.write(</text:span><text:span text:style-name="T49">nuovoSaldo</text:span><text:span text:style-name="T55">+</text:span><text:span text:style-name="T93">""</text:span><text:span text:style-name="T55">);</text:span><text:line-break/><text:span text:style-name="T55"><text:tab/><text:tab/><text:tab/>} </text:span><text:span text:style-name="T45">else</text:span><text:line-break/><text:soft-page-break/><text:span text:style-name="T45"><text:tab/><text:tab/><text:tab/><text:tab/>throw new </text:span><text:span text:style-name="T55">Exception(</text:span><text:span text:style-name="T93">"Saldo insufficiente!"</text:span><text:span text:style-name="T55">);</text:span><text:line-break/><text:span text:style-name="T55"><text:tab/><text:tab/>} </text:span><text:span text:style-name="T45">catch </text:span><text:span text:style-name="T55">(</text:span><text:span text:style-name="T49">IOException </text:span><text:span text:style-name="T55">e) {</text:span><text:line-break/><text:span text:style-name="T55"><text:tab/><text:tab/><text:tab/>e.printStackTrace();</text:span><text:line-break/><text:span text:style-name="T55"><text:tab/><text:tab/>} </text:span><text:span text:style-name="T45">finally </text:span><text:span text:style-name="T55">{</text:span><text:line-break/><text:span text:style-name="T55"><text:tab/><text:tab/><text:tab/></text:span><text:span text:style-name="T45">try </text:span><text:span text:style-name="T55">{</text:span><text:line-break/><text:span text:style-name="T55"><text:tab/><text:tab/><text:tab/><text:tab/></text:span><text:span text:style-name="T45">if </text:span><text:span text:style-name="T55">(bw != </text:span><text:span text:style-name="T45">null</text:span><text:span text:style-name="T55">)</text:span><text:line-break/><text:span text:style-name="T55"><text:tab/><text:tab/><text:tab/><text:tab/><text:tab/>bw.close();</text:span><text:line-break/><text:line-break/><text:span text:style-name="T55"><text:tab/><text:tab/><text:tab/><text:tab/></text:span><text:span text:style-name="T45">if </text:span><text:span text:style-name="T55">(fw != </text:span><text:span text:style-name="T45">null</text:span><text:span text:style-name="T55">)</text:span><text:line-break/><text:span text:style-name="T55"><text:tab/><text:tab/><text:tab/><text:tab/><text:tab/>fw.close();</text:span><text:line-break/><text:span text:style-name="T55"><text:tab/><text:tab/><text:tab/>} </text:span><text:span text:style-name="T45">catch </text:span><text:span text:style-name="T55">(</text:span><text:span text:style-name="T49">IOException </text:span><text:span text:style-name="T55">ex) {</text:span><text:line-break/><text:span text:style-name="T55"><text:tab/><text:tab/><text:tab/><text:tab/>ex.printStackTrace();</text:span><text:line-break/><text:span text:style-name="T55"><text:tab/><text:tab/><text:tab/>}</text:span><text:line-break/><text:line-break/><text:span text:style-name="T55"><text:tab/><text:tab/>}</text:span><text:line-break/><text:span text:style-name="T55"><text:tab/>}</text:span><text:line-break/><text:span text:style-name="T55"><text:tab/></text:span><text:line-break/><text:span text:style-name="T55"><text:tab/></text:span><text:span text:style-name="T45">public void </text:span><text:span text:style-name="T81">prelievoNonSync</text:span><text:span text:style-name="T55">(</text:span><text:span text:style-name="T45">double </text:span><text:span text:style-name="T55">somma) </text:span><text:span text:style-name="T45">throws </text:span><text:span text:style-name="T49">Exception </text:span><text:span text:style-name="T55">{</text:span><text:line-break/><text:span text:style-name="T55"><text:tab/><text:tab/></text:span><text:span text:style-name="T49">Thread</text:span><text:span text:style-name="T55">.</text:span><text:span text:style-name="T62">sleep</text:span><text:span text:style-name="T55">(</text:span><text:span text:style-name="T100">5000</text:span><text:span text:style-name="T55">);</text:span><text:line-break/><text:line-break/><text:span text:style-name="T55"><text:tab/><text:tab/></text:span><text:span text:style-name="T49">BufferedWriter </text:span><text:span text:style-name="T55">bw = </text:span><text:span text:style-name="T45">null</text:span><text:span text:style-name="T55">;</text:span><text:line-break/><text:span text:style-name="T55"><text:tab/><text:tab/></text:span><text:span text:style-name="T49">FileWriter </text:span><text:span text:style-name="T55">fw = </text:span><text:span text:style-name="T45">null</text:span><text:span text:style-name="T55">;</text:span><text:line-break/><text:line-break/><text:span text:style-name="T55"><text:tab/><text:tab/></text:span><text:span text:style-name="T45">try </text:span><text:span text:style-name="T55">{</text:span><text:line-break/><text:span text:style-name="T55"><text:tab/><text:tab/><text:tab/></text:span><text:span text:style-name="T45">double </text:span><text:span text:style-name="T49">nuovoSaldo </text:span><text:span text:style-name="T55">= getSaldo() - somma;</text:span><text:line-break/><text:line-break/><text:span text:style-name="T55"><text:tab/><text:tab/><text:tab/></text:span><text:span text:style-name="T45">if</text:span><text:span text:style-name="T55">(</text:span><text:span text:style-name="T49">nuovoSaldo </text:span><text:span text:style-name="T55">&gt; </text:span><text:span text:style-name="T100">0</text:span><text:span text:style-name="T55">) {</text:span><text:line-break/><text:span text:style-name="T55"><text:tab/><text:tab/><text:tab/><text:tab/>fw = </text:span><text:span text:style-name="T45">new </text:span><text:span text:style-name="T55">FileWriter(</text:span><text:span text:style-name="T45">new </text:span><text:span text:style-name="T55">File(</text:span><text:span text:style-name="T93">"."</text:span><text:span text:style-name="T55">).getCanonicalPath() + </text:span><text:span text:style-name="T49">File</text:span><text:span text:style-name="T55">.</text:span><text:span text:style-name="T85">separator </text:span><text:span text:style-name="T55">+ </text:span><text:span text:style-name="T93">"db.txt"</text:span><text:span text:style-name="T55">);</text:span><text:line-break/><text:span text:style-name="T55"><text:tab/><text:tab/><text:tab/><text:tab/>bw = </text:span><text:span text:style-name="T45">new </text:span><text:span text:style-name="T55">BufferedWriter(fw);</text:span><text:line-break/><text:span text:style-name="T55"><text:tab/><text:tab/><text:tab/><text:tab/>bw.write(</text:span><text:span text:style-name="T49">nuovoSaldo</text:span><text:span text:style-name="T55">+</text:span><text:span text:style-name="T93">""</text:span><text:span text:style-name="T55">);</text:span><text:line-break/><text:span text:style-name="T55"><text:tab/><text:tab/><text:tab/>} </text:span><text:span text:style-name="T45">else</text:span><text:line-break/><text:span text:style-name="T45"><text:tab/><text:tab/><text:tab/><text:tab/>throw new </text:span><text:span text:style-name="T55">Exception(</text:span><text:span text:style-name="T93">"Saldo insufficiente!"</text:span><text:span text:style-name="T55">);</text:span><text:line-break/><text:span text:style-name="T55"><text:tab/><text:tab/>} </text:span><text:span text:style-name="T45">catch </text:span><text:span text:style-name="T55">(</text:span><text:span text:style-name="T49">IOException </text:span><text:span text:style-name="T55">e) {</text:span><text:line-break/><text:span text:style-name="T55"><text:tab/><text:tab/><text:tab/>e.printStackTrace();</text:span><text:line-break/><text:span text:style-name="T55"><text:tab/><text:tab/>} </text:span><text:span text:style-name="T45">finally </text:span><text:span text:style-name="T55">{</text:span><text:line-break/><text:span text:style-name="T55"><text:tab/><text:tab/><text:tab/></text:span><text:span text:style-name="T45">try </text:span><text:span text:style-name="T55">{</text:span><text:line-break/><text:span text:style-name="T55"><text:tab/><text:tab/><text:tab/><text:tab/></text:span><text:span text:style-name="T45">if </text:span><text:span text:style-name="T55">(bw != </text:span><text:span text:style-name="T45">null</text:span><text:span text:style-name="T55">)</text:span><text:line-break/><text:span text:style-name="T55"><text:tab/><text:tab/><text:tab/><text:tab/><text:tab/>bw.close();</text:span><text:line-break/><text:line-break/><text:span text:style-name="T55"><text:tab/><text:tab/><text:tab/><text:tab/></text:span><text:span text:style-name="T45">if </text:span><text:span text:style-name="T55">(fw != </text:span><text:span text:style-name="T45">null</text:span><text:span text:style-name="T55">)</text:span><text:line-break/><text:span text:style-name="T55"><text:tab/><text:tab/><text:tab/><text:tab/><text:tab/>fw.close();</text:span><text:line-break/><text:span text:style-name="T55"><text:tab/><text:tab/><text:tab/>} </text:span><text:span text:style-name="T45">catch </text:span><text:span text:style-name="T55">(</text:span><text:span text:style-name="T49">IOException </text:span><text:span text:style-name="T55">ex) {</text:span><text:line-break/><text:span text:style-name="T55"><text:tab/><text:tab/><text:tab/><text:tab/>ex.printStackTrace();</text:span><text:line-break/><text:span text:style-name="T55"><text:tab/><text:tab/><text:tab/>}</text:span><text:line-break/><text:line-break/><text:span text:style-name="T55"><text:tab/><text:tab/>}</text:span><text:line-break/><text:span text:style-name="T55"><text:tab/>}</text:span><text:line-break/><text:span text:style-name="T55">}</text:span><text:line-break/></text:p>
      <text:p text:style-name="P64"/>
      <text:p text:style-name="P7"/>
      <text:p text:style-name="P61"><text:span text:style-name="T6">Main.java</text:span><text:line-break/></text:p>
      <text:p text:style-name="P61"><text:span text:style-name="T45">public class </text:span><text:span text:style-name="T49">Main </text:span><text:span text:style-name="T55">{</text:span><text:line-break/><text:line-break/><text:span text:style-name="T55"><text:tab/></text:span><text:span text:style-name="T45">public static void </text:span><text:span text:style-name="T81">main</text:span><text:span text:style-name="T55">(</text:span><text:span text:style-name="T49">String</text:span><text:span text:style-name="T55">[] args) </text:span><text:span text:style-name="T45">throws </text:span><text:span text:style-name="T49">InterruptedException </text:span><text:span text:style-name="T55">{</text:span><text:line-break/><text:span text:style-name="T55"><text:tab/><text:tab/></text:span><text:span text:style-name="T49">Cliente c1 </text:span><text:span text:style-name="T55">= </text:span><text:span text:style-name="T45">new </text:span><text:span text:style-name="T55">Cliente(</text:span><text:span text:style-name="T93">"Mario"</text:span><text:span text:style-name="T55">, </text:span><text:span text:style-name="T100">20</text:span><text:span text:style-name="T55">);</text:span><text:line-break/><text:span text:style-name="T55"><text:tab/><text:tab/></text:span><text:span text:style-name="T49">Cliente c2 </text:span><text:span text:style-name="T55">= </text:span><text:span text:style-name="T45">new </text:span><text:span text:style-name="T55">Cliente(</text:span><text:span text:style-name="T93">"Lucia"</text:span><text:span text:style-name="T55">, </text:span><text:span text:style-name="T100">50</text:span><text:span text:style-name="T55">);</text:span><text:line-break/><text:line-break/><text:span text:style-name="T55"><text:tab/><text:tab/></text:span><text:span text:style-name="T73">// Avvio i Threads</text:span><text:line-break/><text:soft-page-break/><text:span text:style-name="T73"><text:tab/><text:tab/></text:span><text:span text:style-name="T49">c1</text:span><text:span text:style-name="T55">.start();</text:span><text:line-break/><text:span text:style-name="T55"><text:tab/><text:tab/></text:span><text:span text:style-name="T49">c2</text:span><text:span text:style-name="T55">.start();</text:span><text:line-break/><text:span text:style-name="T55"><text:tab/><text:tab/></text:span><text:line-break/><text:span text:style-name="T55"><text:tab/><text:tab/></text:span><text:span text:style-name="T73">// Attendo il completamento</text:span><text:line-break/><text:span text:style-name="T73"><text:tab/><text:tab/></text:span><text:span text:style-name="T49">c1</text:span><text:span text:style-name="T55">.join();</text:span><text:line-break/><text:span text:style-name="T55"><text:tab/><text:tab/></text:span><text:span text:style-name="T49">c2</text:span><text:span text:style-name="T55">.join();</text:span><text:line-break/><text:span text:style-name="T55"><text:tab/><text:tab/></text:span><text:line-break/><text:span text:style-name="T55"><text:tab/><text:tab/></text:span><text:span text:style-name="T73">/******************************/</text:span><text:line-break/><text:span text:style-name="T73"><text:tab/><text:tab/></text:span><text:line-break/><text:span text:style-name="T73">//<text:tab/><text:tab/>ClienteNonSync c3 = new ClienteNonSync("Mario", 20);</text:span><text:line-break/><text:span text:style-name="T73">//<text:tab/><text:tab/>ClienteNonSync c4 = new ClienteNonSync("Lucia", 50);</text:span><text:line-break/><text:span text:style-name="T73">//</text:span><text:line-break/><text:span text:style-name="T73">//<text:tab/><text:tab/>// Avvio i Threads</text:span><text:line-break/><text:span text:style-name="T73">//<text:tab/><text:tab/>c3.start();</text:span><text:line-break/><text:span text:style-name="T73">//<text:tab/><text:tab/>c4.start();</text:span><text:line-break/><text:span text:style-name="T73">//<text:tab/><text:tab/></text:span><text:line-break/><text:span text:style-name="T73">//<text:tab/><text:tab/>// Attendo il completamento</text:span><text:line-break/><text:span text:style-name="T73">//<text:tab/><text:tab/>c3.join();</text:span><text:line-break/><text:span text:style-name="T73">//<text:tab/><text:tab/>c4.join();</text:span><text:line-break/><text:span text:style-name="T73"><text:tab/></text:span><text:span text:style-name="T55">}</text:span><text:line-break/><text:line-break/><text:span text:style-name="T55">}</text:span></text:p>
      <text:p text:style-name="P61"/>
      <text:p text:style-name="P14"/>
      <text:p text:style-name="P4"><text:span text:style-name="T55">La classe Cliente e la classe ClienteNonSync sono entrambi thread, perché estendono entrambe la classe Thread. All’interno di entrambe abbiamo la variabile sommaDaPrelevare e il costruttore che prende in ingresso il nome del cliente e la somma da prelevare. Importante da ricordare è che, quando creiamo un thread che estende la classe Thread, per passare de</text:span><text:span text:style-name="T56">lle variabili come parametri in ingresso, è necessario dichiarare tali variabili all’interno della classe ed implementare il costruttore. A</text:span><text:span text:style-name="T57">ll’interno del metodo run() </text:span><text:span text:style-name="T58">di entrambi i thread, </text:span><text:span text:style-name="T57">abbiamo delle istruzioni che ci dicono chi arriva al bancomat, quanto è il saldo nel momento in cui l’utente arriva al bancomat e quanto è la somma da prelevare. </text:span><text:span text:style-name="T58">Dopodichè, sempre nel metodo run(), abbiamo il blocco try catch, dove nel try vengono prelevati rispettivamente i metodi prelievoNonSync per la classe ClienteNonSync e prelievo per la classe Cliente. A questi due metodi viene passato in ingresso ovviamente la somma da prelevare. Se il prelievo viene effettuato, abbiamo il messaggio di “prelievo effettuato”, altrimenti abbiamo un messaggio di “saldo negativo”.</text:span></text:p>
      <text:p text:style-name="P5"><text:span text:style-name="T58">L</text:span><text:span text:style-name="T55">a classe ContoCorrente utilizza il singleton pattern e ha tre metodi, ossia getSaldo() che ritorna il saldo, prelievo() e prelievoNonSync(). Il codice tra gli ultimi due metodi è pressoché identico, cambia solo l’utilizzo della keyword synchronized per il metodo prelievo(). </text:span><text:span text:style-name="T59">In entrambi i casi, se il prelievo viene effettuato con successo, viene riscritto il file db.txt con il nuovo saldo, altrimenti abbiamo un’eccezione.</text:span></text:p>
      <text:p text:style-name="P98">Nella classe Main ci sono rispettivamente due istanze dei thread Cliente e ClienteNonSync, vengono avviati con il metodo start() e si attende il loro completamento con il metodo join().</text:p>
      <text:p text:style-name="P6"><text:span text:style-name="T55">Con questo codice possiamo studiare il comportamento di due thread, sia quando abbiamo la sincronizzazione, sia quando non ce l’abbiamo. </text:span><text:span text:style-name="T60">Quando abbiamo la sincronizzazione, solo uno dei due thread entrerà nel metodo prelievo(), mentre l’altro resta in attesa. Quando non abbiamo la sincronizzazione, tutti e due i thread invece avrenno libero accesso contemporaneamente al metodo prelievoNonSync()</text:span></text:p>
      <text:p text:style-name="P92"/>
      <text:p text:style-name="P92"/>
      <text:p text:style-name="P92"/>
      <text:p text:style-name="P92"/>
      <text:p text:style-name="P92"/>
      <text:p text:style-name="P92"/>
      <text:p text:style-name="P92"/>
      <text:h text:style-name="P146" text:outline-level="2"><text:bookmark-start text:name="__RefHeading___Toc6395_4061430175"/><text:soft-page-break/>ESEMPIO MULTITHREADING E CONCORRENZA : PRODUCER-CONSUMER<text:bookmark-end text:name="__RefHeading___Toc6395_4061430175"/></text:h>
      <text:p text:style-name="P91">Il problema del producer-consumer (noto anche come problema del buffer limitato) è un classico esempio di sinc<text:span text:style-name="T112">ro</text:span>nizzazione tra processi.</text:p>
      <text:p text:style-name="P8"><text:span text:style-name="T107">Ci sono i processi, producer e consumer, che condividono un buffer di dimensione fissa. Il buffer </text:span><text:span text:style-name="T12">è una zona </text:span><text:span text:style-name="T13">di memoria </text:span><text:span text:style-name="T12">usata per compensare differenze di velocità nel trasferimento o nella trasmissione di dati, oppure per velocizzare l'esecuzione di alcune operazioni. </text:span><text:span text:style-name="T13">Il producer genera dei dati e li scrive nel buffer, mentre il consumer legge i dati scritti dal producer e li cancella dal buffer. Quindi, da un lato abbiamo un utente che scrive, mentre dall’altro abbiamo un utente che legge e cancella.</text:span></text:p>
      <text:p text:style-name="P92"><draw:frame draw:style-name="fr3" draw:name="Immagine11" text:anchor-type="char" svg:width="17cm" svg:height="2.036cm" draw:z-index="10"><draw:image xlink:href="Pictures/10000001000005BD000000B05081C6F6FAFB9C67.png" xlink:type="simple" xlink:show="embed" xlink:actuate="onLoad" draw:mime-type="image/png"/></draw:frame></text:p>
      <text:p text:style-name="P103">Il problema consiste nell’assicurarsi che:</text:p>
      <text:list xml:id="list242233926" text:style-name="L24">
        <text:list-item>
          <text:p text:style-name="P190">il producer non elabori nuovi dati quando il buffer è pieno, ma che si metta in pausa;</text:p>
        </text:list-item>
        <text:list-item>
          <text:p text:style-name="P190">il consumer non cerchi di leggere dati quando il buffer è vuoto, ma che si metta in pausa.</text:p>
        </text:list-item>
      </text:list>
      <text:p text:style-name="P103">La soluzione consiste nel:</text:p>
      <text:list xml:id="list244769173" text:style-name="L25">
        <text:list-item>
          <text:p text:style-name="P191">sospendere l’esecuzione del producer se il buffer è pieno. <text:span text:style-name="T108">Quando il consumer preleva un elemento dal buffer, esso provvederà a svegliare il producer, che riprenderà a riempire il buffer</text:span>;</text:p>
        </text:list-item>
        <text:list-item>
          <text:p text:style-name="P191">sospendere l’esecuzione del consumer se il buffer è vuoto. <text:span text:style-name="T108">Quando il producer avrà inserito i dati nel buffer, esso provvederà a svegliare il consumer, che riprenderà a leggere e svuotare il buffer.</text:span></text:p>
        </text:list-item>
      </text:list>
      <text:p text:style-name="P99">Questa soluzione può essere implementata mediante l’utilizzo dei semafori, che sono strategie di comunicazione tra processi. In questo caso bisogna fare molta attenzione perché, se non implementata correttamente, la soluzione porta ad avere una situazione di deadlock, in cui tutti e due i processi restano in attesa di essere risvegliati e non vengono risvegliati mai. <text:span text:style-name="T109">Vediamo un esempio:</text:span></text:p>
      <text:p text:style-name="P99"/>
      <text:p text:style-name="P100">Consumer.java</text:p>
      <text:p text:style-name="P99"/>
      <text:p text:style-name="P95"><text:span text:style-name="T44">import </text:span><text:span text:style-name="T48">java.util.List</text:span>;<text:line-break/><text:line-break/><text:span text:style-name="T44">public class </text:span><text:span text:style-name="T48">Consumer </text:span><text:span text:style-name="T44">implements </text:span><text:span text:style-name="T48">Runnable </text:span>{<text:line-break/><text:tab/><text:span text:style-name="T44">private final </text:span><text:span text:style-name="T48">List</text:span>&lt;<text:span text:style-name="T48">Integer</text:span>&gt; <text:span text:style-name="T84">bufferCondiviso</text:span>;<text:line-break/><text:tab/><text:line-break/> <text:s text:c="3"/><text:span text:style-name="T44">public </text:span><text:span text:style-name="T80">Consumer</text:span>(<text:span text:style-name="T48">List</text:span>&lt;<text:span text:style-name="T48">Integer</text:span>&gt; bufferCondiviso, <text:span text:style-name="T44">int </text:span>size) {<text:line-break/> <text:s text:c="7"/><text:span text:style-name="T44">this</text:span>.<text:span text:style-name="T84">bufferCondiviso </text:span>= bufferCondiviso;<text:line-break/> <text:s text:c="3"/>}<text:line-break/><text:line-break/> <text:s text:c="3"/><text:span text:style-name="T76">@Override</text:span><text:line-break/><text:span text:style-name="T76"> <text:s text:c="3"/></text:span><text:span text:style-name="T44">public void </text:span><text:span text:style-name="T80">run</text:span>() {<text:line-break/> <text:s text:c="7"/><text:span text:style-name="T44">while </text:span>(<text:span text:style-name="T44">true</text:span>) {<text:line-break/> <text:s text:c="11"/><text:span text:style-name="T44">try </text:span>{<text:line-break/> <text:s text:c="15"/><text:span text:style-name="T48">System</text:span>.<text:span text:style-name="T87">out</text:span>.println(<text:span text:style-name="T92">"Il thread Consumer sta leggendo il buffer... "</text:span>);<text:line-break/> <text:s text:c="15"/>consume();<text:line-break/> <text:s text:c="15"/><text:span text:style-name="T48">Thread</text:span>.<text:span text:style-name="T114">sleep</text:span>(<text:span text:style-name="T99">1000</text:span>);<text:line-break/> <text:s text:c="11"/>} <text:span text:style-name="T44">catch </text:span>(<text:span text:style-name="T48">InterruptedException </text:span>ex) {<text:line-break/> <text:s text:c="15"/>ex.printStackTrace();<text:line-break/> <text:s text:c="11"/>}<text:line-break/><text:soft-page-break/> <text:s text:c="7"/>}<text:line-break/> <text:s text:c="3"/>}<text:line-break/><text:line-break/> <text:s text:c="3"/><text:span text:style-name="T44">private void </text:span><text:span text:style-name="T80">consume</text:span>() <text:span text:style-name="T44">throws </text:span><text:span text:style-name="T48">InterruptedException </text:span>{<text:line-break/> <text:s text:c="7"/><text:span text:style-name="T74">// il thread resta in stato wait se il buffer � vuoto</text:span><text:line-break/><text:span text:style-name="T74"> <text:s text:c="3"/><text:tab/></text:span><text:line-break/><text:span text:style-name="T74"> <text:s text:c="7"/></text:span><text:span text:style-name="T44">while </text:span>(<text:span text:style-name="T84">bufferCondiviso</text:span>.isEmpty()) {<text:line-break/> <text:s text:c="11"/><text:span text:style-name="T44">synchronized </text:span>(<text:span text:style-name="T84">bufferCondiviso</text:span>) {<text:line-break/> <text:s text:c="15"/><text:span text:style-name="T48">System</text:span>.<text:span text:style-name="T87">out</text:span>.println(<text:span text:style-name="T92">"Il buffer � vuoto, il thread Consumer resta in attesa... la dimensione del buffer adesso �: " </text:span>+ <text:span text:style-name="T84">bufferCondiviso</text:span>.size());<text:line-break/><text:line-break/> <text:s text:c="15"/><text:span text:style-name="T84">bufferCondiviso</text:span>.wait();<text:line-break/> <text:s text:c="11"/>}<text:line-break/> <text:s text:c="7"/>}<text:line-break/><text:line-break/> <text:s text:c="7"/><text:span text:style-name="T74">// il buffer contiene elementi, quindi il thread pu� eliminarne uno e notificarlo al producer</text:span><text:line-break/><text:span text:style-name="T74"> <text:s text:c="7"/></text:span><text:span text:style-name="T44">synchronized </text:span>(<text:span text:style-name="T84">bufferCondiviso</text:span>) {<text:line-break/> <text:s text:c="7"/><text:tab/><text:span text:style-name="T48">System</text:span>.<text:span text:style-name="T87">out</text:span>.println(<text:span text:style-name="T92">"Il thread Consumer sta leggendo il buffer ed eliminando il seguente elemento: " </text:span>+ <text:span text:style-name="T84">bufferCondiviso</text:span>.remove(<text:span text:style-name="T99">0</text:span>) + <text:span text:style-name="T92">" la dimensione del buffer adesso �: " </text:span>+ <text:span text:style-name="T84">bufferCondiviso</text:span>.size());<text:line-break/> <text:s text:c="7"/><text:tab/><text:line-break/> <text:s text:c="7"/><text:tab/><text:span text:style-name="T84">bufferCondiviso</text:span>.notifyAll();<text:line-break/> <text:s text:c="7"/>}<text:line-break/> <text:s text:c="3"/>}<text:line-break/>}</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101"><text:soft-page-break/>Producer.java</text:p>
      <text:p text:style-name="P101"/>
      <text:p text:style-name="P96"><text:span text:style-name="T44">import </text:span><text:span text:style-name="T48">java.util.List</text:span>;<text:line-break/><text:line-break/><text:span text:style-name="T44">public class </text:span><text:span text:style-name="T48">Producer </text:span><text:span text:style-name="T44">implements </text:span><text:span text:style-name="T48">Runnable </text:span>{<text:line-break/><text:tab/><text:span text:style-name="T44">private final </text:span><text:span text:style-name="T48">List</text:span>&lt;<text:span text:style-name="T48">Integer</text:span>&gt; <text:span text:style-name="T84">bufferCondiviso</text:span>;<text:line-break/><text:tab/><text:span text:style-name="T44">private final int </text:span><text:span text:style-name="T84">SIZE</text:span>;<text:line-break/><text:tab/><text:span text:style-name="T44">private int </text:span><text:span text:style-name="T84">i </text:span>= <text:span text:style-name="T99">1</text:span>;<text:line-break/><text:tab/><text:line-break/><text:tab/><text:span text:style-name="T44">public </text:span><text:span text:style-name="T80">Producer</text:span>(<text:span text:style-name="T48">List</text:span>&lt;<text:span text:style-name="T48">Integer</text:span>&gt; bufferCondiviso, <text:span text:style-name="T44">int </text:span>size) {<text:line-break/><text:tab/><text:tab/><text:span text:style-name="T44">this</text:span>.<text:span text:style-name="T84">bufferCondiviso </text:span>= bufferCondiviso;<text:line-break/><text:tab/><text:tab/><text:span text:style-name="T44">this</text:span>.<text:span text:style-name="T84">SIZE </text:span>= size;<text:line-break/><text:tab/>}<text:line-break/><text:line-break/><text:tab/><text:span text:style-name="T76">@Override</text:span><text:line-break/><text:span text:style-name="T76"><text:tab/></text:span><text:span text:style-name="T44">public void </text:span><text:span text:style-name="T80">run</text:span>() {<text:line-break/><text:tab/><text:tab/><text:span text:style-name="T44">while</text:span>(<text:span text:style-name="T44">true</text:span>) {<text:line-break/><text:tab/><text:tab/><text:tab/><text:span text:style-name="T44">try </text:span>{<text:line-break/><text:tab/><text:tab/><text:tab/><text:tab/>produce();<text:line-break/><text:tab/><text:tab/><text:tab/><text:tab/><text:span text:style-name="T84">i</text:span>++;<text:line-break/><text:tab/><text:tab/><text:tab/><text:tab/><text:span text:style-name="T48">Thread</text:span>.<text:span text:style-name="T114">sleep</text:span>(<text:span text:style-name="T99">1000</text:span>);<text:line-break/><text:tab/><text:tab/><text:tab/>} <text:span text:style-name="T44">catch </text:span>(<text:span text:style-name="T48">InterruptedException </text:span>ex) {<text:line-break/><text:tab/><text:tab/><text:tab/><text:tab/>ex.printStackTrace();<text:line-break/><text:tab/><text:tab/><text:tab/>}<text:line-break/><text:tab/><text:tab/>}<text:line-break/><text:tab/>}<text:line-break/><text:line-break/><text:tab/><text:span text:style-name="T44">private void </text:span><text:span text:style-name="T80">produce</text:span>() <text:span text:style-name="T44">throws </text:span><text:span text:style-name="T48">InterruptedException </text:span>{<text:line-break/><text:tab/><text:tab/><text:span text:style-name="T74">// il thread resta in stato wait se il buffer � pieno</text:span><text:line-break/><text:span text:style-name="T74"><text:tab/><text:tab/></text:span><text:span text:style-name="T44">while </text:span>(<text:span text:style-name="T84">bufferCondiviso</text:span>.size() == <text:span text:style-name="T84">SIZE</text:span>) {<text:line-break/><text:tab/><text:tab/><text:tab/><text:span text:style-name="T44">synchronized </text:span>(<text:span text:style-name="T84">bufferCondiviso</text:span>) {<text:line-break/><text:tab/><text:tab/><text:tab/><text:tab/><text:span text:style-name="T48">System</text:span>.<text:span text:style-name="T87">out</text:span>.println(<text:span text:style-name="T92">"Il buffer � pieno, il thread Producer resta in attesa... la dimensione del buffer adesso �: " </text:span>+ <text:span text:style-name="T84">bufferCondiviso</text:span>.size());<text:line-break/><text:line-break/><text:tab/><text:tab/><text:tab/><text:tab/><text:span text:style-name="T84">bufferCondiviso</text:span>.wait();<text:line-break/><text:tab/><text:tab/><text:tab/>}<text:line-break/><text:tab/><text:tab/>}<text:line-break/><text:line-break/><text:tab/><text:tab/><text:span text:style-name="T74">// il buffer non � pieno, quindi il thread pu� aggiungere un nuovo elemento e notificarlo al consumer</text:span><text:line-break/><text:span text:style-name="T74"><text:tab/><text:tab/></text:span><text:span text:style-name="T44">synchronized </text:span>(<text:span text:style-name="T84">bufferCondiviso</text:span>) {<text:line-break/><text:tab/><text:tab/><text:tab/><text:span text:style-name="T84">bufferCondiviso</text:span>.add(<text:span text:style-name="T84">i</text:span>);<text:line-break/><text:tab/><text:tab/><text:tab/><text:span text:style-name="T84">bufferCondiviso</text:span>.notifyAll();<text:line-break/><text:tab/><text:tab/><text:tab/><text:line-break/><text:tab/><text:tab/><text:tab/><text:span text:style-name="T48">System</text:span>.<text:span text:style-name="T87">out</text:span>.println(<text:span text:style-name="T92">"Il thread Producer ha aggiunto al buffer l'elemento: " </text:span>+ <text:span text:style-name="T84">i </text:span>+ <text:span text:style-name="T92">" la dimensione del buffer adesso �: " </text:span>+ <text:span text:style-name="T84">bufferCondiviso</text:span>.size());<text:line-break/><text:tab/><text:tab/>}<text:line-break/><text:tab/>}<text:line-break/>}</text:p>
      <text:p text:style-name="P96"/>
      <text:p text:style-name="P96"/>
      <text:p text:style-name="P96"/>
      <text:p text:style-name="P96"/>
      <text:p text:style-name="P96"/>
      <text:p text:style-name="P96"/>
      <text:p text:style-name="P96"/>
      <text:p text:style-name="P96"/>
      <text:p text:style-name="P96"/>
      <text:p text:style-name="P96"/>
      <text:p text:style-name="P96"/>
      <text:p text:style-name="P102"/>
      <text:p text:style-name="P101"><text:soft-page-break/>ProducerConsumerTest.java</text:p>
      <text:p text:style-name="P101"/>
      <text:p text:style-name="P96"><text:span text:style-name="T44">import </text:span><text:span text:style-name="T48">java.util.LinkedList</text:span>;<text:line-break/><text:span text:style-name="T44">import </text:span><text:span text:style-name="T48">java.util.List</text:span>;<text:line-break/><text:line-break/><text:span text:style-name="T44">public class </text:span><text:span text:style-name="T48">ProducerConsumerTest </text:span>{<text:line-break/><text:tab/><text:span text:style-name="T44">public static void </text:span><text:span text:style-name="T80">main</text:span>(<text:span text:style-name="T48">String </text:span>args[]) {<text:line-break/> <text:s text:c="7"/><text:span text:style-name="T48">List</text:span>&lt;<text:span text:style-name="T48">Integer</text:span>&gt; <text:span text:style-name="T48">bufferCondiviso </text:span>= <text:span text:style-name="T44">new </text:span>LinkedList&lt;<text:span text:style-name="T48">Integer</text:span>&gt;();<text:line-break/> <text:s text:c="7"/><text:span text:style-name="T44">int </text:span><text:span text:style-name="T48">size </text:span>= <text:span text:style-name="T99">4</text:span>;<text:line-break/> <text:s text:c="7"/><text:line-break/> <text:s text:c="7"/><text:span text:style-name="T48">Thread prodThread </text:span>= <text:span text:style-name="T44">new </text:span>Thread(<text:span text:style-name="T44">new </text:span>Producer(<text:span text:style-name="T48">bufferCondiviso</text:span>, <text:span text:style-name="T48">size</text:span>), <text:span text:style-name="T92">"Producer"</text:span>);<text:line-break/> <text:s text:c="7"/><text:span text:style-name="T48">Thread consThread </text:span>= <text:span text:style-name="T44">new </text:span>Thread(<text:span text:style-name="T44">new </text:span>Consumer(<text:span text:style-name="T48">bufferCondiviso</text:span>, <text:span text:style-name="T48">size</text:span>), <text:span text:style-name="T92">"Consumer"</text:span>);<text:line-break/> <text:s text:c="7"/><text:line-break/> <text:s text:c="7"/><text:line-break/> <text:s text:c="7"/><text:span text:style-name="T48">prodThread</text:span>.start();<text:line-break/> <text:s text:c="7"/><text:span text:style-name="T48">consThread</text:span>.start();<text:line-break/> <text:s text:c="3"/>}<text:line-break/>}</text:p>
      <text:p text:style-name="P96"/>
      <text:p text:style-name="P99"/>
      <text:p text:style-name="Text_20_body">Abbiamo le classi Producer e Consumer che sono due thread e, infatti, implementano Runnable. Abbiamo in entrambe le classi la lista bufferCondiviso, <text:span text:style-name="T110">che è condivisa tra le classi stesse.</text:span></text:p>
      <text:p text:style-name="P104">Nel caso del Consumer, nel metodo run() viene invocato il metodo consume(). <text:span text:style-name="T16">Nel</text:span> metodo consume(), se il bufferCondiviso è vuoto, viene invocato il metodo synchronized con parametro il bufferCondiviso e il thread <text:span text:style-name="T111">Consumer</text:span> rimane in attesa <text:span text:style-name="T111">(</text:span>con l’utilizzo del metodo wait()<text:span text:style-name="T111">)</text:span> <text:span text:style-name="T111">che il bufferCondiviso sia di nuovo disponibile con degli elementi</text:span>. <text:span text:style-name="T111">Se il bufferCondiviso, invece, contiene gli elementi, il thread Consumer può rimuovere il primo elemento della lista (bufferCondiviso.remove(0)) e notifica (bufferCondiviso.notifyAll()) </text:span><text:span text:style-name="T22">al Producer, che è</text:span><text:span text:style-name="T111"> in attesa sulla variabile bufferCondiviso, che potrà continuare a inserire dati.</text:span></text:p>
      <text:p text:style-name="P105">Nel caso del Producer, <text:span text:style-name="T113">nel metodo run() viene invocato il metodo produce(). Nel metodo produce(), se il bufferCondiviso è pieno, viene invocato il metodo synchronized con parametro il bufferCondiviso e il thread Producer rimane in attesa (con l’utilizzo del metodo wait()) che il bufferCondiviso sia di nuovo disponibile. <text:s/></text:span><text:span text:style-name="T111">Se il bufferCondiviso, invece, </text:span><text:span text:style-name="T23">è vuoto, il thread Producer può aggiungere elementi dalla lista (bufferCondiviso.add(i)) e notifica (bufferCondiviso.notifyAll()) al Consumer, che è in attesa sulla variabile bufferCondiviso, che il buffer contiene degli elementi.</text:span></text:p>
      <text:p text:style-name="P106">Quindi, attraverso <text:span text:style-name="T16">l’implementazione dell’esempio Producer-Consumer, due thread che accedono allo stesso buffer (alla stessa risorsa), rispettivamente in lettura dal lato Consumer e in scrittura dal lato Producer, abbiamo visto come implementare il multithreading e la concorrenza in JAVA. Come abbiamo notato, attraverso la parola chiave synchronized, abbiamo bloccato l’accesso ad una variabile (in questo caso bufferCondiviso). Quando il Producer effettua il lock sulla variabile, il Consumer resta in attesa che venga liberato il lock, quindi che la variabile venga resa disponibile e viceversa.</text:span></text:p>
      <text:p text:style-name="P92"/>
      <text:p text:style-name="P92"/>
      <text:p text:style-name="P92"/>
      <text:p text:style-name="P92"/>
      <text:p text:style-name="P92"/>
      <text:p text:style-name="P92"/>
      <text:p text:style-name="P92"/>
      <text:p text:style-name="P92"/>
      <text:p text:style-name="P92"/>
      <text:p text:style-name="P92"/>
      <text:p text:style-name="P92"/>
      <text:h text:style-name="P147" text:outline-level="2"><text:bookmark-start text:name="__RefHeading___Toc5739_1090831966"/><text:soft-page-break/>METODI WAIT(), NOTIFY(), NOTIFYALL()<text:bookmark-end text:name="__RefHeading___Toc5739_1090831966"/></text:h>
      <text:p text:style-name="P110">I metodi wait(), notify() e notifyAll() sono definiti all’interno della classe Object. La classe Object è la superclasse da cui derivano tutte le altre classi di JAVA.</text:p>
      <text:p text:style-name="P110"/>
      <text:h text:style-name="P153" text:outline-level="3"><text:bookmark-start text:name="__RefHeading___Toc5741_1090831966"/>WAIT()<text:bookmark-end text:name="__RefHeading___Toc5741_1090831966"/></text:h>
      <text:p text:style-name="P110">Il metodo wait():</text:p>
      <text:list xml:id="list400960845" text:style-name="L26">
        <text:list-item>
          <text:p text:style-name="P192">mette in attesa un thread;</text:p>
        </text:list-item>
        <text:list-item>
          <text:p text:style-name="P192"><text:span text:style-name="T16">possiamo invocarlo</text:span> solo su oggetti <text:span text:style-name="T16">per il quale</text:span> si ha il lock;</text:p>
        </text:list-item>
        <text:list-item>
          <text:p text:style-name="P192">possiamo invocarlo solo in un metodo o in un blocco di codice synchronized, altrimenti avremo l’eccezione IllegalMonitorStateException.</text:p>
        </text:list-item>
      </text:list>
      <text:p text:style-name="P92"/>
      <text:p text:style-name="P110">Quando viene invocato il metodo wait() su un oggetto, si hanno i seguenti effetti:</text:p>
      <text:list xml:id="list1150150387" text:style-name="L27">
        <text:list-item>
          <text:p text:style-name="P193">sull’oggetto viene rilasciato il lock;</text:p>
        </text:list-item>
        <text:list-item>
          <text:p text:style-name="P193">il thread viene posto in stato blocked.</text:p>
        </text:list-item>
      </text:list>
      <text:p text:style-name="P112">Analogamente al metodo wait(), anche sleep() mette in attesa il thread invocante. Tra i due, però, c’è una differenza:</text:p>
      <text:list xml:id="list1127873598" text:style-name="L28">
        <text:list-item>
          <text:p text:style-name="P194">quando viene invocato il metodo sleep(), il lock sull’oggetto non viene rilasciato, quindi nessun thread può utilizzarlo;</text:p>
        </text:list-item>
        <text:list-item>
          <text:p text:style-name="P194">quando viene invocato il metodo wait(), invece, viene rilasciato il lock sull’oggetto, il quale diventa accessibile agli altri thread.</text:p>
        </text:list-item>
      </text:list>
      <text:p text:style-name="P113">Esistono diverse implementazioni del metodo wait():</text:p>
      <text:list xml:id="list3629262301" text:style-name="L29">
        <text:list-item>
          <text:p text:style-name="P195">wait() causa l’interruzione di un thread finché un altro thread non invoca il metodo notify() o notifyAll();</text:p>
        </text:list-item>
        <text:list-item>
          <text:p text:style-name="P196">wait(long timeout) causa l’interruzione di un thread finché un altro thread non invoca il metodo notify(), o notifyAll(), o se è stato raggiunto il timeout, espresso in millisecondi, impostato. Se il timeout passato in ingresso è 0, il comportamento è lo stesso del metodo wait();</text:p>
        </text:list-item>
        <text:list-item>
          <text:p text:style-name="P196">wait(long timeout, int nanos) è analogo a wait (long timeout), solo che al timeout in millisecondi è possibile aggiungere anche i nanosecondi.</text:p>
        </text:list-item>
      </text:list>
      <text:p text:style-name="P114"/>
      <text:p text:style-name="P114"/>
      <text:p text:style-name="P114"/>
      <text:p text:style-name="P114"/>
      <text:p text:style-name="P114"/>
      <text:p text:style-name="P114"/>
      <text:p text:style-name="P114"/>
      <text:h text:style-name="P154" text:outline-level="3"><text:bookmark-start text:name="__RefHeading___Toc5743_1090831966"/><text:soft-page-break/>NOTIFY() E NOTIFYALL()<text:bookmark-end text:name="__RefHeading___Toc5743_1090831966"/></text:h>
      <text:p text:style-name="P111">Il metodo notify() risveglia un solo thread in attesa su un oggetto che si trovava in stato di lock.</text:p>
      <text:p text:style-name="P111">Il metodo notifyAll() risveglia tutti i thread in attesa su un oggetto che si trovava in stato di lock.</text:p>
      <text:p text:style-name="P115">Quando sono invocati questi due metodi, i thread che ricevono la notifica passano nello stato Runnable, quindi possono da quel momento in poi prendere il lock sulla risorsa. Per poter accedere o effettuare modifiche su una risorsa sinchronyzed, i thread risvegliati devono acquisire il lock.</text:p>
      <text:p text:style-name="P115">Un thread può invocare i due metodi notify() e notifyAll() solo se ha il lock sull<text:span text:style-name="T24">a risorsa</text:span>.</text:p>
      <text:p text:style-name="P115">Quando viene invocato il metodo notifyAll() abbiamo che:</text:p>
      <text:list xml:id="list4266380327" text:style-name="L30">
        <text:list-item>
          <text:p text:style-name="P197">tutti i thread in attesa vengono risvegliati;</text:p>
        </text:list-item>
        <text:list-item>
          <text:p text:style-name="P198">quando vengono risvegliati, tutti quei thread si mettono in coda e il primo che riesce ad acquisire la risorsa, effettua il lock;</text:p>
        </text:list-item>
        <text:list-item>
          <text:p text:style-name="P198">solo un thread per volta può prendere il lock, mentre gli altri dovranno di nuovo attendere che <text:span text:style-name="T16">la risorsa</text:span> venga rilasciata.</text:p>
        </text:list-item>
      </text:list>
      <text:p text:style-name="P116"/>
      <text:h text:style-name="P148" text:outline-level="2"><text:bookmark-start text:name="__RefHeading___Toc5748_1090831966"/>SINCRONIZZAZIONE AVANZATA CON LOCK E REENTRANTLOCK<text:bookmark-end text:name="__RefHeading___Toc5748_1090831966"/></text:h>
      <text:p text:style-name="P117">Come abbiamo già visto, possiamo sincronizzare un blocco di codice, un metodo o una variabile attraverso la keyword synchronized. L’utilizzo di questa keyword consente di accedere in maniera esclusiva alla risorsa, impedendo che altri thread possano accedere al stessa risorsa mentre è utilizzata.</text:p>
      <text:p text:style-name="P118">L’utilizzo <text:span text:style-name="T116">della keyword </text:span>synchronized, <text:span text:style-name="T116">tuttavia, ha delle limitazioni, ovvero:</text:span></text:p>
      <text:list xml:id="list2230569400" text:style-name="L31">
        <text:list-item>
          <text:p text:style-name="P199">se abbiamo in una classe più metodi <text:span text:style-name="T115">synchronized, </text:span>possiamo effettuare il lock di una risorsa per volta;</text:p>
        </text:list-item>
        <text:list-item>
          <text:p text:style-name="P178">quando un thread effettua il lock su un metodo, non può effettuare l’unlock finché non ha eseguito tutto il blocco di codice;</text:p>
        </text:list-item>
        <text:list-item>
          <text:p text:style-name="P178">non possiamo effettuare l’esecuzione di un blocco di codice sincronizzato.</text:p>
        </text:list-item>
      </text:list>
      <text:p text:style-name="P29">Attraverso l’interfaccia Lock, queste limitazioni vengono superate.</text:p>
      <text:p text:style-name="P29"/>
      <text:h text:style-name="Heading_20_3" text:outline-level="3"><text:bookmark-start text:name="__RefHeading___Toc5750_1090831966"/>LOCK<text:bookmark-end text:name="__RefHeading___Toc5750_1090831966"/></text:h>
      <text:p text:style-name="Text_20_body">L’Interfaccia Lock, appunto, è stata pensata per offrire gli elementi messi a disposizione dalla ke<text:span text:style-name="T116">yword synchronized, più altri elementi che consentono di superare </text:span><text:span text:style-name="T25">le limitazioni</text:span><text:span text:style-name="T116"> di synchronized.</text:span></text:p>
      <text:p text:style-name="P119">I metodi più importanti di questa interfaccia sono:</text:p>
      <text:list xml:id="list744824735" text:style-name="L32">
        <text:list-item>
          <text:p text:style-name="P200">lock(), che effettua il lock di una risorsa;</text:p>
        </text:list-item>
        <text:list-item>
          <text:p text:style-name="P200">unlock(), che libera una risorsa;</text:p>
        </text:list-item>
        <text:list-item>
          <text:p text:style-name="P200">tryLock(), che attende un certo periodo di tempo, prima di effettuare il lock.</text:p>
        </text:list-item>
      </text:list>
      <text:p text:style-name="P119"/>
      <text:h text:style-name="P155" text:outline-level="3"><text:bookmark-start text:name="__RefHeading___Toc5752_1090831966"/><text:soft-page-break/>REENTRANTLOCK<text:bookmark-end text:name="__RefHeading___Toc5752_1090831966"/></text:h>
      <text:p text:style-name="P119">La classe ReentrantLock è un’implementazione dell’interfaccia Lock ed è disponibile dalla versione 1.5 di JAVA. Questa classe, oltre ad implementare i metodi dell’interfaccia Lock, contiene altri metodi utili.</text:p>
      <text:p text:style-name="P119">Quando utilizziamo la classe ReentrantLock, <text:span text:style-name="T117">il lock è rientrante. Questo vuol dire che un thread che ha un lock, può acquisire nuovamente il lock più volte.</text:span></text:p>
      <text:p text:style-name="P120">Vediamo un esempio <text:span text:style-name="T118">con il metodo lock()</text:span>:</text:p>
      <text:p text:style-name="P120"><draw:frame draw:style-name="fr2" draw:name="Immagine12" text:anchor-type="char" svg:width="13.825cm" svg:height="6.65cm" draw:z-index="11"><draw:image xlink:href="Pictures/1000000100000558000002927ACC4724E758C608.png" xlink:type="simple" xlink:show="embed" xlink:actuate="onLoad" draw:mime-type="image/png"/></draw:frame></text:p>
      <text:p text:style-name="P119"/>
      <text:p text:style-name="P92"/>
      <text:p text:style-name="P92"/>
      <text:p text:style-name="P92"/>
      <text:p text:style-name="P92"/>
      <text:p text:style-name="P60"/>
      <text:p text:style-name="P81"/>
      <text:p text:style-name="P121"><text:s text:c="2"/></text:p>
      <text:p text:style-name="P121"/>
      <text:p text:style-name="P121"/>
      <text:p text:style-name="P121"/>
      <text:p text:style-name="P122">Abbiamo una classe ReentrantLockEsempio, che ha una variabile lock e un metodo conta(). Tutto il codice <text:span text:style-name="T16">che si trova </text:span>dopo <text:span text:style-name="T16">l’invocazione del metodo lock, deve essere inserita all’interno di un blocco try. All’interno del blocco finally, invece, bisogna inserire l’unlock</text:span><text:span text:style-name="T29">()</text:span><text:span text:style-name="T16">. Quando un thread acquisisce il lock sull’istanza della classe ReentrantLock </text:span><text:span text:style-name="T27">(variabile lock)</text:span><text:span text:style-name="T16">, nessun altro thread può andare oltre la riga di codice in cui abbiamo la chiamata al metodo lock(). Quindi se un altro thread richiede il lock, rimane bloccato sulla riga di codice in cui viene richiamato il metodo lock</text:span><text:span text:style-name="T28">()</text:span><text:span text:style-name="T16">, finché il lock non viene sbloccato.</text:span><text:span text:style-name="T26"> </text:span></text:p>
      <text:p text:style-name="P179">Vediamo un esempio con il metodo tryLock():</text:p>
      <text:p text:style-name="P179"><draw:frame draw:style-name="fr1" draw:name="Immagine13" text:anchor-type="char" svg:x="1.586cm" svg:y="0.164cm" svg:width="13.831cm" svg:height="8.481cm" draw:z-index="12"><draw:image xlink:href="Pictures/100000010000056F000003554CB635A2439F7481.png" xlink:type="simple" xlink:show="embed" xlink:actuate="onLoad" draw:mime-type="image/png"/></draw:frame><text:s text:c="2"/></text:p>
      <text:p text:style-name="P179"/>
      <text:p text:style-name="P179"/>
      <text:p text:style-name="P179"/>
      <text:p text:style-name="P179"/>
      <text:p text:style-name="P179"/>
      <text:p text:style-name="P179"/>
      <text:p text:style-name="P179"/>
      <text:p text:style-name="P179"/>
      <text:p text:style-name="P179"/>
      <text:p text:style-name="P180"/>
      <text:p text:style-name="P123"><text:span text:style-name="T16">In questo esempio abbiamo la stessa classe di prima, in cui però stavolta abbiamo il </text:span><text:span text:style-name="T28">metodo</text:span><text:span text:style-name="T16"> tryLock(). Attraverso questo metodo, un thread può tentare di acquisire il lock sull’istanza della classe ReentrantLock </text:span><text:soft-page-break/><text:span text:style-name="T16">(variabile lock), senza rimanere in sospeso come nell’esempio precedente a questo. </text:span></text:p>
      <text:p text:style-name="P180">Esiste anche un altro metodo tryLock(), che prende in ingresso il parametro timeout che specifica il tempo di attesa prima di effettuare un altro tentativo di lock, e lockunit che specifica l’unità di tempo relativa al timeout(secondi, millisecondi…).</text:p>
      <text:p text:style-name="P180"/>
      <text:h text:style-name="P149" text:outline-level="2"><text:bookmark-start text:name="__RefHeading___Toc6300_4045929125"/>UTILIZZARE IL BLOCCO TRYFINALLY CON I THREAD<text:bookmark-end text:name="__RefHeading___Toc6300_4045929125"/></text:h>
      <text:p text:style-name="P124">Il problema consiste nell’avere un thread, al suo interno abbiamo un blocco try/catch/finally e il thread viene interrotto durante la sua esecuzione. Si deve capire cosa succede quando avviene questa interruzione.</text:p>
      <text:p text:style-name="P124">Partiamo con il distinguere due tipi di interruzione:</text:p>
      <text:list xml:id="list3396996514" text:style-name="L33">
        <text:list-item>
          <text:p text:style-name="P201">se un thread sta eseguendo le istruzioni all’interno del try o del catch e viene terminato (cioè killed), il blocco finally potrebbe non essere eseguito. <text:span text:style-name="T16">Questo è</text:span> il caso in cui il processo, associato alla JVM, muore durante l’esecuzione del thread;</text:p>
        </text:list-item>
        <text:list-item>
          <text:p text:style-name="P201">se un thread sta eseguendo le istruzioni all’interno del try o del catch e viene interrotto(tremite il metodo interrupt()), il blocco finally viene eseguito.</text:p>
        </text:list-item>
      </text:list>
      <text:p text:style-name="P124">Vediamo un esempio:</text:p>
      <text:p text:style-name="P125">EsempioTryCatchFinally.java</text:p>
      <text:p text:style-name="P62"><text:span text:style-name="T45">public class </text:span><text:span text:style-name="T49">EsempioTryCatchFinally </text:span><text:span text:style-name="T45">extends </text:span><text:span text:style-name="T49">Thread </text:span><text:span text:style-name="T55">{</text:span><text:line-break/><text:span text:style-name="T55"><text:tab/></text:span><text:span text:style-name="T45">private long </text:span><text:span text:style-name="T88">sleep</text:span><text:span text:style-name="T55">;</text:span><text:line-break/><text:line-break/><text:span text:style-name="T55"><text:tab/></text:span><text:span text:style-name="T45">public </text:span><text:span text:style-name="T81">EsempioTryCatchFinally</text:span><text:span text:style-name="T55">(</text:span><text:span text:style-name="T45">long </text:span><text:span text:style-name="T55">sleep) {</text:span><text:line-break/><text:span text:style-name="T55"><text:tab/><text:tab/></text:span><text:span text:style-name="T45">super</text:span><text:span text:style-name="T55">();</text:span><text:line-break/><text:span text:style-name="T55"><text:tab/><text:tab/></text:span><text:span text:style-name="T45">this</text:span><text:span text:style-name="T55">.</text:span><text:span text:style-name="T88">sleep </text:span><text:span text:style-name="T55">= sleep;</text:span><text:line-break/><text:span text:style-name="T55"><text:tab/>}</text:span><text:line-break/><text:line-break/><text:span text:style-name="T55"><text:tab/></text:span><text:span text:style-name="T77">@Override</text:span><text:line-break/><text:span text:style-name="T77"><text:tab/></text:span><text:span text:style-name="T45">public void </text:span><text:span text:style-name="T81">run</text:span><text:span text:style-name="T55">() {</text:span><text:line-break/><text:span text:style-name="T55"><text:tab/><text:tab/></text:span><text:span text:style-name="T45">try </text:span><text:span text:style-name="T55">{</text:span><text:line-break/><text:span text:style-name="T55"><text:tab/><text:tab/><text:tab/></text:span><text:span text:style-name="T49">Thread</text:span><text:span text:style-name="T55">.</text:span><text:span text:style-name="T62">sleep</text:span><text:span text:style-name="T55">(</text:span><text:span text:style-name="T88">sleep</text:span><text:span text:style-name="T55">);</text:span><text:line-break/><text:span text:style-name="T55"><text:tab/><text:tab/>} </text:span><text:span text:style-name="T45">catch </text:span><text:span text:style-name="T55">(</text:span><text:span text:style-name="T49">InterruptedException </text:span><text:span text:style-name="T55">e) {</text:span><text:line-break/><text:span text:style-name="T55"><text:tab/><text:tab/><text:tab/>e.printStackTrace();</text:span><text:line-break/><text:span text:style-name="T55"><text:tab/><text:tab/>} </text:span><text:span text:style-name="T45">finally </text:span><text:span text:style-name="T55">{</text:span><text:line-break/><text:span text:style-name="T55"><text:tab/><text:tab/><text:tab/></text:span><text:span text:style-name="T49">System</text:span><text:span text:style-name="T55">.</text:span><text:span text:style-name="T85">out</text:span><text:span text:style-name="T55">.println(</text:span><text:span text:style-name="T93">"Entrato nel finally!"</text:span><text:span text:style-name="T55">);</text:span><text:line-break/><text:span text:style-name="T55"><text:tab/><text:tab/>}</text:span><text:line-break/><text:span text:style-name="T55"><text:tab/>}</text:span><text:line-break/><text:span text:style-name="T55">}</text:span></text:p>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1"><text:soft-page-break/>Main2.java</text:p>
      <text:p text:style-name="P160"/>
      <text:p text:style-name="P62"><text:span text:style-name="T45">public class </text:span><text:span text:style-name="T49">Main2 </text:span><text:span text:style-name="T55">{</text:span><text:line-break/><text:line-break/><text:span text:style-name="T55"><text:tab/></text:span><text:span text:style-name="T45">public static void </text:span><text:span text:style-name="T81">main</text:span><text:span text:style-name="T55">(</text:span><text:span text:style-name="T49">String</text:span><text:span text:style-name="T55">[] args) </text:span><text:span text:style-name="T45">throws </text:span><text:span text:style-name="T49">InterruptedException </text:span><text:span text:style-name="T55">{</text:span><text:line-break/><text:span text:style-name="T55"><text:tab/><text:tab/></text:span><text:span text:style-name="T49">EsempioTryCatchFinally t1 </text:span><text:span text:style-name="T55">= </text:span><text:span text:style-name="T45">new </text:span><text:span text:style-name="T55">EsempioTryCatchFinally(</text:span><text:span text:style-name="T100">10</text:span><text:span text:style-name="T55">);</text:span><text:line-break/><text:line-break/><text:span text:style-name="T55"><text:tab/><text:tab/></text:span><text:span text:style-name="T73">// Avvio il Thread</text:span><text:line-break/><text:span text:style-name="T73"><text:tab/><text:tab/></text:span><text:span text:style-name="T49">t1</text:span><text:span text:style-name="T55">.start();<text:tab/><text:tab/></text:span><text:line-break/><text:span text:style-name="T55"><text:tab/><text:tab/></text:span><text:line-break/><text:span text:style-name="T55"><text:tab/><text:tab/></text:span><text:span text:style-name="T73">// Interrompo il thread</text:span><text:line-break/><text:span text:style-name="T73"><text:tab/><text:tab/></text:span><text:span text:style-name="T49">t1</text:span><text:span text:style-name="T55">.interrupt();</text:span><text:line-break/><text:span text:style-name="T55"><text:tab/>}</text:span><text:line-break/><text:line-break/><text:span text:style-name="T55">}</text:span></text:p>
      <text:p text:style-name="P160"/>
      <text:p text:style-name="P63"/>
      <text:p text:style-name="P124">Qui abbiamo una classe EsempioTryCatchFinally, che <text:span text:style-name="T16">estende la classe Thread, in cui abbiamo un blocco try/catch/finally. Nella classe Main2 creo un’istanza della classe EsempioTryCatchFinally, avvio il thread e lo interrompo con il metodo interrupt(). L’output che ci esce fuori ci avvisa che è riuscito ad entrare nel blocco finally.</text:span></text:p>
      <text:p text:style-name="P12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Calibri1" svg:font-family="Calibri" style:font-adornments="Normale" style:font-family-generic="swiss" style:font-pitch="variable"/>
    <style:font-face style:name="Courier New" svg:font-family="'Courier New'" style:font-family-generic="modern" style:font-pitch="fixed"/>
    <style:font-face style:name="JetBrains Mono" svg:font-family="'JetBrains Mono'" style:font-adornments="Normal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Calibri1" fo:font-family="Calibri" style:font-style-name="Normale"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Calibri1" fo:font-family="Calibri" style:font-style-name="Normale" style:font-family-generic="swiss" style:font-pitch="variable" fo:font-size="11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1-17T17:13:06.176000000</dc:date>
    <meta:editing-duration>PT7H57M21S</meta:editing-duration>
    <meta:editing-cycles>91</meta:editing-cycles>
    <meta:generator>LibreOffice/7.2.2.2$Windows_X86_64 LibreOffice_project/02b2acce88a210515b4a5bb2e46cbfb63fe97d56</meta:generator>
    <meta:document-statistic meta:table-count="0" meta:image-count="13" meta:object-count="0" meta:page-count="38" meta:paragraph-count="381" meta:word-count="7658" meta:character-count="55154" meta:non-whitespace-character-count="45257"/>
  </office:meta>
</office:document-meta>
</file>